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08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41.24mm"/>
    </style:style>
    <style:style style:name="co5" style:family="table-column">
      <style:table-column-properties fo:break-before="auto" style:column-width="37.38mm"/>
    </style:style>
    <style:style style:name="co6" style:family="table-column">
      <style:table-column-properties fo:break-before="auto" style:column-width="31.29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3.49mm"/>
    </style:style>
    <style:style style:name="co10" style:family="table-column">
      <style:table-column-properties fo:break-before="auto" style:column-width="29.35mm"/>
    </style:style>
    <style:style style:name="co11" style:family="table-column">
      <style:table-column-properties fo:break-before="auto" style:column-width="43.18mm"/>
    </style:style>
    <style:style style:name="co12" style:family="table-column">
      <style:table-column-properties fo:break-before="auto" style:column-width="39.86mm"/>
    </style:style>
    <style:style style:name="co13" style:family="table-column">
      <style:table-column-properties fo:break-before="auto" style:column-width="34.33mm"/>
    </style:style>
    <style:style style:name="co14" style:family="table-column">
      <style:table-column-properties fo:break-before="auto" style:column-width="51.75mm"/>
    </style:style>
    <style:style style:name="co15" style:family="table-column">
      <style:table-column-properties fo:break-before="auto" style:column-width="32.07mm"/>
    </style:style>
    <style:style style:name="co16" style:family="table-column">
      <style:table-column-properties fo:break-before="auto" style:column-width="30.67mm"/>
    </style:style>
    <style:style style:name="co17" style:family="table-column">
      <style:table-column-properties fo:break-before="auto" style:column-width="27.15mm"/>
    </style:style>
    <style:style style:name="co18" style:family="table-column">
      <style:table-column-properties fo:break-before="auto" style:column-width="115.34mm"/>
    </style:style>
    <style:style style:name="co19" style:family="table-column">
      <style:table-column-properties fo:break-before="auto" style:column-width="10.55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34.61mm"/>
    </style:style>
    <style:style style:name="co22" style:family="table-column">
      <style:table-column-properties fo:break-before="auto" style:column-width="87.97mm"/>
    </style:style>
    <style:style style:name="co23" style:family="table-column">
      <style:table-column-properties fo:break-before="auto" style:column-width="41.52mm"/>
    </style:style>
    <style:style style:name="co24" style:family="table-column">
      <style:table-column-properties fo:break-before="auto" style:column-width="23.83mm"/>
    </style:style>
    <style:style style:name="co25" style:family="table-column">
      <style:table-column-properties fo:break-before="auto" style:column-width="24.92mm"/>
    </style:style>
    <style:style style:name="co26" style:family="table-column">
      <style:table-column-properties fo:break-before="auto" style:column-width="25.75mm"/>
    </style:style>
    <style:style style:name="co27" style:family="table-column">
      <style:table-column-properties fo:break-before="auto" style:column-width="107.6mm"/>
    </style:style>
    <style:style style:name="co28" style:family="table-column">
      <style:table-column-properties fo:break-before="auto" style:column-width="11.11mm"/>
    </style:style>
    <style:style style:name="co29" style:family="table-column">
      <style:table-column-properties fo:break-before="auto" style:column-width="52.58mm"/>
    </style:style>
    <style:style style:name="co30" style:family="table-column">
      <style:table-column-properties fo:break-before="auto" style:column-width="99.57mm"/>
    </style:style>
    <style:style style:name="co31" style:family="table-column">
      <style:table-column-properties fo:break-before="auto" style:column-width="10.83mm"/>
    </style:style>
    <style:style style:name="co32" style:family="table-column">
      <style:table-column-properties fo:break-before="auto" style:column-width="121.41mm"/>
    </style:style>
    <style:style style:name="co33" style:family="table-column">
      <style:table-column-properties fo:break-before="auto" style:column-width="125.84mm"/>
    </style:style>
    <style:style style:name="co34" style:family="table-column">
      <style:table-column-properties fo:break-before="auto" style:column-width="113.12mm"/>
    </style:style>
    <style:style style:name="co35" style:family="table-column">
      <style:table-column-properties fo:break-before="auto" style:column-width="74.42mm"/>
    </style:style>
    <style:style style:name="co36" style:family="table-column">
      <style:table-column-properties fo:break-before="auto" style:column-width="80.5mm"/>
    </style:style>
    <style:style style:name="co37" style:family="table-column">
      <style:table-column-properties fo:break-before="auto" style:column-width="76.08mm"/>
    </style:style>
    <style:style style:name="co38" style:family="table-column">
      <style:table-column-properties fo:break-before="auto" style:column-width="99.02mm"/>
    </style:style>
    <style:style style:name="co39" style:family="table-column">
      <style:table-column-properties fo:break-before="auto" style:column-width="29.92mm"/>
    </style:style>
    <style:style style:name="co40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4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Balanço Orçamentário - Receita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stado do Rio Grande do Sul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MUNICÍPIO DE INDEPENDÊNCIA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BALANÇO ORÇAMENTÁRIO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ORÇAMENTOS FISCAL E DA SEGURIDADE SOCIAL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Exercício:</text:p>
          </table:table-cell>
          <table:table-cell table:style-name="Default"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>
            <text:p>RECEITAS ORÇAMENTÁRIAS</text:p>
          </table:table-cell>
          <table:table-cell table:style-name="ce7" office:value-type="string" calcext:value-type="string">
            <text:p>Previsão Inicial</text:p>
          </table:table-cell>
          <table:table-cell table:style-name="ce7" office:value-type="string" calcext:value-type="string">
            <text:p>Previsão Atualizada</text:p>
          </table:table-cell>
          <table:table-cell table:style-name="ce7" office:value-type="string" calcext:value-type="string">
            <text:p>Receitas Realizadas</text:p>
          </table:table-cell>
          <table:table-cell table:style-name="ce7" office:value-type="string" calcext:value-type="string">
            <text:p>Saldo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(a)</text:p>
          </table:table-cell>
          <table:table-cell table:style-name="ce7" office:value-type="string" calcext:value-type="string">
            <text:p>(b)</text:p>
          </table:table-cell>
          <table:table-cell table:style-name="ce7" office:value-type="string" calcext:value-type="string">
            <text:p>(c)</text:p>
          </table:table-cell>
          <table:table-cell table:style-name="ce7" office:value-type="string" calcext:value-type="string">
            <text:p>(d) = (c-b)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ceitas Correntes (I)</text:p>
          </table:table-cell>
          <table:table-cell table:style-name="ce8" table:formula="of:=SUM(['Balanço Orçamentário - Receitas'.B11:.B18])" office:value-type="float" office:value="19955558.19" calcext:value-type="float">
            <text:p>19.955.558,19</text:p>
          </table:table-cell>
          <table:table-cell table:style-name="ce8" table:formula="of:=SUM(['Balanço Orçamentário - Receitas'.C11:.C18])" office:value-type="float" office:value="20223371.56" calcext:value-type="float">
            <text:p>20.223.371,56</text:p>
          </table:table-cell>
          <table:table-cell table:style-name="ce8" table:formula="of:=SUM(['Balanço Orçamentário - Receitas'.D11:.D18])" office:value-type="float" office:value="23093082.77" calcext:value-type="float">
            <text:p>23.093.082,77</text:p>
          </table:table-cell>
          <table:table-cell table:style-name="ce8" table:formula="of:=SUM(['Balanço Orçamentário - Receitas'.E11:.E18])" office:value-type="float" office:value="2869711.21" calcext:value-type="float">
            <text:p>2.869.711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ta Tributária</text:p>
          </table:table-cell>
          <table:table-cell table:number-columns-repeated="2" office:value-type="float" office:value="1125873.92" calcext:value-type="float">
            <text:p>1.125.873,92</text:p>
          </table:table-cell>
          <table:table-cell office:value-type="float" office:value="1252062.75" calcext:value-type="float">
            <text:p>1.252.062,75</text:p>
          </table:table-cell>
          <table:table-cell table:formula="of:=['Balanço Orçamentário - Receitas'.D11]-['Balanço Orçamentário - Receitas'.C11]" office:value-type="float" office:value="126188.83" calcext:value-type="float">
            <text:p>126.188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ta de Contribuições</text:p>
          </table:table-cell>
          <table:table-cell table:formula="of:=842116.06+1801299.87" office:value-type="float" office:value="2643415.93" calcext:value-type="float">
            <text:p>2.643.415,93</text:p>
          </table:table-cell>
          <table:table-cell table:formula="of:=842116.06+1801299.87" office:value-type="float" office:value="2643415.93" calcext:value-type="float">
            <text:p>2.643.415,93</text:p>
          </table:table-cell>
          <table:table-cell table:formula="of:=772511.95+1822457.13" office:value-type="float" office:value="2594969.08" calcext:value-type="float">
            <text:p>2.594.969,08</text:p>
          </table:table-cell>
          <table:table-cell table:formula="of:=['Balanço Orçamentário - Receitas'.D12]-['Balanço Orçamentário - Receitas'.C12]" office:value-type="float" office:value="-48446.8500000001" calcext:value-type="float">
            <text:p>-48.446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ta Patrimonial</text:p>
          </table:table-cell>
          <table:table-cell office:value-type="float" office:value="1328205.02" calcext:value-type="float">
            <text:p>1.328.205,02</text:p>
          </table:table-cell>
          <table:table-cell office:value-type="float" office:value="1347534.11" calcext:value-type="float">
            <text:p>1.347.534,11</text:p>
          </table:table-cell>
          <table:table-cell office:value-type="float" office:value="2874726.99" calcext:value-type="float">
            <text:p>2.874.726,99</text:p>
          </table:table-cell>
          <table:table-cell table:formula="of:=['Balanço Orçamentário - Receitas'.D13]-['Balanço Orçamentário - Receitas'.C13]" office:value-type="float" office:value="1527192.88" calcext:value-type="float">
            <text:p>1.527.192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ta Agropecuária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['Balanço Orçamentário - Receitas'.D14]-['Balanço Orçamentário - Receitas'.C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ta Industrial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['Balanço Orçamentário - Receitas'.D15]-['Balanço Orçamentário - Receitas'.C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ta de Serviços</text:p>
          </table:table-cell>
          <table:table-cell table:number-columns-repeated="2" office:value-type="float" office:value="45810.1" calcext:value-type="float">
            <text:p>45.810,10</text:p>
          </table:table-cell>
          <table:table-cell office:value-type="float" office:value="32904.5" calcext:value-type="float">
            <text:p>32.904,50</text:p>
          </table:table-cell>
          <table:table-cell table:formula="of:=['Balanço Orçamentário - Receitas'.D16]-['Balanço Orçamentário - Receitas'.C16]" office:value-type="float" office:value="-12905.6" calcext:value-type="float">
            <text:p>-12.905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ências Correntes</text:p>
          </table:table-cell>
          <table:table-cell office:value-type="float" office:value="14564033.7" calcext:value-type="float">
            <text:p>14.564.033,70</text:p>
          </table:table-cell>
          <table:table-cell office:value-type="float" office:value="14812517.98" calcext:value-type="float">
            <text:p>14.812.517,98</text:p>
          </table:table-cell>
          <table:table-cell office:value-type="float" office:value="16168601.43" calcext:value-type="float">
            <text:p>16.168.601,43</text:p>
          </table:table-cell>
          <table:table-cell table:formula="of:=['Balanço Orçamentário - Receitas'.D17]-['Balanço Orçamentário - Receitas'.C17]" office:value-type="float" office:value="1356083.45" calcext:value-type="float">
            <text:p>1.356.083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s Receitas Correntes</text:p>
          </table:table-cell>
          <table:table-cell table:number-columns-repeated="2" office:value-type="float" office:value="248219.52" calcext:value-type="float">
            <text:p>248.219,52</text:p>
          </table:table-cell>
          <table:table-cell office:value-type="float" office:value="169818.02" calcext:value-type="float">
            <text:p>169.818,02</text:p>
          </table:table-cell>
          <table:table-cell table:formula="of:=['Balanço Orçamentário - Receitas'.D18]-['Balanço Orçamentário - Receitas'.C18]" office:value-type="float" office:value="-78401.5" calcext:value-type="float">
            <text:p>-78.401,5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Receitas de Capital (II)</text:p>
          </table:table-cell>
          <table:table-cell table:style-name="ce8" table:formula="of:=SUM(['Balanço Orçamentário - Receitas'.B21:.B25])" office:value-type="float" office:value="0" calcext:value-type="float">
            <text:p>0,00</text:p>
          </table:table-cell>
          <table:table-cell table:style-name="ce8" table:formula="of:=SUM(['Balanço Orçamentário - Receitas'.C21:.C25])" office:value-type="float" office:value="902295.33" calcext:value-type="float">
            <text:p>902.295,33</text:p>
          </table:table-cell>
          <table:table-cell table:style-name="ce8" table:formula="of:=SUM(['Balanço Orçamentário - Receitas'.D21:.D25])" office:value-type="float" office:value="869552.95" calcext:value-type="float">
            <text:p>869.552,95</text:p>
          </table:table-cell>
          <table:table-cell table:style-name="ce8" table:formula="of:=SUM(['Balanço Orçamentário - Receitas'.E21:.E25])" office:value-type="float" office:value="-32742.38" calcext:value-type="float">
            <text:p>-32.742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ções de Crédito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['Balanço Orçamentário - Receitas'.D21]-['Balanço Orçamentário - Receitas'.C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enação de Bens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['Balanço Orçamentário - Receitas'.D22]-['Balanço Orçamentário - Receitas'.C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tizações de Empréstimos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['Balanço Orçamentário - Receitas'.D23]-['Balanço Orçamentário - Receitas'.C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ências de Capital</text:p>
          </table:table-cell>
          <table:table-cell office:value-type="float" office:value="0" calcext:value-type="float">
            <text:p>0,00</text:p>
          </table:table-cell>
          <table:table-cell office:value-type="float" office:value="899844.43" calcext:value-type="float">
            <text:p>899.844,43</text:p>
          </table:table-cell>
          <table:table-cell office:value-type="float" office:value="831185.3" calcext:value-type="float">
            <text:p>831.185,30</text:p>
          </table:table-cell>
          <table:table-cell table:formula="of:=['Balanço Orçamentário - Receitas'.D24]-['Balanço Orçamentário - Receitas'.C24]" office:value-type="float" office:value="-68659.13" calcext:value-type="float">
            <text:p>-68.659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s Receitas de Capital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2450.9" calcext:value-type="float">
            <text:p>2.450,90</text:p>
          </table:table-cell>
          <table:table-cell table:style-name="ce10" office:value-type="float" office:value="38367.65" calcext:value-type="float">
            <text:p>38.367,65</text:p>
          </table:table-cell>
          <table:table-cell table:style-name="ce10" table:formula="of:=['Balanço Orçamentário - Receitas'.D25]-['Balanço Orçamentário - Receitas'.C25]" office:value-type="float" office:value="35916.75" calcext:value-type="float">
            <text:p>35.916,7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SUBTOTAL DAS RECEITAS (III) = (I+II)</text:p>
          </table:table-cell>
          <table:table-cell table:style-name="ce11" table:formula="of:=['Balanço Orçamentário - Receitas'.B10]+['Balanço Orçamentário - Receitas'.B20]" office:value-type="float" office:value="19955558.19" calcext:value-type="float">
            <text:p>19.955.558,19</text:p>
          </table:table-cell>
          <table:table-cell table:style-name="ce11" table:formula="of:=['Balanço Orçamentário - Receitas'.C10]+['Balanço Orçamentário - Receitas'.C20]" office:value-type="float" office:value="21125666.89" calcext:value-type="float">
            <text:p>21.125.666,89</text:p>
          </table:table-cell>
          <table:table-cell table:style-name="ce11" table:formula="of:=['Balanço Orçamentário - Receitas'.D10]+['Balanço Orçamentário - Receitas'.D20]" office:value-type="float" office:value="23962635.72" calcext:value-type="float">
            <text:p>23.962.635,72</text:p>
          </table:table-cell>
          <table:table-cell table:style-name="ce11" table:formula="of:=['Balanço Orçamentário - Receitas'.E10]+['Balanço Orçamentário - Receitas'.E20]" office:value-type="float" office:value="2836968.83" calcext:value-type="float">
            <text:p>2.836.968,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Operações de Crédito/Refinanciamento (IV)</text:p>
          </table:table-cell>
          <table:table-cell table:style-name="ce8" table:formula="of:=['Balanço Orçamentário - Receitas'.B30]+['Balanço Orçamentário - Receitas'.B33]" office:value-type="float" office:value="0" calcext:value-type="float">
            <text:p>0,00</text:p>
          </table:table-cell>
          <table:table-cell table:style-name="ce8" table:formula="of:=['Balanço Orçamentário - Receitas'.C30]+['Balanço Orçamentário - Receitas'.C33]" office:value-type="float" office:value="0" calcext:value-type="float">
            <text:p>0,00</text:p>
          </table:table-cell>
          <table:table-cell table:style-name="ce8" table:formula="of:=['Balanço Orçamentário - Receitas'.D30]+['Balanço Orçamentário - Receitas'.D33]" office:value-type="float" office:value="0" calcext:value-type="float">
            <text:p>0,00</text:p>
          </table:table-cell>
          <table:table-cell table:style-name="ce8" table:formula="of:=['Balanço Orçamentário - Receitas'.E30]+['Balanço Orçamentário - Receitas'.E3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ções de Crédito Internas</text:p>
          </table:table-cell>
          <table:table-cell table:formula="of:=SUM(['Balanço Orçamentário - Receitas'.B31:.B32])" office:value-type="float" office:value="0" calcext:value-type="float">
            <text:p>0,00</text:p>
          </table:table-cell>
          <table:table-cell table:formula="of:=SUM(['Balanço Orçamentário - Receitas'.C31:.C32])" office:value-type="float" office:value="0" calcext:value-type="float">
            <text:p>0,00</text:p>
          </table:table-cell>
          <table:table-cell table:formula="of:=SUM(['Balanço Orçamentário - Receitas'.D31:.D32])" office:value-type="float" office:value="0" calcext:value-type="float">
            <text:p>0,00</text:p>
          </table:table-cell>
          <table:table-cell table:formula="of:=SUM(['Balanço Orçamentário - Receitas'.E31:.E32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obiliária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['Balanço Orçamentário - Receitas'.D31]-['Balanço Orçamentário - Receitas'.C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ntratual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['Balanço Orçamentário - Receitas'.D32]-['Balanço Orçamentário - Receitas'.C3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ções de Crédito Externas</text:p>
          </table:table-cell>
          <table:table-cell table:formula="of:=SUM(['Balanço Orçamentário - Receitas'.B34:.B35])" office:value-type="float" office:value="0" calcext:value-type="float">
            <text:p>0,00</text:p>
          </table:table-cell>
          <table:table-cell table:formula="of:=SUM(['Balanço Orçamentário - Receitas'.C34:.C35])" office:value-type="float" office:value="0" calcext:value-type="float">
            <text:p>0,00</text:p>
          </table:table-cell>
          <table:table-cell table:formula="of:=SUM(['Balanço Orçamentário - Receitas'.D34:.D35])" office:value-type="float" office:value="0" calcext:value-type="float">
            <text:p>0,00</text:p>
          </table:table-cell>
          <table:table-cell table:formula="of:=SUM(['Balanço Orçamentário - Receitas'.E34:.E35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obiliária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['Balanço Orçamentário - Receitas'.D34]-['Balanço Orçamentário - Receitas'.C3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ntratual</text:p>
          </table:table-cell>
          <table:table-cell table:number-columns-repeated="3" table:style-name="ce10" office:value-type="float" office:value="0" calcext:value-type="float">
            <text:p>0,00</text:p>
          </table:table-cell>
          <table:table-cell table:style-name="ce10" table:formula="of:=['Balanço Orçamentário - Receitas'.D35]-['Balanço Orçamentário - Receitas'.C3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SUBTOTAL COM REFINANCIAMENTO (V) = (III+IV)</text:p>
          </table:table-cell>
          <table:table-cell table:style-name="ce11" table:formula="of:=['Balanço Orçamentário - Receitas'.B27]+['Balanço Orçamentário - Receitas'.B29]" office:value-type="float" office:value="19955558.19" calcext:value-type="float">
            <text:p>19.955.558,19</text:p>
          </table:table-cell>
          <table:table-cell table:style-name="ce11" table:formula="of:=['Balanço Orçamentário - Receitas'.C27]+['Balanço Orçamentário - Receitas'.C29]" office:value-type="float" office:value="21125666.89" calcext:value-type="float">
            <text:p>21.125.666,89</text:p>
          </table:table-cell>
          <table:table-cell table:style-name="ce11" table:formula="of:=['Balanço Orçamentário - Receitas'.D27]+['Balanço Orçamentário - Receitas'.D29]" office:value-type="float" office:value="23962635.72" calcext:value-type="float">
            <text:p>23.962.635,72</text:p>
          </table:table-cell>
          <table:table-cell table:style-name="ce11" table:formula="of:=['Balanço Orçamentário - Receitas'.E27]+['Balanço Orçamentário - Receitas'.E29]" office:value-type="float" office:value="2836968.83" calcext:value-type="float">
            <text:p>2.836.968,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eficit (VI)</text:p>
          </table:table-cell>
          <table:table-cell table:style-name="ce10" table:number-columns-repeated="2"/>
          <table:table-cell table:style-name="ce10" table:formula="of:=IF(['Balanço Orçamentário - Receitas'.D37]&lt;['Balanço Orçamentário - Despesas'.D32];['Balanço Orçamentário - Despesas'.D32]-['Balanço Orçamentário - Receitas'.D37];0)" office:value-type="float" office:value="0" calcext:value-type="float">
            <text:p>0,00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TOTAL (VII) = (V+VI)</text:p>
          </table:table-cell>
          <table:table-cell table:style-name="ce11" table:formula="of:=['Balanço Orçamentário - Receitas'.B37]+['Balanço Orçamentário - Receitas'.B39]" office:value-type="float" office:value="19955558.19" calcext:value-type="float">
            <text:p>19.955.558,19</text:p>
          </table:table-cell>
          <table:table-cell table:style-name="ce11" table:formula="of:=['Balanço Orçamentário - Receitas'.C37]+['Balanço Orçamentário - Receitas'.C39]" office:value-type="float" office:value="21125666.89" calcext:value-type="float">
            <text:p>21.125.666,89</text:p>
          </table:table-cell>
          <table:table-cell table:style-name="ce11" table:formula="of:=['Balanço Orçamentário - Receitas'.D37]+['Balanço Orçamentário - Receitas'.D39]" office:value-type="float" office:value="23962635.72" calcext:value-type="float">
            <text:p>23.962.635,72</text:p>
          </table:table-cell>
          <table:table-cell table:style-name="ce11" table:formula="of:=['Balanço Orçamentário - Receitas'.E37]+['Balanço Orçamentário - Receitas'.E39]" office:value-type="float" office:value="2836968.83" calcext:value-type="float">
            <text:p>2.836.968,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Saldos de Exercícios Anteriores</text:p>
          </table:table-cell>
          <table:table-cell table:style-name="ce8"/>
          <table:table-cell table:style-name="ce8" table:formula="of:=SUM(['Balanço Orçamentário - Receitas'.C45:.C47])" office:value-type="float" office:value="1118843.26" calcext:value-type="float">
            <text:p>1.118.843,26</text:p>
          </table:table-cell>
          <table:table-cell table:style-name="ce8" table:formula="of:=SUM(['Balanço Orçamentário - Receitas'.D45:.D47])" office:value-type="float" office:value="1118843.26" calcext:value-type="float">
            <text:p>1.118.843,26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4" office:value-type="string" calcext:value-type="string">
            <text:p>(Utilizados Para Créditos Adicionais)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Recursos Arrecadados em Exercícios Anteriores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avit Financeiro</text:p>
          </table:table-cell>
          <table:table-cell/>
          <table:table-cell table:number-columns-repeated="2" office:value-type="float" office:value="1113600.27" calcext:value-type="float">
            <text:p>1.113.600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bertura de Créditos Adicionais</text:p>
          </table:table-cell>
          <table:table-cell/>
          <table:table-cell table:number-columns-repeated="2" office:value-type="float" office:value="5242.99" calcext:value-type="float">
            <text:p>5.242,99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</table:table>
      <table:table table:name="Balanço Orçamentário - Despesas" table:style-name="ta1">
        <table:table-column table:style-name="co9" table:default-cell-style-name="Default"/>
        <table:table-column table:style-name="co10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6" table:default-cell-style-name="ce9"/>
        <table:table-column table:style-name="co13" table:default-cell-style-name="ce9"/>
        <table:table-row table:style-name="ro1">
          <table:table-cell table:style-name="ce1" table:formula="of:=['Balanço Orçamentário - Receitas'.A1]" office:value-type="string" office:string-value="Estado do Rio Grande do Sul" calcext:value-type="string" table:number-columns-spanned="7" table:number-rows-spanned="1">
            <text:p>Estado do Rio Grande do Sul</text:p>
          </table:table-cell>
          <table:covered-table-cell table:number-columns-repeated="6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7" table:number-rows-spanned="1">
            <text:p>MUNICÍPIO DE INDEPENDÊNCIA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7" table:number-rows-spanned="1">
            <text:p>BALANÇO ORÇAMENTÁRIO</text:p>
          </table:table-cell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ORÇAMENTOS FISCAL E DA SEGURIDADE SOCIAL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Default" table:number-columns-repeated="4"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DESPESAS ORÇAMENTÁRIAS</text:p>
          </table:table-cell>
          <table:table-cell table:style-name="ce7" office:value-type="string" calcext:value-type="string">
            <text:p>Dotação Inicial</text:p>
          </table:table-cell>
          <table:table-cell table:style-name="ce7" office:value-type="string" calcext:value-type="string">
            <text:p>Dotação Atualizada</text:p>
          </table:table-cell>
          <table:table-cell table:style-name="ce7" office:value-type="string" calcext:value-type="string">
            <text:p>Despesas Empenhadas</text:p>
          </table:table-cell>
          <table:table-cell table:style-name="ce7" office:value-type="string" calcext:value-type="string">
            <text:p>Despesas Liquidadas</text:p>
          </table:table-cell>
          <table:table-cell table:style-name="ce7" office:value-type="string" calcext:value-type="string">
            <text:p>Despesas Pagas</text:p>
          </table:table-cell>
          <table:table-cell table:style-name="ce7" office:value-type="string" calcext:value-type="string">
            <text:p>Saldo da Dotação</text:p>
          </table:table-cell>
        </table:table-row>
        <table:table-row table:style-name="ro1">
          <table:table-cell/>
          <table:table-cell table:style-name="ce7" office:value-type="string" calcext:value-type="string">
            <text:p>(e)</text:p>
          </table:table-cell>
          <table:table-cell table:style-name="ce7" office:value-type="string" calcext:value-type="string">
            <text:p>(f)</text:p>
          </table:table-cell>
          <table:table-cell table:style-name="ce7" office:value-type="string" calcext:value-type="string">
            <text:p>(g)</text:p>
          </table:table-cell>
          <table:table-cell table:style-name="ce7" office:value-type="string" calcext:value-type="string">
            <text:p>(h)</text:p>
          </table:table-cell>
          <table:table-cell table:style-name="ce7" office:value-type="string" calcext:value-type="string">
            <text:p>(i)</text:p>
          </table:table-cell>
          <table:table-cell table:style-name="ce7" office:value-type="string" calcext:value-type="string">
            <text:p>(j) = (f-g)</text:p>
          </table:table-cell>
        </table:table-row>
        <table:table-row table:style-name="ro1">
          <table:table-cell table:style-name="ce4" office:value-type="string" calcext:value-type="string">
            <text:p>Despesas Correntes (VIII)</text:p>
          </table:table-cell>
          <table:table-cell table:style-name="ce8" table:formula="of:=SUM(['Balanço Orçamentário - Despesas'.B11:.B13])" office:value-type="float" office:value="17716223.14" calcext:value-type="float">
            <text:p>17.716.223,14</text:p>
          </table:table-cell>
          <table:table-cell table:style-name="ce8" table:formula="of:=SUM(['Balanço Orçamentário - Despesas'.C11:.C13])" office:value-type="float" office:value="19332047.08" calcext:value-type="float">
            <text:p>19.332.047,08</text:p>
          </table:table-cell>
          <table:table-cell table:style-name="ce8" table:formula="of:=SUM(['Balanço Orçamentário - Despesas'.D11:.D13])" office:value-type="float" office:value="18852655.21" calcext:value-type="float">
            <text:p>18.852.655,21</text:p>
          </table:table-cell>
          <table:table-cell table:style-name="ce8" table:formula="of:=SUM(['Balanço Orçamentário - Despesas'.E11:.E13])" office:value-type="float" office:value="18801217.02" calcext:value-type="float">
            <text:p>18.801.217,02</text:p>
          </table:table-cell>
          <table:table-cell table:style-name="ce8" table:formula="of:=SUM(['Balanço Orçamentário - Despesas'.F11:.F13])" office:value-type="float" office:value="18787490.33" calcext:value-type="float">
            <text:p>18.787.490,33</text:p>
          </table:table-cell>
          <table:table-cell table:style-name="ce8" table:formula="of:=SUM(['Balanço Orçamentário - Despesas'.G11:.G13])" office:value-type="float" office:value="479391.87" calcext:value-type="float">
            <text:p>479.391,87</text:p>
          </table:table-cell>
        </table:table-row>
        <table:table-row table:style-name="ro1">
          <table:table-cell table:style-name="ce5" office:value-type="string" calcext:value-type="string">
            <text:p>Pessoal e Encargos Sociais</text:p>
          </table:table-cell>
          <table:table-cell table:formula="of:=10610746.68+1684180" office:value-type="float" office:value="12294926.68" calcext:value-type="float">
            <text:p>12.294.926,68</text:p>
          </table:table-cell>
          <table:table-cell table:formula="of:=11078787.47+1720464.07" office:value-type="float" office:value="12799251.54" calcext:value-type="float">
            <text:p>12.799.251,54</text:p>
          </table:table-cell>
          <table:table-cell table:formula="of:=10958290.06+1706332.89" office:value-type="float" office:value="12664622.95" calcext:value-type="float">
            <text:p>12.664.622,95</text:p>
          </table:table-cell>
          <table:table-cell table:formula="of:=10958290.06+1706332.89" office:value-type="float" office:value="12664622.95" calcext:value-type="float">
            <text:p>12.664.622,95</text:p>
          </table:table-cell>
          <table:table-cell table:formula="of:=10958290.06+1706332.89" office:value-type="float" office:value="12664622.95" calcext:value-type="float">
            <text:p>12.664.622,95</text:p>
          </table:table-cell>
          <table:table-cell table:formula="of:=['Balanço Orçamentário - Despesas'.C11]-['Balanço Orçamentário - Despesas'.D11]" office:value-type="float" office:value="134628.59" calcext:value-type="float">
            <text:p>134.628,59</text:p>
          </table:table-cell>
        </table:table-row>
        <table:table-row table:style-name="ro1">
          <table:table-cell table:style-name="ce5" office:value-type="string" calcext:value-type="string">
            <text:p>Juros e Encargos da Dívida</text:p>
          </table:table-cell>
          <table:table-cell table:number-columns-repeated="5" office:value-type="float" office:value="0" calcext:value-type="float">
            <text:p>0,00</text:p>
          </table:table-cell>
          <table:table-cell table:formula="of:=['Balanço Orçamentário - Despesas'.C12]-['Balanço Orçamentário - Despesas'.D12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Outras Despesas Correntes</text:p>
          </table:table-cell>
          <table:table-cell office:value-type="float" office:value="5421296.46" calcext:value-type="float">
            <text:p>5.421.296,46</text:p>
          </table:table-cell>
          <table:table-cell office:value-type="float" office:value="6532795.54" calcext:value-type="float">
            <text:p>6.532.795,54</text:p>
          </table:table-cell>
          <table:table-cell office:value-type="float" office:value="6188032.26" calcext:value-type="float">
            <text:p>6.188.032,26</text:p>
          </table:table-cell>
          <table:table-cell office:value-type="float" office:value="6136594.07" calcext:value-type="float">
            <text:p>6.136.594,07</text:p>
          </table:table-cell>
          <table:table-cell office:value-type="float" office:value="6122867.38" calcext:value-type="float">
            <text:p>6.122.867,38</text:p>
          </table:table-cell>
          <table:table-cell table:formula="of:=['Balanço Orçamentário - Despesas'.C13]-['Balanço Orçamentário - Despesas'.D13]" office:value-type="float" office:value="344763.28" calcext:value-type="float">
            <text:p>344.763,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Despesas de Capital (IX)</text:p>
          </table:table-cell>
          <table:table-cell table:style-name="ce8" table:formula="of:=SUM(['Balanço Orçamentário - Despesas'.B16:.B18])" office:value-type="float" office:value="262200" calcext:value-type="float">
            <text:p>262.200,00</text:p>
          </table:table-cell>
          <table:table-cell table:style-name="ce8" table:formula="of:=SUM(['Balanço Orçamentário - Despesas'.C16:.C18])" office:value-type="float" office:value="1331499.72" calcext:value-type="float">
            <text:p>1.331.499,72</text:p>
          </table:table-cell>
          <table:table-cell table:style-name="ce8" table:formula="of:=SUM(['Balanço Orçamentário - Despesas'.D16:.D18])" office:value-type="float" office:value="1291217.83" calcext:value-type="float">
            <text:p>1.291.217,83</text:p>
          </table:table-cell>
          <table:table-cell table:style-name="ce8" table:formula="of:=SUM(['Balanço Orçamentário - Despesas'.E16:.E18])" office:value-type="float" office:value="634165.31" calcext:value-type="float">
            <text:p>634.165,31</text:p>
          </table:table-cell>
          <table:table-cell table:style-name="ce8" table:formula="of:=SUM(['Balanço Orçamentário - Despesas'.F16:.F18])" office:value-type="float" office:value="634165.31" calcext:value-type="float">
            <text:p>634.165,31</text:p>
          </table:table-cell>
          <table:table-cell table:style-name="ce8" table:formula="of:=SUM(['Balanço Orçamentário - Despesas'.G16:.G18])" office:value-type="float" office:value="40281.8899999999" calcext:value-type="float">
            <text:p>40.281,89</text:p>
          </table:table-cell>
        </table:table-row>
        <table:table-row table:style-name="ro1">
          <table:table-cell table:style-name="ce5" office:value-type="string" calcext:value-type="string">
            <text:p>Investimentos</text:p>
          </table:table-cell>
          <table:table-cell office:value-type="float" office:value="144200" calcext:value-type="float">
            <text:p>144.200,00</text:p>
          </table:table-cell>
          <table:table-cell office:value-type="float" office:value="1215374.72" calcext:value-type="float">
            <text:p>1.215.374,72</text:p>
          </table:table-cell>
          <table:table-cell office:value-type="float" office:value="1175093.59" calcext:value-type="float">
            <text:p>1.175.093,59</text:p>
          </table:table-cell>
          <table:table-cell table:number-columns-repeated="2" office:value-type="float" office:value="518041.07" calcext:value-type="float">
            <text:p>518.041,07</text:p>
          </table:table-cell>
          <table:table-cell table:formula="of:=['Balanço Orçamentário - Despesas'.C16]-['Balanço Orçamentário - Despesas'.D16]" office:value-type="float" office:value="40281.1299999999" calcext:value-type="float">
            <text:p>40.281,13</text:p>
          </table:table-cell>
        </table:table-row>
        <table:table-row table:style-name="ro1">
          <table:table-cell table:style-name="ce5" office:value-type="string" calcext:value-type="string">
            <text:p>Inversões Financeiras</text:p>
          </table:table-cell>
          <table:table-cell table:number-columns-repeated="5" office:value-type="float" office:value="0" calcext:value-type="float">
            <text:p>0,00</text:p>
          </table:table-cell>
          <table:table-cell table:formula="of:=['Balanço Orçamentário - Despesas'.C17]-['Balanço Orçamentário - Despesas'.D17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Amortizações da Dívida</text:p>
          </table:table-cell>
          <table:table-cell office:value-type="float" office:value="118000" calcext:value-type="float">
            <text:p>118.000,00</text:p>
          </table:table-cell>
          <table:table-cell office:value-type="float" office:value="116125" calcext:value-type="float">
            <text:p>116.125,00</text:p>
          </table:table-cell>
          <table:table-cell table:number-columns-repeated="3" office:value-type="float" office:value="116124.24" calcext:value-type="float">
            <text:p>116.124,24</text:p>
          </table:table-cell>
          <table:table-cell table:formula="of:=['Balanço Orçamentário - Despesas'.C18]-['Balanço Orçamentário - Despesas'.D18]" office:value-type="float" office:value="0.759999999994761" calcext:value-type="float">
            <text:p>0,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Reserva de Contingência (X)</text:p>
          </table:table-cell>
          <table:table-cell table:style-name="ce13" office:value-type="float" office:value="200000" calcext:value-type="float">
            <text:p>200.000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SUBTOTAL DAS DESPESAS (XI) = (VIII+IX+X)</text:p>
          </table:table-cell>
          <table:table-cell table:style-name="ce11" table:formula="of:=['Balanço Orçamentário - Despesas'.B10]+['Balanço Orçamentário - Despesas'.B15]+['Balanço Orçamentário - Despesas'.B20]" office:value-type="float" office:value="18178423.14" calcext:value-type="float">
            <text:p>18.178.423,14</text:p>
          </table:table-cell>
          <table:table-cell table:style-name="ce11" table:formula="of:=['Balanço Orçamentário - Despesas'.C10]+['Balanço Orçamentário - Despesas'.C15]+['Balanço Orçamentário - Despesas'.C20]" office:value-type="float" office:value="20663546.8" calcext:value-type="float">
            <text:p>20.663.546,80</text:p>
          </table:table-cell>
          <table:table-cell table:style-name="ce11" table:formula="of:=['Balanço Orçamentário - Despesas'.D10]+['Balanço Orçamentário - Despesas'.D15]+['Balanço Orçamentário - Despesas'.D20]" office:value-type="float" office:value="20143873.04" calcext:value-type="float">
            <text:p>20.143.873,04</text:p>
          </table:table-cell>
          <table:table-cell table:style-name="ce11" table:formula="of:=['Balanço Orçamentário - Despesas'.E10]+['Balanço Orçamentário - Despesas'.E15]+['Balanço Orçamentário - Despesas'.E20]" office:value-type="float" office:value="19435382.33" calcext:value-type="float">
            <text:p>19.435.382,33</text:p>
          </table:table-cell>
          <table:table-cell table:style-name="ce11" table:formula="of:=['Balanço Orçamentário - Despesas'.F10]+['Balanço Orçamentário - Despesas'.F15]+['Balanço Orçamentário - Despesas'.F20]" office:value-type="float" office:value="19421655.64" calcext:value-type="float">
            <text:p>19.421.655,64</text:p>
          </table:table-cell>
          <table:table-cell table:style-name="ce11" table:formula="of:=['Balanço Orçamentário - Despesas'.G10]+['Balanço Orçamentário - Despesas'.G15]+['Balanço Orçamentário - Despesas'.G20]" office:value-type="float" office:value="519673.76" calcext:value-type="float">
            <text:p>519.673,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Amortização da Dívida/Refinanciamento (XII)</text:p>
          </table:table-cell>
          <table:table-cell table:style-name="ce8" table:formula="of:=['Balanço Orçamentário - Despesas'.B25]+['Balanço Orçamentário - Despesas'.B28]" office:value-type="float" office:value="0" calcext:value-type="float">
            <text:p>0,00</text:p>
          </table:table-cell>
          <table:table-cell table:style-name="ce8" table:formula="of:=['Balanço Orçamentário - Despesas'.C25]+['Balanço Orçamentário - Despesas'.C28]" office:value-type="float" office:value="0" calcext:value-type="float">
            <text:p>0,00</text:p>
          </table:table-cell>
          <table:table-cell table:style-name="ce8" table:formula="of:=['Balanço Orçamentário - Despesas'.D25]+['Balanço Orçamentário - Despesas'.D28]" office:value-type="float" office:value="0" calcext:value-type="float">
            <text:p>0,00</text:p>
          </table:table-cell>
          <table:table-cell table:style-name="ce8" table:formula="of:=['Balanço Orçamentário - Despesas'.E25]+['Balanço Orçamentário - Despesas'.E28]" office:value-type="float" office:value="0" calcext:value-type="float">
            <text:p>0,00</text:p>
          </table:table-cell>
          <table:table-cell table:style-name="ce8" table:formula="of:=['Balanço Orçamentário - Despesas'.F25]+['Balanço Orçamentário - Despesas'.F28]" office:value-type="float" office:value="0" calcext:value-type="float">
            <text:p>0,00</text:p>
          </table:table-cell>
          <table:table-cell table:style-name="ce8" table:formula="of:=['Balanço Orçamentário - Despesas'.G25]+['Balanço Orçamentário - Despesas'.G28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Amortização da Dívida Interna</text:p>
          </table:table-cell>
          <table:table-cell table:formula="of:=SUM(['Balanço Orçamentário - Despesas'.B26:.B27])" office:value-type="float" office:value="0" calcext:value-type="float">
            <text:p>0,00</text:p>
          </table:table-cell>
          <table:table-cell table:formula="of:=SUM(['Balanço Orçamentário - Despesas'.C26:.C27])" office:value-type="float" office:value="0" calcext:value-type="float">
            <text:p>0,00</text:p>
          </table:table-cell>
          <table:table-cell table:formula="of:=SUM(['Balanço Orçamentário - Despesas'.D26:.D27])" office:value-type="float" office:value="0" calcext:value-type="float">
            <text:p>0,00</text:p>
          </table:table-cell>
          <table:table-cell table:formula="of:=SUM(['Balanço Orçamentário - Despesas'.E26:.E27])" office:value-type="float" office:value="0" calcext:value-type="float">
            <text:p>0,00</text:p>
          </table:table-cell>
          <table:table-cell table:formula="of:=SUM(['Balanço Orçamentário - Despesas'.F26:.F27])" office:value-type="float" office:value="0" calcext:value-type="float">
            <text:p>0,00</text:p>
          </table:table-cell>
          <table:table-cell table:formula="of:=SUM(['Balanço Orçamentário - Despesas'.G26:.G27])" office:value-type="float" office:value="0" calcext:value-type="float">
            <text:p>0,00</text:p>
          </table:table-cell>
        </table:table-row>
        <table:table-row table:style-name="ro1">
          <table:table-cell table:style-name="ce6" office:value-type="string" calcext:value-type="string">
            <text:p>Dívida Mobiliária</text:p>
          </table:table-cell>
          <table:table-cell table:number-columns-repeated="5"/>
          <table:table-cell table:formula="of:=['Balanço Orçamentário - Despesas'.C26]-['Balanço Orçamentário - Despesas'.D26]" office:value-type="float" office:value="0" calcext:value-type="float">
            <text:p>0,00</text:p>
          </table:table-cell>
        </table:table-row>
        <table:table-row table:style-name="ro1">
          <table:table-cell table:style-name="ce6" office:value-type="string" calcext:value-type="string">
            <text:p>Outras Dívidas</text:p>
          </table:table-cell>
          <table:table-cell table:number-columns-repeated="5"/>
          <table:table-cell table:formula="of:=['Balanço Orçamentário - Despesas'.C27]-['Balanço Orçamentário - Despesas'.D27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Amortização da Dívida Externa</text:p>
          </table:table-cell>
          <table:table-cell table:formula="of:=SUM(['Balanço Orçamentário - Despesas'.B29:.B30])" office:value-type="float" office:value="0" calcext:value-type="float">
            <text:p>0,00</text:p>
          </table:table-cell>
          <table:table-cell table:formula="of:=SUM(['Balanço Orçamentário - Despesas'.C29:.C30])" office:value-type="float" office:value="0" calcext:value-type="float">
            <text:p>0,00</text:p>
          </table:table-cell>
          <table:table-cell table:formula="of:=SUM(['Balanço Orçamentário - Despesas'.D29:.D30])" office:value-type="float" office:value="0" calcext:value-type="float">
            <text:p>0,00</text:p>
          </table:table-cell>
          <table:table-cell table:formula="of:=SUM(['Balanço Orçamentário - Despesas'.E29:.E30])" office:value-type="float" office:value="0" calcext:value-type="float">
            <text:p>0,00</text:p>
          </table:table-cell>
          <table:table-cell table:formula="of:=SUM(['Balanço Orçamentário - Despesas'.F29:.F30])" office:value-type="float" office:value="0" calcext:value-type="float">
            <text:p>0,00</text:p>
          </table:table-cell>
          <table:table-cell table:formula="of:=SUM(['Balanço Orçamentário - Despesas'.G29:.G30])" office:value-type="float" office:value="0" calcext:value-type="float">
            <text:p>0,00</text:p>
          </table:table-cell>
        </table:table-row>
        <table:table-row table:style-name="ro1">
          <table:table-cell table:style-name="ce6" office:value-type="string" calcext:value-type="string">
            <text:p>Dívida Mobiliária</text:p>
          </table:table-cell>
          <table:table-cell table:number-columns-repeated="5"/>
          <table:table-cell table:formula="of:=['Balanço Orçamentário - Despesas'.C29]-['Balanço Orçamentário - Despesas'.D29]" office:value-type="float" office:value="0" calcext:value-type="float">
            <text:p>0,00</text:p>
          </table:table-cell>
        </table:table-row>
        <table:table-row table:style-name="ro1">
          <table:table-cell table:style-name="ce6" office:value-type="string" calcext:value-type="string">
            <text:p>Outras Dívidas</text:p>
          </table:table-cell>
          <table:table-cell table:style-name="ce10" table:number-columns-repeated="5"/>
          <table:table-cell table:style-name="ce10" table:formula="of:=['Balanço Orçamentário - Despesas'.C30]-['Balanço Orçamentário - Despesas'.D30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SUBTOTAL COM REFINANCIAMENTO (XIII) = (XI+XII)</text:p>
          </table:table-cell>
          <table:table-cell table:style-name="ce11" table:formula="of:=['Balanço Orçamentário - Despesas'.B22]+['Balanço Orçamentário - Despesas'.B24]" office:value-type="float" office:value="18178423.14" calcext:value-type="float">
            <text:p>18.178.423,14</text:p>
          </table:table-cell>
          <table:table-cell table:style-name="ce11" table:formula="of:=['Balanço Orçamentário - Despesas'.C22]+['Balanço Orçamentário - Despesas'.C24]" office:value-type="float" office:value="20663546.8" calcext:value-type="float">
            <text:p>20.663.546,80</text:p>
          </table:table-cell>
          <table:table-cell table:style-name="ce11" table:formula="of:=['Balanço Orçamentário - Despesas'.D22]+['Balanço Orçamentário - Despesas'.D24]" office:value-type="float" office:value="20143873.04" calcext:value-type="float">
            <text:p>20.143.873,04</text:p>
          </table:table-cell>
          <table:table-cell table:style-name="ce11" table:formula="of:=['Balanço Orçamentário - Despesas'.E22]+['Balanço Orçamentário - Despesas'.E24]" office:value-type="float" office:value="19435382.33" calcext:value-type="float">
            <text:p>19.435.382,33</text:p>
          </table:table-cell>
          <table:table-cell table:style-name="ce11" table:formula="of:=['Balanço Orçamentário - Despesas'.F22]+['Balanço Orçamentário - Despesas'.F24]" office:value-type="float" office:value="19421655.64" calcext:value-type="float">
            <text:p>19.421.655,64</text:p>
          </table:table-cell>
          <table:table-cell table:style-name="ce11" table:formula="of:=['Balanço Orçamentário - Despesas'.G22]+['Balanço Orçamentário - Despesas'.G24]" office:value-type="float" office:value="519673.76" calcext:value-type="float">
            <text:p>519.673,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avit (XIV)</text:p>
          </table:table-cell>
          <table:table-cell table:style-name="ce10" table:number-columns-repeated="2"/>
          <table:table-cell table:style-name="ce10" table:formula="of:=IF(['Balanço Orçamentário - Despesas'.D32]&lt;['Balanço Orçamentário - Receitas'.D41];['Balanço Orçamentário - Receitas'.D41]-['Balanço Orçamentário - Despesas'.D32];0)" office:value-type="float" office:value="3818762.68" calcext:value-type="float">
            <text:p>3.818.762,68</text:p>
          </table:table-cell>
          <table:table-cell table:style-name="ce10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TOTAL (XV) = (XIII+XIV)</text:p>
          </table:table-cell>
          <table:table-cell table:style-name="ce11" table:formula="of:=['Balanço Orçamentário - Despesas'.B32]+['Balanço Orçamentário - Despesas'.B34]" office:value-type="float" office:value="18178423.14" calcext:value-type="float">
            <text:p>18.178.423,14</text:p>
          </table:table-cell>
          <table:table-cell table:style-name="ce11" table:formula="of:=['Balanço Orçamentário - Despesas'.C32]+['Balanço Orçamentário - Despesas'.C34]" office:value-type="float" office:value="20663546.8" calcext:value-type="float">
            <text:p>20.663.546,80</text:p>
          </table:table-cell>
          <table:table-cell table:style-name="ce11" table:formula="of:=['Balanço Orçamentário - Despesas'.D32]+['Balanço Orçamentário - Despesas'.D34]" office:value-type="float" office:value="23962635.72" calcext:value-type="float">
            <text:p>23.962.635,72</text:p>
          </table:table-cell>
          <table:table-cell table:style-name="ce11" table:formula="of:=['Balanço Orçamentário - Despesas'.E32]+['Balanço Orçamentário - Despesas'.E34]" office:value-type="float" office:value="19435382.33" calcext:value-type="float">
            <text:p>19.435.382,33</text:p>
          </table:table-cell>
          <table:table-cell table:style-name="ce11" table:formula="of:=['Balanço Orçamentário - Despesas'.F32]+['Balanço Orçamentário - Despesas'.F34]" office:value-type="float" office:value="19421655.64" calcext:value-type="float">
            <text:p>19.421.655,64</text:p>
          </table:table-cell>
          <table:table-cell table:style-name="ce11" table:formula="of:=['Balanço Orçamentário - Despesas'.G32]+['Balanço Orçamentário - Despesas'.G34]" office:value-type="float" office:value="519673.76" calcext:value-type="float">
            <text:p>519.673,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Reserva do RPPS</text:p>
          </table:table-cell>
          <table:table-cell table:style-name="ce13" office:value-type="float" office:value="1777135.05" calcext:value-type="float">
            <text:p>1.777.135,05</text:p>
          </table:table-cell>
          <table:table-cell table:style-name="ce13" office:value-type="float" office:value="1580963.35" calcext:value-type="float">
            <text:p>1.580.963,35</text:p>
          </table:table-cell>
          <table:table-cell table:style-name="ce13" table:number-columns-repeated="4"/>
        </table:table-row>
      </table:table>
      <table:table table:name="Quadro RPNP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3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stado do Rio Grande do Sul</text:p>
          </table:table-cell>
          <table:covered-table-cell table:number-columns-repeated="6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7" table:number-rows-spanned="1">
            <text:p>MUNICÍPIO DE INDEPENDÊNCIA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EXECUÇÃO DE RESTOS A PAGAR NÃO PROCESSADOS</text:p>
          </table:table-cell>
          <table:covered-table-cell table:number-columns-repeated="6"/>
        </table:table-row>
        <table:table-row table:style-name="ro1">
          <table:table-cell table:number-columns-repeated="5"/>
          <table:table-cell table:style-name="ce12" office:value-type="string" calcext:value-type="string">
            <text:p>Exercício:</text:p>
          </table:table-cell>
          <table:table-cell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Inscritos</text:p>
          </table:table-cell>
          <table:covered-table-cell table:style-name="ce4"/>
          <table:table-cell table:style-name="ce4" table:number-columns-repeated="4"/>
        </table:table-row>
        <table:table-row table:style-name="ro3">
          <table:table-cell/>
          <table:table-cell table:style-name="ce15" office:value-type="string" calcext:value-type="string">
            <text:p>Em Exercícios Anteriores</text:p>
          </table:table-cell>
          <table:table-cell table:style-name="ce15" office:value-type="string" calcext:value-type="string">
            <text:p>Em 31 de Dezembro do Exercício Anterior</text:p>
          </table:table-cell>
          <table:table-cell table:style-name="ce15" office:value-type="string" calcext:value-type="string">
            <text:p>Liquidados</text:p>
          </table:table-cell>
          <table:table-cell table:style-name="ce7" office:value-type="string" calcext:value-type="string">
            <text:p>Pagos</text:p>
          </table:table-cell>
          <table:table-cell table:style-name="ce7" office:value-type="string" calcext:value-type="string">
            <text:p>Cancelados</text:p>
          </table:table-cell>
          <table:table-cell table:style-name="ce7" office:value-type="string" calcext:value-type="string">
            <text:p>Saldo</text:p>
          </table:table-cell>
        </table:table-row>
        <table:table-row table:style-name="ro1">
          <table:table-cell/>
          <table:table-cell table:style-name="ce7" office:value-type="string" calcext:value-type="string">
            <text:p>(a)</text:p>
          </table:table-cell>
          <table:table-cell table:style-name="ce7" office:value-type="string" calcext:value-type="string">
            <text:p>(b)</text:p>
          </table:table-cell>
          <table:table-cell table:style-name="ce7" office:value-type="string" calcext:value-type="string">
            <text:p>(c)</text:p>
          </table:table-cell>
          <table:table-cell table:style-name="ce7" office:value-type="string" calcext:value-type="string">
            <text:p>(d)</text:p>
          </table:table-cell>
          <table:table-cell table:style-name="ce7" office:value-type="string" calcext:value-type="string">
            <text:p>(e)</text:p>
          </table:table-cell>
          <table:table-cell table:style-name="ce7" office:value-type="string" calcext:value-type="string">
            <text:p>(f) = (a+b-d-e)</text:p>
          </table:table-cell>
        </table:table-row>
        <table:table-row table:style-name="ro1">
          <table:table-cell table:style-name="ce4" office:value-type="string" calcext:value-type="string">
            <text:p>Despesas Correntes</text:p>
          </table:table-cell>
          <table:table-cell table:style-name="ce8" table:formula="of:=SUM(['Quadro RPNP'.B11:.B13])" office:value-type="float" office:value="0" calcext:value-type="float">
            <text:p>0,00</text:p>
          </table:table-cell>
          <table:table-cell table:style-name="ce8" table:formula="of:=SUM(['Quadro RPNP'.C11:.C13])" office:value-type="float" office:value="170204.25" calcext:value-type="float">
            <text:p>170.204,25</text:p>
          </table:table-cell>
          <table:table-cell table:style-name="ce8" table:formula="of:=SUM(['Quadro RPNP'.D11:.D13])" office:value-type="float" office:value="155985.16" calcext:value-type="float">
            <text:p>155.985,16</text:p>
          </table:table-cell>
          <table:table-cell table:style-name="ce8" table:formula="of:=SUM(['Quadro RPNP'.E11:.E13])" office:value-type="float" office:value="155985.16" calcext:value-type="float">
            <text:p>155.985,16</text:p>
          </table:table-cell>
          <table:table-cell table:style-name="ce8" table:formula="of:=SUM(['Quadro RPNP'.F11:.F13])" office:value-type="float" office:value="14219.09" calcext:value-type="float">
            <text:p>14.219,09</text:p>
          </table:table-cell>
          <table:table-cell table:style-name="ce8" table:formula="of:=SUM(['Quadro RPNP'.G11:.G13])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Pessoal e Encargos Sociais</text:p>
          </table:table-cell>
          <table:table-cell table:number-columns-repeated="5" table:style-name="ce9" office:value-type="float" office:value="0" calcext:value-type="float">
            <text:p>0,00</text:p>
          </table:table-cell>
          <table:table-cell table:style-name="ce9" table:formula="of:=[.B11]+[.C11]-[.E11]-[.F11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Juros e Encargos da Dívida</text:p>
          </table:table-cell>
          <table:table-cell table:number-columns-repeated="5" table:style-name="ce9" office:value-type="float" office:value="0" calcext:value-type="float">
            <text:p>0,00</text:p>
          </table:table-cell>
          <table:table-cell table:style-name="ce9" table:formula="of:=[.B12]+[.C12]-[.E12]-[.F12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Outras Despesas Correntes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170204.25" calcext:value-type="float">
            <text:p>170.204,25</text:p>
          </table:table-cell>
          <table:table-cell table:number-columns-repeated="2" table:style-name="ce10" office:value-type="float" office:value="155985.16" calcext:value-type="float">
            <text:p>155.985,16</text:p>
          </table:table-cell>
          <table:table-cell table:style-name="ce10" office:value-type="float" office:value="14219.09" calcext:value-type="float">
            <text:p>14.219,09</text:p>
          </table:table-cell>
          <table:table-cell table:style-name="ce10" table:formula="of:=[.B13]+[.C13]-[.E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Despesas de Capital</text:p>
          </table:table-cell>
          <table:table-cell table:style-name="ce8" table:formula="of:=SUM(['Quadro RPNP'.B16:.B18])" office:value-type="float" office:value="0" calcext:value-type="float">
            <text:p>0,00</text:p>
          </table:table-cell>
          <table:table-cell table:style-name="ce8" table:formula="of:=SUM(['Quadro RPNP'.C16:.C18])" office:value-type="float" office:value="0" calcext:value-type="float">
            <text:p>0,00</text:p>
          </table:table-cell>
          <table:table-cell table:style-name="ce8" table:formula="of:=SUM(['Quadro RPNP'.D16:.D18])" office:value-type="float" office:value="0" calcext:value-type="float">
            <text:p>0,00</text:p>
          </table:table-cell>
          <table:table-cell table:style-name="ce8" table:formula="of:=SUM(['Quadro RPNP'.E16:.E18])" office:value-type="float" office:value="0" calcext:value-type="float">
            <text:p>0,00</text:p>
          </table:table-cell>
          <table:table-cell table:style-name="ce8" table:formula="of:=SUM(['Quadro RPNP'.F16:.F18])" office:value-type="float" office:value="0" calcext:value-type="float">
            <text:p>0,00</text:p>
          </table:table-cell>
          <table:table-cell table:style-name="ce8" table:formula="of:=SUM(['Quadro RPNP'.G16:.G18])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Investimentos</text:p>
          </table:table-cell>
          <table:table-cell table:number-columns-repeated="5" table:style-name="ce9" office:value-type="float" office:value="0" calcext:value-type="float">
            <text:p>0,00</text:p>
          </table:table-cell>
          <table:table-cell table:style-name="ce9" table:formula="of:=[.B16]+[.C16]-[.E16]-[.F16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Inversões Financeiras</text:p>
          </table:table-cell>
          <table:table-cell table:number-columns-repeated="5" table:style-name="ce9" office:value-type="float" office:value="0" calcext:value-type="float">
            <text:p>0,00</text:p>
          </table:table-cell>
          <table:table-cell table:style-name="ce9" table:formula="of:=[.B17]+[.C17]-[.E17]-[.F17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Amortização da Dívida</text:p>
          </table:table-cell>
          <table:table-cell table:number-columns-repeated="5" table:style-name="ce10" office:value-type="float" office:value="0" calcext:value-type="float">
            <text:p>0,00</text:p>
          </table:table-cell>
          <table:table-cell table:style-name="ce10" table:formula="of:=[.B18]+[.C18]-[.E18]-[.F18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3" table:formula="of:=['Quadro RPNP'.B10]+['Quadro RPNP'.B15]" office:value-type="float" office:value="0" calcext:value-type="float">
            <text:p>0,00</text:p>
          </table:table-cell>
          <table:table-cell table:style-name="ce13" table:formula="of:=['Quadro RPNP'.C10]+['Quadro RPNP'.C15]" office:value-type="float" office:value="170204.25" calcext:value-type="float">
            <text:p>170.204,25</text:p>
          </table:table-cell>
          <table:table-cell table:style-name="ce13" table:formula="of:=['Quadro RPNP'.D10]+['Quadro RPNP'.D15]" office:value-type="float" office:value="155985.16" calcext:value-type="float">
            <text:p>155.985,16</text:p>
          </table:table-cell>
          <table:table-cell table:style-name="ce13" table:formula="of:=['Quadro RPNP'.E10]+['Quadro RPNP'.E15]" office:value-type="float" office:value="155985.16" calcext:value-type="float">
            <text:p>155.985,16</text:p>
          </table:table-cell>
          <table:table-cell table:style-name="ce13" table:formula="of:=['Quadro RPNP'.F10]+['Quadro RPNP'.F15]" office:value-type="float" office:value="14219.09" calcext:value-type="float">
            <text:p>14.219,09</text:p>
          </table:table-cell>
          <table:table-cell table:style-name="ce13" table:formula="of:=['Quadro RPNP'.G10]+['Quadro RPNP'.G15]" office:value-type="float" office:value="0" calcext:value-type="float">
            <text:p>0,00</text:p>
          </table:table-cell>
        </table:table-row>
      </table:table>
      <table:table table:name="Quadro RPP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stado do Rio Grande do Sul</text:p>
          </table:table-cell>
          <table:covered-table-cell table:number-columns-repeated="5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6" table:number-rows-spanned="1">
            <text:p>MUNICÍPIO DE INDEPENDÊNCIA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EXECUÇÃO DE RESTOS A PAGAR PROCESSADOS E NÃO PROCESSADOS LIQUIDADOS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table:style-name="ce12" office:value-type="string" calcext:value-type="string">
            <text:p>Exercício:</text:p>
          </table:table-cell>
          <table:table-cell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Inscritos</text:p>
          </table:table-cell>
          <table:covered-table-cell table:style-name="ce4"/>
          <table:table-cell table:style-name="ce4" table:number-columns-repeated="3"/>
        </table:table-row>
        <table:table-row table:style-name="ro3">
          <table:table-cell/>
          <table:table-cell table:style-name="ce15" office:value-type="string" calcext:value-type="string">
            <text:p>Em Exercícios Anteriores</text:p>
          </table:table-cell>
          <table:table-cell table:style-name="ce15" office:value-type="string" calcext:value-type="string">
            <text:p>Em 31 de Dezembro do Exercício Anterior</text:p>
          </table:table-cell>
          <table:table-cell table:style-name="ce7" office:value-type="string" calcext:value-type="string">
            <text:p>Pagos</text:p>
          </table:table-cell>
          <table:table-cell table:style-name="ce7" office:value-type="string" calcext:value-type="string">
            <text:p>Cancelados</text:p>
          </table:table-cell>
          <table:table-cell table:style-name="ce7" office:value-type="string" calcext:value-type="string">
            <text:p>Saldo</text:p>
          </table:table-cell>
        </table:table-row>
        <table:table-row table:style-name="ro1">
          <table:table-cell/>
          <table:table-cell table:style-name="ce7" office:value-type="string" calcext:value-type="string">
            <text:p>(a)</text:p>
          </table:table-cell>
          <table:table-cell table:style-name="ce7" office:value-type="string" calcext:value-type="string">
            <text:p>(b)</text:p>
          </table:table-cell>
          <table:table-cell table:style-name="ce7" office:value-type="string" calcext:value-type="string">
            <text:p>(c)</text:p>
          </table:table-cell>
          <table:table-cell table:style-name="ce7" office:value-type="string" calcext:value-type="string">
            <text:p>(d)</text:p>
          </table:table-cell>
          <table:table-cell table:style-name="ce7" office:value-type="string" calcext:value-type="string">
            <text:p>(e) = (a+b-c-d)</text:p>
          </table:table-cell>
        </table:table-row>
        <table:table-row table:style-name="ro1">
          <table:table-cell table:style-name="ce4" office:value-type="string" calcext:value-type="string">
            <text:p>Despesas Correntes</text:p>
          </table:table-cell>
          <table:table-cell table:style-name="ce8" table:formula="of:=SUM(['Quadro RPP'.B11:.B13])" office:value-type="float" office:value="8079.39" calcext:value-type="float">
            <text:p>8.079,39</text:p>
          </table:table-cell>
          <table:table-cell table:style-name="ce8" table:formula="of:=SUM(['Quadro RPP'.C11:.C13])" office:value-type="float" office:value="5254.01" calcext:value-type="float">
            <text:p>5.254,01</text:p>
          </table:table-cell>
          <table:table-cell table:style-name="ce8" table:formula="of:=SUM(['Quadro RPP'.D11:.D13])" office:value-type="float" office:value="0" calcext:value-type="float">
            <text:p>0,00</text:p>
          </table:table-cell>
          <table:table-cell table:style-name="ce8" table:formula="of:=SUM(['Quadro RPP'.E11:.E13])" office:value-type="float" office:value="0" calcext:value-type="float">
            <text:p>0,00</text:p>
          </table:table-cell>
          <table:table-cell table:style-name="ce8" table:formula="of:=SUM(['Quadro RPP'.F11:.F13])" office:value-type="float" office:value="13333.4" calcext:value-type="float">
            <text:p>13.333,40</text:p>
          </table:table-cell>
        </table:table-row>
        <table:table-row table:style-name="ro1">
          <table:table-cell table:style-name="ce5" office:value-type="string" calcext:value-type="string">
            <text:p>Pessoal e Encargos Sociais</text:p>
          </table:table-cell>
          <table:table-cell table:style-name="ce9" office:value-type="float" office:value="4982.39" calcext:value-type="float">
            <text:p>4.982,39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9" table:formula="of:=['Quadro RPP'.B11]+['Quadro RPP'.C11]-['Quadro RPP'.D11]-['Quadro RPP'.E11]" office:value-type="float" office:value="4982.39" calcext:value-type="float">
            <text:p>4.982,39</text:p>
          </table:table-cell>
        </table:table-row>
        <table:table-row table:style-name="ro1">
          <table:table-cell table:style-name="ce5" office:value-type="string" calcext:value-type="string">
            <text:p>Juros e Encargos da Dívida</text:p>
          </table:table-cell>
          <table:table-cell table:number-columns-repeated="4" table:style-name="ce9" office:value-type="float" office:value="0" calcext:value-type="float">
            <text:p>0,00</text:p>
          </table:table-cell>
          <table:table-cell table:style-name="ce9" table:formula="of:=['Quadro RPP'.B12]+['Quadro RPP'.C12]-['Quadro RPP'.D12]-['Quadro RPP'.E12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Outras Despesas Correntes</text:p>
          </table:table-cell>
          <table:table-cell table:style-name="ce10" office:value-type="float" office:value="3097" calcext:value-type="float">
            <text:p>3.097,00</text:p>
          </table:table-cell>
          <table:table-cell table:style-name="ce10" office:value-type="float" office:value="5254.01" calcext:value-type="float">
            <text:p>5.254,01</text:p>
          </table:table-cell>
          <table:table-cell table:number-columns-repeated="2" table:style-name="ce10" office:value-type="float" office:value="0" calcext:value-type="float">
            <text:p>0,00</text:p>
          </table:table-cell>
          <table:table-cell table:style-name="ce10" table:formula="of:=['Quadro RPP'.B13]+['Quadro RPP'.C13]-['Quadro RPP'.D13]-['Quadro RPP'.E13]" office:value-type="float" office:value="8351.01" calcext:value-type="float">
            <text:p>8.351,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Despesas de Capital</text:p>
          </table:table-cell>
          <table:table-cell table:style-name="ce8" table:formula="of:=SUM(['Quadro RPP'.B16:.B18])" office:value-type="float" office:value="0" calcext:value-type="float">
            <text:p>0,00</text:p>
          </table:table-cell>
          <table:table-cell table:style-name="ce8" table:formula="of:=SUM(['Quadro RPP'.C16:.C18])" office:value-type="float" office:value="0" calcext:value-type="float">
            <text:p>0,00</text:p>
          </table:table-cell>
          <table:table-cell table:style-name="ce8" table:formula="of:=SUM(['Quadro RPP'.D16:.D18])" office:value-type="float" office:value="0" calcext:value-type="float">
            <text:p>0,00</text:p>
          </table:table-cell>
          <table:table-cell table:style-name="ce8" table:formula="of:=SUM(['Quadro RPP'.E16:.E18])" office:value-type="float" office:value="0" calcext:value-type="float">
            <text:p>0,00</text:p>
          </table:table-cell>
          <table:table-cell table:style-name="ce8" table:formula="of:=SUM(['Quadro RPP'.F16:.F18])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Investimentos</text:p>
          </table:table-cell>
          <table:table-cell table:number-columns-repeated="4" table:style-name="ce9" office:value-type="float" office:value="0" calcext:value-type="float">
            <text:p>0,00</text:p>
          </table:table-cell>
          <table:table-cell table:style-name="ce9" table:formula="of:=['Quadro RPP'.B16]+['Quadro RPP'.C16]-['Quadro RPP'.D16]-['Quadro RPP'.E16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Inversões Financeiras</text:p>
          </table:table-cell>
          <table:table-cell table:number-columns-repeated="4" table:style-name="ce9" office:value-type="float" office:value="0" calcext:value-type="float">
            <text:p>0,00</text:p>
          </table:table-cell>
          <table:table-cell table:style-name="ce9" table:formula="of:=['Quadro RPP'.B17]+['Quadro RPP'.C17]-['Quadro RPP'.D17]-['Quadro RPP'.E17]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Amortização da Dívida</text:p>
          </table:table-cell>
          <table:table-cell table:number-columns-repeated="4" table:style-name="ce10" office:value-type="float" office:value="0" calcext:value-type="float">
            <text:p>0,00</text:p>
          </table:table-cell>
          <table:table-cell table:style-name="ce10" table:formula="of:=['Quadro RPP'.B18]+['Quadro RPP'.C18]-['Quadro RPP'.D18]-['Quadro RPP'.E18]" office:value-type="float" office:value="0" calcext:value-type="float">
            <text:p>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3" table:formula="of:=['Quadro RPP'.B10]+['Quadro RPP'.B15]" office:value-type="float" office:value="8079.39" calcext:value-type="float">
            <text:p>8.079,39</text:p>
          </table:table-cell>
          <table:table-cell table:style-name="ce13" table:formula="of:=['Quadro RPP'.C10]+['Quadro RPP'.C15]" office:value-type="float" office:value="5254.01" calcext:value-type="float">
            <text:p>5.254,01</text:p>
          </table:table-cell>
          <table:table-cell table:style-name="ce13" table:formula="of:=['Quadro RPP'.D10]+['Quadro RPP'.D15]" office:value-type="float" office:value="0" calcext:value-type="float">
            <text:p>0,00</text:p>
          </table:table-cell>
          <table:table-cell table:style-name="ce13" table:formula="of:=['Quadro RPP'.E10]+['Quadro RPP'.E15]" office:value-type="float" office:value="0" calcext:value-type="float">
            <text:p>0,00</text:p>
          </table:table-cell>
          <table:table-cell table:style-name="ce13" table:formula="of:=['Quadro RPP'.F10]+['Quadro RPP'.F15]" office:value-type="float" office:value="13333.4" calcext:value-type="float">
            <text:p>13.333,40</text:p>
          </table:table-cell>
        </table:table-row>
      </table:table>
      <table:table table:name="Balanço Financeiro" table:style-name="ta1">
        <table:table-column table:style-name="co18" table:default-cell-style-name="ce5"/>
        <table:table-column table:style-name="co19" table:default-cell-style-name="ce3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office:value-type="string" calcext:value-type="string" table:number-columns-spanned="4" table:number-rows-spanned="1">
            <text:p>Estado do Rio Grande do Sul</text:p>
          </table:table-cell>
          <table:covered-table-cell table:number-columns-repeated="3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4" table:number-rows-spanned="1">
            <text:p>MUNICÍPIO DE INDEPENDÊNCIA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BALANÇO FINANCEIRO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2"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INGRESSOS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7" office:value-type="string" calcext:value-type="string">
            <text:p>Nota</text:p>
          </table:table-cell>
          <table:table-cell table:style-name="ce7" office:value-type="string" calcext:value-type="string">
            <text:p>Exercício Atual</text:p>
          </table:table-cell>
          <table:table-cell table:style-name="ce7" office:value-type="string" calcext:value-type="string">
            <text:p>Exercício Anterior</text:p>
          </table:table-cell>
        </table:table-row>
        <table:table-row table:style-name="ro1">
          <table:table-cell table:style-name="ce4" office:value-type="string" calcext:value-type="string">
            <text:p>Receita Orçamentária (I)</text:p>
          </table:table-cell>
          <table:table-cell table:style-name="ce7"/>
          <table:table-cell table:style-name="ce8" table:formula="of:=SUM(['Balanço Financeiro'.C11:.C12])" office:value-type="float" office:value="23962635.72" calcext:value-type="float">
            <text:p>23.962.635,72</text:p>
          </table:table-cell>
          <table:table-cell table:style-name="ce8" table:formula="of:=SUM(['Balanço Financeiro'.D11:.D12])" office:value-type="float" office:value="19414957.87" calcext:value-type="float">
            <text:p>19.414.957,87</text:p>
          </table:table-cell>
        </table:table-row>
        <table:table-row table:style-name="ro1">
          <table:table-cell table:style-name="ce16" office:value-type="string" calcext:value-type="string">
            <text:p>Ordinária</text:p>
          </table:table-cell>
          <table:table-cell table:style-name="ce7"/>
          <table:table-cell table:style-name="ce8" office:value-type="float" office:value="10305744.18" calcext:value-type="float">
            <text:p>10.305.744,18</text:p>
          </table:table-cell>
          <table:table-cell table:style-name="ce8" office:value-type="float" office:value="8956033.64" calcext:value-type="float">
            <text:p>8.956.033,64</text:p>
          </table:table-cell>
        </table:table-row>
        <table:table-row table:style-name="ro1">
          <table:table-cell table:style-name="ce16" office:value-type="string" calcext:value-type="string">
            <text:p>Vinculada</text:p>
          </table:table-cell>
          <table:table-cell table:style-name="ce7"/>
          <table:table-cell table:style-name="ce8" table:formula="of:=SUM(['Balanço Financeiro'.C13:.C17])" office:value-type="float" office:value="13656891.54" calcext:value-type="float">
            <text:p>13.656.891,54</text:p>
          </table:table-cell>
          <table:table-cell table:style-name="ce8" table:formula="of:=SUM(['Balanço Financeiro'.D13:.D17])" office:value-type="float" office:value="10458924.23" calcext:value-type="float">
            <text:p>10.458.924,23</text:p>
          </table:table-cell>
        </table:table-row>
        <table:table-row table:style-name="ro1">
          <table:table-cell table:style-name="ce6" office:value-type="string" calcext:value-type="string">
            <text:p>Recursos Vinculados à Educação</text:p>
          </table:table-cell>
          <table:table-cell/>
          <table:table-cell office:value-type="float" office:value="4114906.62" calcext:value-type="float">
            <text:p>4.114.906,62</text:p>
          </table:table-cell>
          <table:table-cell office:value-type="float" office:value="3628275.87" calcext:value-type="float">
            <text:p>3.628.275,87</text:p>
          </table:table-cell>
        </table:table-row>
        <table:table-row table:style-name="ro1">
          <table:table-cell table:style-name="ce6" office:value-type="string" calcext:value-type="string">
            <text:p>Recursos Vinculados à Saúde</text:p>
          </table:table-cell>
          <table:table-cell/>
          <table:table-cell office:value-type="float" office:value="3875378.12" calcext:value-type="float">
            <text:p>3.875.378,12</text:p>
          </table:table-cell>
          <table:table-cell office:value-type="float" office:value="3144402.07" calcext:value-type="float">
            <text:p>3.144.402,07</text:p>
          </table:table-cell>
        </table:table-row>
        <table:table-row table:style-name="ro1">
          <table:table-cell table:style-name="ce6" office:value-type="string" calcext:value-type="string">
            <text:p>Recursos Vinculados à Previdência Social – RPPS</text:p>
          </table:table-cell>
          <table:table-cell/>
          <table:table-cell office:value-type="float" office:value="4983635.5" calcext:value-type="float">
            <text:p>4.983.635,50</text:p>
          </table:table-cell>
          <table:table-cell office:value-type="float" office:value="3137081.24" calcext:value-type="float">
            <text:p>3.137.081,24</text:p>
          </table:table-cell>
        </table:table-row>
        <table:table-row table:style-name="ro1">
          <table:table-cell table:style-name="ce6" office:value-type="string" calcext:value-type="string">
            <text:p>Recursos Vinculados à Assistência Social</text:p>
          </table:table-cell>
          <table:table-cell/>
          <table:table-cell office:value-type="float" office:value="170298.41" calcext:value-type="float">
            <text:p>170.298,41</text:p>
          </table:table-cell>
          <table:table-cell office:value-type="float" office:value="90984.63" calcext:value-type="float">
            <text:p>90.984,63</text:p>
          </table:table-cell>
        </table:table-row>
        <table:table-row table:style-name="ro1">
          <table:table-cell table:style-name="ce6" office:value-type="string" calcext:value-type="string">
            <text:p>Outras Destinações de Recursos</text:p>
          </table:table-cell>
          <table:table-cell/>
          <table:table-cell office:value-type="float" office:value="512672.89" calcext:value-type="float">
            <text:p>512.672,89</text:p>
          </table:table-cell>
          <table:table-cell office:value-type="float" office:value="458180.42" calcext:value-type="float">
            <text:p>458.180,4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ransferências Financeiras Recebidas (II)</text:p>
          </table:table-cell>
          <table:table-cell table:style-name="ce7"/>
          <table:table-cell table:style-name="ce8" table:formula="of:=SUM(['Balanço Financeiro'.C20:.C22])" office:value-type="float" office:value="0" calcext:value-type="float">
            <text:p>0,00</text:p>
          </table:table-cell>
          <table:table-cell table:style-name="ce8" table:formula="of:=SUM(['Balanço Financeiro'.D20:.D22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Recebidas para Execução Orçamentária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Recebidas Independentes de Execução Orçamentária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Recebidas para Aportes de Recursos para o RPP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Recebimentos Extraorçamentários (III)</text:p>
          </table:table-cell>
          <table:table-cell table:style-name="ce7"/>
          <table:table-cell table:style-name="ce8" table:formula="of:=SUM(['Balanço Financeiro'.C25:.C28])" office:value-type="float" office:value="2712599.47" calcext:value-type="float">
            <text:p>2.712.599,47</text:p>
          </table:table-cell>
          <table:table-cell table:style-name="ce8" table:formula="of:=SUM(['Balanço Financeiro'.D25:.D28])" office:value-type="float" office:value="2604188" calcext:value-type="float">
            <text:p>2.604.188,00</text:p>
          </table:table-cell>
        </table:table-row>
        <table:table-row table:style-name="ro1">
          <table:table-cell office:value-type="string" calcext:value-type="string">
            <text:p>Inscrição de Restos a Pagar Não Processados</text:p>
          </table:table-cell>
          <table:table-cell/>
          <table:table-cell office:value-type="float" office:value="708490.71" calcext:value-type="float">
            <text:p>708.490,71</text:p>
          </table:table-cell>
          <table:table-cell office:value-type="float" office:value="170204.25" calcext:value-type="float">
            <text:p>170.204,25</text:p>
          </table:table-cell>
        </table:table-row>
        <table:table-row table:style-name="ro1">
          <table:table-cell office:value-type="string" calcext:value-type="string">
            <text:p>Inscrição de Restos a Pagar Processados</text:p>
          </table:table-cell>
          <table:table-cell/>
          <table:table-cell office:value-type="float" office:value="13726.69" calcext:value-type="float">
            <text:p>13.726,69</text:p>
          </table:table-cell>
          <table:table-cell office:value-type="float" office:value="5254.01" calcext:value-type="float">
            <text:p>5.254,01</text:p>
          </table:table-cell>
        </table:table-row>
        <table:table-row table:style-name="ro1">
          <table:table-cell office:value-type="string" calcext:value-type="string">
            <text:p>Depósitos Restituíveis e Valores Vinculados</text:p>
          </table:table-cell>
          <table:table-cell/>
          <table:table-cell office:value-type="float" office:value="1990382.07" calcext:value-type="float">
            <text:p>1.990.382,07</text:p>
          </table:table-cell>
          <table:table-cell office:value-type="float" office:value="1886019.95" calcext:value-type="float">
            <text:p>1.886.019,95</text:p>
          </table:table-cell>
        </table:table-row>
        <table:table-row table:style-name="ro1">
          <table:table-cell office:value-type="string" calcext:value-type="string">
            <text:p>Outros Recebimentos Extraorçamentários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542709.79" calcext:value-type="float">
            <text:p>542.709,79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Saldo do Exercício Anterior (IV)</text:p>
          </table:table-cell>
          <table:table-cell table:style-name="ce7"/>
          <table:table-cell table:style-name="ce8" table:formula="of:=SUM([.C31:.C33])" office:value-type="float" office:value="13519156.39" calcext:value-type="float">
            <text:p>13.519.156,39</text:p>
          </table:table-cell>
          <table:table-cell table:style-name="ce8" table:formula="of:=SUM([.D31:.D33])" office:value-type="float" office:value="11687485.62" calcext:value-type="float">
            <text:p>11.687.485,62</text:p>
          </table:table-cell>
        </table:table-row>
        <table:table-row table:style-name="ro1">
          <table:table-cell office:value-type="string" calcext:value-type="string">
            <text:p>Caixa e Equivalentes de Caixa</text:p>
          </table:table-cell>
          <table:table-cell/>
          <table:table-cell office:value-type="float" office:value="1498422.65" calcext:value-type="float">
            <text:p>1.498.422,65</text:p>
          </table:table-cell>
          <table:table-cell office:value-type="float" office:value="1568902.54" calcext:value-type="float">
            <text:p>1.568.902,54</text:p>
          </table:table-cell>
        </table:table-row>
        <table:table-row table:style-name="ro1">
          <table:table-cell office:value-type="string" calcext:value-type="string">
            <text:p>Depósitos Restituíveis e Valores Vinculad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Investimentos do RPPS</text:p>
          </table:table-cell>
          <table:table-cell/>
          <table:table-cell office:value-type="float" office:value="12020733.74" calcext:value-type="float">
            <text:p>12.020.733,74</text:p>
          </table:table-cell>
          <table:table-cell office:value-type="float" office:value="10118583.08" calcext:value-type="float">
            <text:p>10.118.583,0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(V) = (I+II+III+IV)</text:p>
          </table:table-cell>
          <table:table-cell table:style-name="ce7"/>
          <table:table-cell table:style-name="ce8" table:formula="of:=['Balanço Financeiro'.C10]+['Balanço Financeiro'.C19]+['Balanço Financeiro'.C24]+['Balanço Financeiro'.C30]" office:value-type="float" office:value="40194391.58" calcext:value-type="float">
            <text:p>40.194.391,58</text:p>
          </table:table-cell>
          <table:table-cell table:style-name="ce8" table:formula="of:=['Balanço Financeiro'.D10]+['Balanço Financeiro'.D19]+['Balanço Financeiro'.D24]+['Balanço Financeiro'.D30]" office:value-type="float" office:value="33706631.49" calcext:value-type="float">
            <text:p>33.706.631,49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DISPÊNDIOS</text:p>
          </table:table-cell>
          <table:covered-table-cell table:style-name="ce7"/>
          <table:covered-table-cell table:number-columns-repeated="2" table:style-name="ce4"/>
        </table:table-row>
        <table:table-row table:style-name="ro1">
          <table:table-cell table:style-name="ce4"/>
          <table:table-cell table:style-name="ce7" office:value-type="string" calcext:value-type="string">
            <text:p>Nota</text:p>
          </table:table-cell>
          <table:table-cell table:style-name="ce7" office:value-type="string" calcext:value-type="string">
            <text:p>Exercício Atual</text:p>
          </table:table-cell>
          <table:table-cell table:style-name="ce7" office:value-type="string" calcext:value-type="string">
            <text:p>Exercício Anterior</text:p>
          </table:table-cell>
        </table:table-row>
        <table:table-row table:style-name="ro1">
          <table:table-cell table:style-name="ce4" office:value-type="string" calcext:value-type="string">
            <text:p>Despesa Orçamentária (VI)</text:p>
          </table:table-cell>
          <table:table-cell table:style-name="ce7"/>
          <table:table-cell table:style-name="ce8" table:formula="of:=SUM(['Balanço Financeiro'.C40:.C41])" office:value-type="float" office:value="20143873.04" calcext:value-type="float">
            <text:p>20.143.873,04</text:p>
          </table:table-cell>
          <table:table-cell table:style-name="ce8" table:formula="of:=SUM(['Balanço Financeiro'.D40:.D41])" office:value-type="float" office:value="17725324.19" calcext:value-type="float">
            <text:p>17.725.324,19</text:p>
          </table:table-cell>
        </table:table-row>
        <table:table-row table:style-name="ro1">
          <table:table-cell table:style-name="ce16" office:value-type="string" calcext:value-type="string">
            <text:p>Ordinária</text:p>
          </table:table-cell>
          <table:table-cell table:style-name="ce7"/>
          <table:table-cell table:style-name="ce8" office:value-type="float" office:value="8307660.15" calcext:value-type="float">
            <text:p>8.307.660,15</text:p>
          </table:table-cell>
          <table:table-cell table:style-name="ce8" office:value-type="float" office:value="7677814.28" calcext:value-type="float">
            <text:p>7.677.814,28</text:p>
          </table:table-cell>
        </table:table-row>
        <table:table-row table:style-name="ro1">
          <table:table-cell table:style-name="ce16" office:value-type="string" calcext:value-type="string">
            <text:p>Vinculada</text:p>
          </table:table-cell>
          <table:table-cell table:style-name="ce7"/>
          <table:table-cell table:style-name="ce8" table:formula="of:=SUM(['Balanço Financeiro'.C42:.C46])" office:value-type="float" office:value="11836212.89" calcext:value-type="float">
            <text:p>11.836.212,89</text:p>
          </table:table-cell>
          <table:table-cell table:style-name="ce8" table:formula="of:=SUM(['Balanço Financeiro'.D42:.D46])" office:value-type="float" office:value="10047509.91" calcext:value-type="float">
            <text:p>10.047.509,91</text:p>
          </table:table-cell>
        </table:table-row>
        <table:table-row table:style-name="ro1">
          <table:table-cell table:style-name="ce6" office:value-type="string" calcext:value-type="string">
            <text:p>Recursos Vinculados à Educação</text:p>
          </table:table-cell>
          <table:table-cell/>
          <table:table-cell office:value-type="float" office:value="4273844.48" calcext:value-type="float">
            <text:p>4.273.844,48</text:p>
          </table:table-cell>
          <table:table-cell office:value-type="float" office:value="3931040.26" calcext:value-type="float">
            <text:p>3.931.040,26</text:p>
          </table:table-cell>
        </table:table-row>
        <table:table-row table:style-name="ro1">
          <table:table-cell table:style-name="ce6" office:value-type="string" calcext:value-type="string">
            <text:p>Recursos Vinculados à Saúde</text:p>
          </table:table-cell>
          <table:table-cell/>
          <table:table-cell office:value-type="float" office:value="4580375.06" calcext:value-type="float">
            <text:p>4.580.375,06</text:p>
          </table:table-cell>
          <table:table-cell office:value-type="float" office:value="4412547.76" calcext:value-type="float">
            <text:p>4.412.547,76</text:p>
          </table:table-cell>
        </table:table-row>
        <table:table-row table:style-name="ro1">
          <table:table-cell table:style-name="ce6" office:value-type="string" calcext:value-type="string">
            <text:p>Recursos Vinculados à Previdência Social – RPPS</text:p>
          </table:table-cell>
          <table:table-cell/>
          <table:table-cell office:value-type="float" office:value="1962904.09" calcext:value-type="float">
            <text:p>1.962.904,09</text:p>
          </table:table-cell>
          <table:table-cell office:value-type="float" office:value="1295776.55" calcext:value-type="float">
            <text:p>1.295.776,55</text:p>
          </table:table-cell>
        </table:table-row>
        <table:table-row table:style-name="ro1">
          <table:table-cell table:style-name="ce6" office:value-type="string" calcext:value-type="string">
            <text:p>Recursos Vinculados à Assistência Social</text:p>
          </table:table-cell>
          <table:table-cell/>
          <table:table-cell office:value-type="float" office:value="132658.05" calcext:value-type="float">
            <text:p>132.658,05</text:p>
          </table:table-cell>
          <table:table-cell office:value-type="float" office:value="135500.17" calcext:value-type="float">
            <text:p>135.500,17</text:p>
          </table:table-cell>
        </table:table-row>
        <table:table-row table:style-name="ro1">
          <table:table-cell table:style-name="ce6" office:value-type="string" calcext:value-type="string">
            <text:p>Outras Destinações de Recursos</text:p>
          </table:table-cell>
          <table:table-cell/>
          <table:table-cell office:value-type="float" office:value="886431.21" calcext:value-type="float">
            <text:p>886.431,21</text:p>
          </table:table-cell>
          <table:table-cell office:value-type="float" office:value="272645.17" calcext:value-type="float">
            <text:p>272.645,17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ransferências Financeiras Concedidas (VII)</text:p>
          </table:table-cell>
          <table:table-cell table:style-name="ce7"/>
          <table:table-cell table:style-name="ce8" table:formula="of:=SUM(['Balanço Financeiro'.C49:.C51])" office:value-type="float" office:value="0" calcext:value-type="float">
            <text:p>0,00</text:p>
          </table:table-cell>
          <table:table-cell table:style-name="ce8" table:formula="of:=SUM(['Balanço Financeiro'.D49:.D5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Concedidas para Execução Orçamentária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Concedidas Independentes de Execução Orçamentária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Concedidas para Aportes de Recursos para o RPP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Pagamentos Extraorçamentários (VIII)</text:p>
          </table:table-cell>
          <table:table-cell table:style-name="ce7"/>
          <table:table-cell table:style-name="ce8" table:formula="of:=SUM(['Balanço Financeiro'.C54:.C57])" office:value-type="float" office:value="2146367.23" calcext:value-type="float">
            <text:p>2.146.367,23</text:p>
          </table:table-cell>
          <table:table-cell table:style-name="ce8" table:formula="of:=SUM(['Balanço Financeiro'.D54:.D57])" office:value-type="float" office:value="2462150.91" calcext:value-type="float">
            <text:p>2.462.150,91</text:p>
          </table:table-cell>
        </table:table-row>
        <table:table-row table:style-name="ro1">
          <table:table-cell office:value-type="string" calcext:value-type="string">
            <text:p>Pagamentos de Restos a Pagar Não Processados</text:p>
          </table:table-cell>
          <table:table-cell/>
          <table:table-cell office:value-type="float" office:value="155985.16" calcext:value-type="float">
            <text:p>155.985,16</text:p>
          </table:table-cell>
          <table:table-cell office:value-type="float" office:value="80265.88" calcext:value-type="float">
            <text:p>80.265,88</text:p>
          </table:table-cell>
        </table:table-row>
        <table:table-row table:style-name="ro1">
          <table:table-cell office:value-type="string" calcext:value-type="string">
            <text:p>Pagamentos de Restos a Pagar Processados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4401.26" calcext:value-type="float">
            <text:p>14.401,26</text:p>
          </table:table-cell>
        </table:table-row>
        <table:table-row table:style-name="ro1">
          <table:table-cell office:value-type="string" calcext:value-type="string">
            <text:p>Depósitos Restituíveis e Valores Vinculados</text:p>
          </table:table-cell>
          <table:table-cell/>
          <table:table-cell office:value-type="float" office:value="1990382.07" calcext:value-type="float">
            <text:p>1.990.382,07</text:p>
          </table:table-cell>
          <table:table-cell office:value-type="float" office:value="1886019.95" calcext:value-type="float">
            <text:p>1.886.019,95</text:p>
          </table:table-cell>
        </table:table-row>
        <table:table-row table:style-name="ro1">
          <table:table-cell office:value-type="string" calcext:value-type="string">
            <text:p>Outros Pagamentos Extraorçamentários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481463.82" calcext:value-type="float">
            <text:p>481.463,8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Saldo para o Exercício Seguinte (IX)</text:p>
          </table:table-cell>
          <table:table-cell table:style-name="ce7"/>
          <table:table-cell table:style-name="ce8" table:formula="of:=SUM([.C60:.C62])" office:value-type="float" office:value="17904151.31" calcext:value-type="float">
            <text:p>17.904.151,31</text:p>
          </table:table-cell>
          <table:table-cell table:style-name="ce8" table:formula="of:=SUM([.D60:.D62])" office:value-type="float" office:value="13519156.39" calcext:value-type="float">
            <text:p>13.519.156,39</text:p>
          </table:table-cell>
        </table:table-row>
        <table:table-row table:style-name="ro1">
          <table:table-cell office:value-type="string" calcext:value-type="string">
            <text:p>Caixa e Equivalentes de Caixa</text:p>
          </table:table-cell>
          <table:table-cell/>
          <table:table-cell office:value-type="float" office:value="2861963.89" calcext:value-type="float">
            <text:p>2.861.963,89</text:p>
          </table:table-cell>
          <table:table-cell office:value-type="float" office:value="1498422.65" calcext:value-type="float">
            <text:p>1.498.422,65</text:p>
          </table:table-cell>
        </table:table-row>
        <table:table-row table:style-name="ro1">
          <table:table-cell office:value-type="string" calcext:value-type="string">
            <text:p>Depósitos Restituíveis e Valores Vinculados</text:p>
          </table:table-cell>
          <table:table-cell/>
          <table:table-cell office:value-type="float" office:value="722.27" calcext:value-type="float">
            <text:p>722,27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Investimentos do RPPS</text:p>
          </table:table-cell>
          <table:table-cell/>
          <table:table-cell office:value-type="float" office:value="15041465.15" calcext:value-type="float">
            <text:p>15.041.465,15</text:p>
          </table:table-cell>
          <table:table-cell office:value-type="float" office:value="12020733.74" calcext:value-type="float">
            <text:p>12.020.733,74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(X) = (VI+VII+VIII+IX)</text:p>
          </table:table-cell>
          <table:table-cell table:style-name="ce7"/>
          <table:table-cell table:style-name="ce8" table:formula="of:=['Balanço Financeiro'.C39]+['Balanço Financeiro'.C48]+['Balanço Financeiro'.C53]+['Balanço Financeiro'.C59]" office:value-type="float" office:value="40194391.58" calcext:value-type="float">
            <text:p>40.194.391,58</text:p>
          </table:table-cell>
          <table:table-cell table:style-name="ce8" table:formula="of:=['Balanço Financeiro'.D39]+['Balanço Financeiro'.D48]+['Balanço Financeiro'.D53]+['Balanço Financeiro'.D59]" office:value-type="float" office:value="33706631.49" calcext:value-type="float">
            <text:p>33.706.631,49</text:p>
          </table:table-cell>
        </table:table-row>
      </table:table>
      <table:table table:name="Deduções BF" table:style-name="ta1">
        <table:table-column table:style-name="co22" table:default-cell-style-name="ce5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3" table:default-cell-style-name="ce9"/>
        <table:table-column table:style-name="co24" table:default-cell-style-name="ce9"/>
        <table:table-column table:style-name="co26" table:default-cell-style-name="ce9"/>
        <table:table-row table:style-name="ro1">
          <table:table-cell table:style-name="ce1" office:value-type="string" calcext:value-type="string" table:number-columns-spanned="7" table:number-rows-spanned="1">
            <text:p>Estado do Rio Grande do Sul</text:p>
          </table:table-cell>
          <table:covered-table-cell table:number-columns-repeated="6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7" table:number-rows-spanned="1">
            <text:p>MUNICÍPIO DE INDEPENDÊNCIA</text:p>
          </table:table-cell>
          <table:covered-table-cell table:number-columns-repeated="6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DETALHAMENTO DAS DEDUÇÕES DA RECEITA ORÇAMENTÁRIA POR FONTE</text:p>
          </table:table-cell>
          <table:covered-table-cell table:number-columns-repeated="6" table:style-name="Default"/>
        </table:table-row>
        <table:table-row table:style-name="ro1">
          <table:table-cell table:style-name="Default" table:number-columns-repeated="5"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/>
          <table:table-cell table:style-name="ce14" office:value-type="string" calcext:value-type="string" table:number-columns-spanned="3" table:number-rows-spanned="1">
            <text:p>Exercício Atual</text:p>
          </table:table-cell>
          <table:covered-table-cell table:number-columns-repeated="2" table:style-name="ce21"/>
          <table:table-cell table:style-name="ce14" office:value-type="string" calcext:value-type="string" table:number-columns-spanned="3" table:number-rows-spanned="1">
            <text:p>Exercício Anterior</text:p>
          </table:table-cell>
          <table:covered-table-cell table:number-columns-repeated="2" table:style-name="ce21"/>
        </table:table-row>
        <table:table-row table:style-name="ro1">
          <table:table-cell table:style-name="ce7" office:value-type="string" calcext:value-type="string">
            <text:p>ESPECIFICAÇÃO</text:p>
          </table:table-cell>
          <table:table-cell table:style-name="ce7" office:value-type="string" calcext:value-type="string">
            <text:p>Receita Orçamentária</text:p>
          </table:table-cell>
          <table:table-cell table:style-name="ce7" office:value-type="string" calcext:value-type="string">
            <text:p>Deduções</text:p>
          </table:table-cell>
          <table:table-cell table:style-name="ce7" office:value-type="string" calcext:value-type="string">
            <text:p>Saldo</text:p>
          </table:table-cell>
          <table:table-cell table:style-name="ce7" office:value-type="string" calcext:value-type="string">
            <text:p>Receita Orçamentária</text:p>
          </table:table-cell>
          <table:table-cell table:style-name="ce7" office:value-type="string" calcext:value-type="string">
            <text:p>Deduções</text:p>
          </table:table-cell>
          <table:table-cell table:style-name="ce7" office:value-type="string" calcext:value-type="string">
            <text:p>Saldo</text:p>
          </table:table-cell>
        </table:table-row>
        <table:table-row table:style-name="ro1">
          <table:table-cell table:style-name="ce7"/>
          <table:table-cell table:style-name="ce19" office:value-type="string" calcext:value-type="string">
            <text:p>(a)</text:p>
          </table:table-cell>
          <table:table-cell table:style-name="ce19" office:value-type="string" calcext:value-type="string">
            <text:p>(b)</text:p>
          </table:table-cell>
          <table:table-cell table:style-name="ce19" office:value-type="string" calcext:value-type="string">
            <text:p>(c) = (a-b)</text:p>
          </table:table-cell>
          <table:table-cell table:style-name="ce19" office:value-type="string" calcext:value-type="string">
            <text:p>(d)</text:p>
          </table:table-cell>
          <table:table-cell table:style-name="ce19" office:value-type="string" calcext:value-type="string">
            <text:p>(e)</text:p>
          </table:table-cell>
          <table:table-cell table:style-name="ce19" office:value-type="string" calcext:value-type="string">
            <text:p>(f) = (d-e)</text:p>
          </table:table-cell>
        </table:table-row>
        <table:table-row table:style-name="ro1">
          <table:table-cell table:style-name="ce17" office:value-type="string" calcext:value-type="string">
            <text:p>Ordinária</text:p>
          </table:table-cell>
          <table:table-cell table:style-name="ce8" table:formula="of:=[.C10]+['Balanço Financeiro'.C11]" office:value-type="float" office:value="10355149.78" calcext:value-type="float">
            <text:p>10.355.149,78</text:p>
          </table:table-cell>
          <table:table-cell table:style-name="ce8" table:formula="of:=43878.07+2997.92+622.21+16.61+1581.05+201+108.74" office:value-type="float" office:value="49405.6" calcext:value-type="float">
            <text:p>49.405,60</text:p>
          </table:table-cell>
          <table:table-cell table:style-name="ce8" table:formula="of:=[.B10]-[.C10]" office:value-type="float" office:value="10305744.18" calcext:value-type="float">
            <text:p>10.305.744,18</text:p>
          </table:table-cell>
          <table:table-cell table:style-name="ce8" office:value-type="float" office:value="9081485.08" calcext:value-type="float">
            <text:p>9.081.485,08</text:p>
          </table:table-cell>
          <table:table-cell table:style-name="ce8" office:value-type="float" office:value="125451.44" calcext:value-type="float">
            <text:p>125.451,44</text:p>
          </table:table-cell>
          <table:table-cell table:style-name="ce8" table:formula="of:=[.E10]-[.F10]" office:value-type="float" office:value="8956033.64" calcext:value-type="float">
            <text:p>8.956.033,64</text:p>
          </table:table-cell>
        </table:table-row>
        <table:table-row table:style-name="ro1">
          <table:table-cell table:style-name="ce17" office:value-type="string" calcext:value-type="string">
            <text:p>Vinculada</text:p>
          </table:table-cell>
          <table:table-cell table:style-name="ce8" table:formula="of:=SUM([.B12:.B16])" office:value-type="float" office:value="16630400.76" calcext:value-type="float">
            <text:p>16.630.400,76</text:p>
          </table:table-cell>
          <table:table-cell table:style-name="ce8" table:formula="of:=SUM([.C12:.C16])" office:value-type="float" office:value="2973509.22" calcext:value-type="float">
            <text:p>2.973.509,22</text:p>
          </table:table-cell>
          <table:table-cell table:style-name="ce8" table:formula="of:=[.B11]-[.C11]" office:value-type="float" office:value="13656891.54" calcext:value-type="float">
            <text:p>13.656.891,54</text:p>
          </table:table-cell>
          <table:table-cell table:style-name="ce8" table:formula="of:=SUM([.E12:.E16])" office:value-type="float" office:value="12931730.08" calcext:value-type="float">
            <text:p>12.931.730,08</text:p>
          </table:table-cell>
          <table:table-cell table:style-name="ce8" table:formula="of:=SUM([.F12:.F16])" office:value-type="float" office:value="2472805.85" calcext:value-type="float">
            <text:p>2.472.805,85</text:p>
          </table:table-cell>
          <table:table-cell table:style-name="ce8" table:formula="of:=[.E11]-[.F11]" office:value-type="float" office:value="10458924.23" calcext:value-type="float">
            <text:p>10.458.924,23</text:p>
          </table:table-cell>
        </table:table-row>
        <table:table-row table:style-name="ro1">
          <table:table-cell office:value-type="string" calcext:value-type="string">
            <text:p>Recursos Vinculados à Educação</text:p>
          </table:table-cell>
          <table:table-cell table:formula="of:=[.C12]+['Balanço Financeiro'.C13]" office:value-type="float" office:value="6955224.29" calcext:value-type="float">
            <text:p>6.955.224,29</text:p>
          </table:table-cell>
          <table:table-cell table:formula="of:=1249.13+259.25+6.93+658.77+1452523.32+6051.8+8195.42+1261113.39+94516.22+15743.44" office:value-type="float" office:value="2840317.67" calcext:value-type="float">
            <text:p>2.840.317,67</text:p>
          </table:table-cell>
          <table:table-cell table:formula="of:=[.B12]-[.C12]" office:value-type="float" office:value="4114906.62" calcext:value-type="float">
            <text:p>4.114.906,62</text:p>
          </table:table-cell>
          <table:table-cell office:value-type="float" office:value="6091562.4" calcext:value-type="float">
            <text:p>6.091.562,40</text:p>
          </table:table-cell>
          <table:table-cell office:value-type="float" office:value="2463286.53" calcext:value-type="float">
            <text:p>2.463.286,53</text:p>
          </table:table-cell>
          <table:table-cell table:formula="of:=[.E12]-[.F12]" office:value-type="float" office:value="3628275.87" calcext:value-type="float">
            <text:p>3.628.275,87</text:p>
          </table:table-cell>
        </table:table-row>
        <table:table-row table:style-name="ro1">
          <table:table-cell office:value-type="string" calcext:value-type="string">
            <text:p>Recursos Vinculados à Saúde</text:p>
          </table:table-cell>
          <table:table-cell table:formula="of:=[.C13]+['Balanço Financeiro'.C14]" office:value-type="float" office:value="3876682.57" calcext:value-type="float">
            <text:p>3.876.682,57</text:p>
          </table:table-cell>
          <table:table-cell table:formula="of:=749.48+155.55+4.16+395.26" office:value-type="float" office:value="1304.45" calcext:value-type="float">
            <text:p>1.304,45</text:p>
          </table:table-cell>
          <table:table-cell table:formula="of:=[.B13]-[.C13]" office:value-type="float" office:value="3875378.12" calcext:value-type="float">
            <text:p>3.875.378,12</text:p>
          </table:table-cell>
          <table:table-cell office:value-type="float" office:value="3144402.07" calcext:value-type="float">
            <text:p>3.144.402,07</text:p>
          </table:table-cell>
          <table:table-cell office:value-type="float" office:value="0" calcext:value-type="float">
            <text:p>0,00</text:p>
          </table:table-cell>
          <table:table-cell table:formula="of:=[.E13]-[.F13]" office:value-type="float" office:value="3144402.07" calcext:value-type="float">
            <text:p>3.144.402,07</text:p>
          </table:table-cell>
        </table:table-row>
        <table:table-row table:style-name="ro1">
          <table:table-cell office:value-type="string" calcext:value-type="string">
            <text:p>Recursos Vinculados à Previdência Social – RPPS</text:p>
          </table:table-cell>
          <table:table-cell table:formula="of:=[.C14]+['Balanço Financeiro'.C15]" office:value-type="float" office:value="5115522.6" calcext:value-type="float">
            <text:p>5.115.522,60</text:p>
          </table:table-cell>
          <table:table-cell office:value-type="float" office:value="131887.1" calcext:value-type="float">
            <text:p>131.887,10</text:p>
          </table:table-cell>
          <table:table-cell table:formula="of:=[.B14]-[.C14]" office:value-type="float" office:value="4983635.5" calcext:value-type="float">
            <text:p>4.983.635,50</text:p>
          </table:table-cell>
          <table:table-cell office:value-type="float" office:value="3137081.24" calcext:value-type="float">
            <text:p>3.137.081,24</text:p>
          </table:table-cell>
          <table:table-cell office:value-type="float" office:value="0" calcext:value-type="float">
            <text:p>0,00</text:p>
          </table:table-cell>
          <table:table-cell table:formula="of:=[.E14]-[.F14]" office:value-type="float" office:value="3137081.24" calcext:value-type="float">
            <text:p>3.137.081,24</text:p>
          </table:table-cell>
        </table:table-row>
        <table:table-row table:style-name="ro1">
          <table:table-cell office:value-type="string" calcext:value-type="string">
            <text:p>Recursos Vinculados à Assistência Social</text:p>
          </table:table-cell>
          <table:table-cell table:formula="of:=[.C15]+['Balanço Financeiro'.C16]" office:value-type="float" office:value="170298.41" calcext:value-type="float">
            <text:p>170.298,41</text:p>
          </table:table-cell>
          <table:table-cell office:value-type="float" office:value="0" calcext:value-type="float">
            <text:p>0,00</text:p>
          </table:table-cell>
          <table:table-cell table:formula="of:=[.B15]-[.C15]" office:value-type="float" office:value="170298.41" calcext:value-type="float">
            <text:p>170.298,41</text:p>
          </table:table-cell>
          <table:table-cell office:value-type="float" office:value="90984.63" calcext:value-type="float">
            <text:p>90.984,63</text:p>
          </table:table-cell>
          <table:table-cell office:value-type="float" office:value="0" calcext:value-type="float">
            <text:p>0,00</text:p>
          </table:table-cell>
          <table:table-cell table:formula="of:=[.E15]-[.F15]" office:value-type="float" office:value="90984.63" calcext:value-type="float">
            <text:p>90.984,63</text:p>
          </table:table-cell>
        </table:table-row>
        <table:table-row table:style-name="ro1">
          <table:table-cell office:value-type="string" calcext:value-type="string">
            <text:p>Outras Destinações de Recursos</text:p>
          </table:table-cell>
          <table:table-cell table:formula="of:=[.C16]+['Balanço Financeiro'.C17]" office:value-type="float" office:value="512672.89" calcext:value-type="float">
            <text:p>512.672,89</text:p>
          </table:table-cell>
          <table:table-cell office:value-type="float" office:value="0" calcext:value-type="float">
            <text:p>0,00</text:p>
          </table:table-cell>
          <table:table-cell table:formula="of:=[.B16]-[.C16]" office:value-type="float" office:value="512672.89" calcext:value-type="float">
            <text:p>512.672,89</text:p>
          </table:table-cell>
          <table:table-cell office:value-type="float" office:value="467699.74" calcext:value-type="float">
            <text:p>467.699,74</text:p>
          </table:table-cell>
          <table:table-cell office:value-type="float" office:value="9519.32" calcext:value-type="float">
            <text:p>9.519,32</text:p>
          </table:table-cell>
          <table:table-cell table:formula="of:=[.E16]-[.F16]" office:value-type="float" office:value="458180.42" calcext:value-type="float">
            <text:p>458.180,42</text:p>
          </table:table-cell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20" table:formula="of:=SUM([.B10:.B11])" office:value-type="float" office:value="26985550.54" calcext:value-type="float">
            <text:p>26.985.550,54</text:p>
          </table:table-cell>
          <table:table-cell table:style-name="ce20" table:formula="of:=SUM([.C10:.C11])" office:value-type="float" office:value="3022914.82" calcext:value-type="float">
            <text:p>3.022.914,82</text:p>
          </table:table-cell>
          <table:table-cell table:style-name="ce20" table:formula="of:=SUM([.D10:.D11])" office:value-type="float" office:value="23962635.72" calcext:value-type="float">
            <text:p>23.962.635,72</text:p>
          </table:table-cell>
          <table:table-cell table:style-name="ce20" table:formula="of:=SUM([.E10:.E11])" office:value-type="float" office:value="22013215.16" calcext:value-type="float">
            <text:p>22.013.215,16</text:p>
          </table:table-cell>
          <table:table-cell table:style-name="ce20" table:formula="of:=SUM([.F10:.F11])" office:value-type="float" office:value="2598257.29" calcext:value-type="float">
            <text:p>2.598.257,29</text:p>
          </table:table-cell>
          <table:table-cell table:style-name="ce20" table:formula="of:=SUM([.G10:.G11])" office:value-type="float" office:value="19414957.87" calcext:value-type="float">
            <text:p>19.414.957,87</text:p>
          </table:table-cell>
        </table:table-row>
      </table:table>
      <table:table table:name="Balanço Patrimonial" table:style-name="ta1">
        <table:table-column table:style-name="co27" table:default-cell-style-name="ce5"/>
        <table:table-column table:style-name="co28" table:default-cell-style-name="Default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table:formula="of:=['Balanço Orçamentário - Receitas'.A1]" office:value-type="string" office:string-value="Estado do Rio Grande do Sul" calcext:value-type="string" table:number-columns-spanned="4" table:number-rows-spanned="1">
            <text:p>Estado do Rio Grande do Sul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4" table:number-rows-spanned="1">
            <text:p>MUNICÍPIO DE INDEPENDÊNCIA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BALANÇO PATRIMONIAL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Default"/>
          <table:table-cell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ATIVO</text:p>
          </table:table-cell>
          <table:table-cell table:style-name="ce7" office:value-type="string" calcext:value-type="string">
            <text:p>Nota</text:p>
          </table:table-cell>
          <table:table-cell table:style-name="ce7" office:value-type="string" calcext:value-type="string">
            <text:p>Exercício Atual</text:p>
          </table:table-cell>
          <table:table-cell table:style-name="ce7" office:value-type="string" calcext:value-type="string">
            <text:p>Exercício Anterior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tivo Circulante</text:p>
          </table:table-cell>
          <table:table-cell table:style-name="ce4"/>
          <table:table-cell table:style-name="ce8" table:number-columns-repeated="2"/>
        </table:table-row>
        <table:table-row table:style-name="ro1">
          <table:table-cell office:value-type="string" calcext:value-type="string">
            <text:p>Caixa e Equivalentes de Caixa</text:p>
          </table:table-cell>
          <table:table-cell/>
          <table:table-cell office:value-type="float" office:value="2861963.89" calcext:value-type="float">
            <text:p>2.861.963,89</text:p>
          </table:table-cell>
          <table:table-cell office:value-type="float" office:value="1498422.65" calcext:value-type="float">
            <text:p>1.498.422,65</text:p>
          </table:table-cell>
        </table:table-row>
        <table:table-row table:style-name="ro1">
          <table:table-cell office:value-type="string" calcext:value-type="string">
            <text:p>Créditos a Curto Prazo</text:p>
          </table:table-cell>
          <table:table-cell/>
          <table:table-cell table:formula="of:=336952.24+5322.27" office:value-type="float" office:value="342274.51" calcext:value-type="float">
            <text:p>342.274,51</text:p>
          </table:table-cell>
          <table:table-cell table:formula="of:=247667.5+10392.9" office:value-type="float" office:value="258060.4" calcext:value-type="float">
            <text:p>258.060,40</text:p>
          </table:table-cell>
        </table:table-row>
        <table:table-row table:style-name="ro1">
          <table:table-cell office:value-type="string" calcext:value-type="string">
            <text:p>Investimentos e Aplicações Temporárias a Curto Prazo</text:p>
          </table:table-cell>
          <table:table-cell/>
          <table:table-cell office:value-type="float" office:value="15041465.15" calcext:value-type="float">
            <text:p>15.041.465,15</text:p>
          </table:table-cell>
          <table:table-cell office:value-type="float" office:value="12020733.74" calcext:value-type="float">
            <text:p>12.020.733,74</text:p>
          </table:table-cell>
        </table:table-row>
        <table:table-row table:style-name="ro1">
          <table:table-cell office:value-type="string" calcext:value-type="string">
            <text:p>Estoques</text:p>
          </table:table-cell>
          <table:table-cell/>
          <table:table-cell office:value-type="float" office:value="2647536.99" calcext:value-type="float">
            <text:p>2.647.536,99</text:p>
          </table:table-cell>
          <table:table-cell office:value-type="float" office:value="115477.07" calcext:value-type="float">
            <text:p>115.477,07</text:p>
          </table:table-cell>
        </table:table-row>
        <table:table-row table:style-name="ro1">
          <table:table-cell office:value-type="string" calcext:value-type="string">
            <text:p>VPD Pagas Antecipadamente</text:p>
          </table:table-cell>
          <table:table-cell/>
          <table:table-cell office:value-type="float" office:value="64501.95" calcext:value-type="float">
            <text:p>64.501,95</text:p>
          </table:table-cell>
          <table:table-cell office:value-type="float" office:value="53313.18" calcext:value-type="float">
            <text:p>53.313,18</text:p>
          </table:table-cell>
        </table:table-row>
        <table:table-row table:style-name="ro1">
          <table:table-cell table:style-name="ce22" office:value-type="string" calcext:value-type="string">
            <text:p>Total do Ativo Circulante</text:p>
          </table:table-cell>
          <table:table-cell table:style-name="ce22"/>
          <table:table-cell table:style-name="ce25" table:formula="of:=SUM([.C9:.C13])" office:value-type="float" office:value="20957742.49" calcext:value-type="float">
            <text:p>20.957.742,49</text:p>
          </table:table-cell>
          <table:table-cell table:style-name="ce25" table:formula="of:=SUM([.D9:.D13])" office:value-type="float" office:value="13946007.04" calcext:value-type="float">
            <text:p>13.946.007,04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Ativo Não Circulante</text:p>
          </table:table-cell>
          <table:table-cell table:style-name="ce4"/>
          <table:table-cell table:style-name="ce8" table:number-columns-repeated="2"/>
        </table:table-row>
        <table:table-row table:style-name="ro1">
          <table:table-cell office:value-type="string" calcext:value-type="string">
            <text:p>Realizável a Longo Prazo</text:p>
          </table:table-cell>
          <table:table-cell/>
          <table:table-cell table:formula="of:=SUM([.C18:.C21])" office:value-type="float" office:value="2518670.31" calcext:value-type="float">
            <text:p>2.518.670,31</text:p>
          </table:table-cell>
          <table:table-cell table:formula="of:=SUM([.D18:.D21])" office:value-type="float" office:value="2213667.37" calcext:value-type="float">
            <text:p>2.213.667,37</text:p>
          </table:table-cell>
        </table:table-row>
        <table:table-row table:style-name="ro1">
          <table:table-cell table:style-name="ce6" office:value-type="string" calcext:value-type="string">
            <text:p>Créditos a Longo Prazo</text:p>
          </table:table-cell>
          <table:table-cell/>
          <table:table-cell table:formula="of:=2457458.01+61212.3" office:value-type="float" office:value="2518670.31" calcext:value-type="float">
            <text:p>2.518.670,31</text:p>
          </table:table-cell>
          <table:table-cell table:formula="of:=2170234.46+43432.91" office:value-type="float" office:value="2213667.37" calcext:value-type="float">
            <text:p>2.213.667,37</text:p>
          </table:table-cell>
        </table:table-row>
        <table:table-row table:style-name="ro1">
          <table:table-cell table:style-name="ce6" office:value-type="string" calcext:value-type="string">
            <text:p>Investimentos Temporários a Longo Praz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ce6" office:value-type="string" calcext:value-type="string">
            <text:p>Estoque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ce6" office:value-type="string" calcext:value-type="string">
            <text:p>VPD Pagas Antecipadamente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Investimentos e Aplicações Temporárias a Curto Prazo</text:p>
          </table:table-cell>
          <table:table-cell/>
          <table:table-cell office:value-type="float" office:value="76078.5" calcext:value-type="float">
            <text:p>76.078,50</text:p>
          </table:table-cell>
          <table:table-cell office:value-type="float" office:value="354532.82" calcext:value-type="float">
            <text:p>354.532,82</text:p>
          </table:table-cell>
        </table:table-row>
        <table:table-row table:style-name="ro1">
          <table:table-cell office:value-type="string" calcext:value-type="string">
            <text:p>Imobilizado</text:p>
          </table:table-cell>
          <table:table-cell/>
          <table:table-cell office:value-type="float" office:value="14148553.72" calcext:value-type="float">
            <text:p>14.148.553,72</text:p>
          </table:table-cell>
          <table:table-cell office:value-type="float" office:value="16716362.38" calcext:value-type="float">
            <text:p>16.716.362,38</text:p>
          </table:table-cell>
        </table:table-row>
        <table:table-row table:style-name="ro1">
          <table:table-cell office:value-type="string" calcext:value-type="string">
            <text:p>Intangível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ce22" office:value-type="string" calcext:value-type="string">
            <text:p>Total do Ativo Não Circulante</text:p>
          </table:table-cell>
          <table:table-cell table:style-name="ce22"/>
          <table:table-cell table:style-name="ce25" table:formula="of:=[.C17]+[.C22]+[.C23]+[.C24]" office:value-type="float" office:value="16743302.53" calcext:value-type="float">
            <text:p>16.743.302,53</text:p>
          </table:table-cell>
          <table:table-cell table:style-name="ce25" table:formula="of:=[.D17]+[.D22]+[.D23]+[.D24]" office:value-type="float" office:value="19284562.57" calcext:value-type="float">
            <text:p>19.284.562,57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DO ATIVO</text:p>
          </table:table-cell>
          <table:table-cell table:style-name="ce4"/>
          <table:table-cell table:style-name="ce20" table:formula="of:=[.C25]+[.C14]" office:value-type="float" office:value="37701045.02" calcext:value-type="float">
            <text:p>37.701.045,02</text:p>
          </table:table-cell>
          <table:table-cell table:style-name="ce20" table:formula="of:=[.D25]+[.D14]" office:value-type="float" office:value="33230569.61" calcext:value-type="float">
            <text:p>33.230.569,61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PASSIVO E PATRIMÔNIO LÍQUIDO</text:p>
          </table:table-cell>
          <table:table-cell table:style-name="ce7"/>
          <table:table-cell table:style-name="ce26"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Passivo Circulante</text:p>
          </table:table-cell>
          <table:table-cell table:style-name="ce4"/>
          <table:table-cell table:style-name="ce8" table:number-columns-repeated="2"/>
        </table:table-row>
        <table:table-row table:style-name="ro1">
          <table:table-cell office:value-type="string" calcext:value-type="string">
            <text:p>Obrigações Trab., Prev. e Assistenciais a Pagar a Curto Prazo</text:p>
          </table:table-cell>
          <table:table-cell/>
          <table:table-cell office:value-type="float" office:value="858720.39" calcext:value-type="float">
            <text:p>858.720,39</text:p>
          </table:table-cell>
          <table:table-cell office:value-type="float" office:value="892581.23" calcext:value-type="float">
            <text:p>892.581,23</text:p>
          </table:table-cell>
        </table:table-row>
        <table:table-row table:style-name="ro1">
          <table:table-cell office:value-type="string" calcext:value-type="string">
            <text:p>Empréstimos e Financiamentos a Curto Praz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ornecedores e Contas a Pagar a Curto Prazo</text:p>
          </table:table-cell>
          <table:table-cell/>
          <table:table-cell office:value-type="float" office:value="27060.09" calcext:value-type="float">
            <text:p>27.060,09</text:p>
          </table:table-cell>
          <table:table-cell office:value-type="float" office:value="765674.73" calcext:value-type="float">
            <text:p>765.674,73</text:p>
          </table:table-cell>
        </table:table-row>
        <table:table-row table:style-name="ro1">
          <table:table-cell office:value-type="string" calcext:value-type="string">
            <text:p>Obrigações Fiscais a Curto Praz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brigações de Repartições a Outros Ente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ovisões a Curto Praz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emais Obrigações a Curto Prazo</text:p>
          </table:table-cell>
          <table:table-cell/>
          <table:table-cell table:number-columns-repeated="2" office:value-type="float" office:value="116124.24" calcext:value-type="float">
            <text:p>116.124,24</text:p>
          </table:table-cell>
        </table:table-row>
        <table:table-row table:style-name="ro1">
          <table:table-cell table:style-name="ce23" office:value-type="string" calcext:value-type="string">
            <text:p>Total do Passivo Circulante</text:p>
          </table:table-cell>
          <table:table-cell table:style-name="ce23"/>
          <table:table-cell table:style-name="ce20" table:formula="of:=SUM([.C32:.C38])" office:value-type="float" office:value="1001904.72" calcext:value-type="float">
            <text:p>1.001.904,72</text:p>
          </table:table-cell>
          <table:table-cell table:style-name="ce20" table:formula="of:=SUM([.D32:.D38])" office:value-type="float" office:value="1774380.2" calcext:value-type="float">
            <text:p>1.774.380,2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Passivo Não Circulante</text:p>
          </table:table-cell>
          <table:table-cell table:style-name="ce4"/>
          <table:table-cell table:style-name="ce8" table:number-columns-repeated="2"/>
        </table:table-row>
        <table:table-row table:style-name="ro1">
          <table:table-cell office:value-type="string" calcext:value-type="string">
            <text:p>Obrigações Trab., Prev. e Assistenciais a Pagar a Longo Prazo</text:p>
          </table:table-cell>
          <table:table-cell/>
          <table:table-cell table:number-columns-repeated="2" office:value-type="float" office:value="2138471.07" calcext:value-type="float">
            <text:p>2.138.471,07</text:p>
          </table:table-cell>
        </table:table-row>
        <table:table-row table:style-name="ro1">
          <table:table-cell office:value-type="string" calcext:value-type="string">
            <text:p>Empréstimos e Financiamentos a Longo Praz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ornecedores e Contas a Pagar a Longo Praz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brigações Fiscais a Longo Praz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rovisões a Longo Prazo</text:p>
          </table:table-cell>
          <table:table-cell/>
          <table:table-cell office:value-type="float" office:value="12020733.72" calcext:value-type="float">
            <text:p>12.020.733,72</text:p>
          </table:table-cell>
          <table:table-cell office:value-type="float" office:value="23734101.45" calcext:value-type="float">
            <text:p>23.734.101,45</text:p>
          </table:table-cell>
        </table:table-row>
        <table:table-row table:style-name="ro1">
          <table:table-cell office:value-type="string" calcext:value-type="string">
            <text:p>Demais Obrigações a Longo Praz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sultado Diferid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ce24" office:value-type="string" calcext:value-type="string">
            <text:p>Total do Passivo Não Circulante</text:p>
          </table:table-cell>
          <table:table-cell table:style-name="ce24"/>
          <table:table-cell table:style-name="ce25" table:formula="of:=SUM([.C42:.C48])" office:value-type="float" office:value="14159204.79" calcext:value-type="float">
            <text:p>14.159.204,79</text:p>
          </table:table-cell>
          <table:table-cell table:style-name="ce25" table:formula="of:=SUM([.D42:.D48])" office:value-type="float" office:value="25872572.52" calcext:value-type="float">
            <text:p>25.872.572,5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Patrimônio Líquido</text:p>
          </table:table-cell>
          <table:table-cell table:style-name="ce4"/>
          <table:table-cell table:style-name="ce8" table:number-columns-repeated="2"/>
        </table:table-row>
        <table:table-row table:style-name="ro1">
          <table:table-cell office:value-type="string" calcext:value-type="string">
            <text:p>Patrimônio Social e Capital Social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2074210.22" calcext:value-type="float">
            <text:p>2.074.210,22</text:p>
          </table:table-cell>
        </table:table-row>
        <table:table-row table:style-name="ro1">
          <table:table-cell office:value-type="string" calcext:value-type="string">
            <text:p>Adiantamento Para Futuro Aumento de Capital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servas de Capital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justes de Avaliação Patrimonial</text:p>
          </table:table-cell>
          <table:table-cell/>
          <table:table-cell table:number-columns-repeated="2" office:value-type="float" office:value="-98264.67" calcext:value-type="float">
            <text:p>-98.264,67</text:p>
          </table:table-cell>
        </table:table-row>
        <table:table-row table:style-name="ro1">
          <table:table-cell office:value-type="string" calcext:value-type="string">
            <text:p>Reservas de Lucr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emais Reserva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sultados Acumulados</text:p>
          </table:table-cell>
          <table:table-cell/>
          <table:table-cell office:value-type="float" office:value="22638200.18" calcext:value-type="float">
            <text:p>22.638.200,18</text:p>
          </table:table-cell>
          <table:table-cell office:value-type="float" office:value="3607671.34" calcext:value-type="float">
            <text:p>3.607.671,34</text:p>
          </table:table-cell>
        </table:table-row>
        <table:table-row table:style-name="ro1">
          <table:table-cell office:value-type="string" calcext:value-type="string">
            <text:p>(-) Ações/Cotas em Tesouraria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ce22" office:value-type="string" calcext:value-type="string">
            <text:p>Total do Patrimônio Líquido</text:p>
          </table:table-cell>
          <table:table-cell table:style-name="ce22"/>
          <table:table-cell table:style-name="ce25" table:formula="of:=SUM([.C52:.C58])-[.C59]" office:value-type="float" office:value="22539935.51" calcext:value-type="float">
            <text:p>22.539.935,51</text:p>
          </table:table-cell>
          <table:table-cell table:style-name="ce25" table:formula="of:=SUM([.D52:.D58])-[.D59]" office:value-type="float" office:value="5583616.89" calcext:value-type="float">
            <text:p>5.583.616,89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DO PASSIVO E DO PATRIMÔNIO LÍQUIDO</text:p>
          </table:table-cell>
          <table:table-cell table:style-name="ce4"/>
          <table:table-cell table:style-name="ce20" table:formula="of:=[.C60]+[.C49]+[.C39]" office:value-type="float" office:value="37701045.02" calcext:value-type="float">
            <text:p>37.701.045,02</text:p>
          </table:table-cell>
          <table:table-cell table:style-name="ce20" table:formula="of:=[.D60]+[.D49]+[.D39]" office:value-type="float" office:value="33230569.61" calcext:value-type="float">
            <text:p>33.230.569,61</text:p>
          </table:table-cell>
        </table:table-row>
      </table:table>
      <table:table table:name="Ativos e Passivos Financeiros" table:style-name="ta1">
        <table:table-column table:style-name="co29" table:default-cell-style-name="Default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office:value-type="string" calcext:value-type="string" table:number-columns-spanned="3" table:number-rows-spanned="1">
            <text:p>Estado do Rio Grande do Sul</text:p>
          </table:table-cell>
          <table:covered-table-cell table:number-columns-repeated="2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3" table:number-rows-spanned="1">
            <text:p>MUNICÍPIO DE INDEPENDÊNCIA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QUADRO DOS ATIVOS E PASSIVOS FINANCEIROS E PERMANENTES</text:p>
          </table:table-cell>
          <table:covered-table-cell table:number-columns-repeated="2" table:style-name="ce4"/>
        </table:table-row>
        <table:table-row table:style-name="ro1">
          <table:table-cell table:style-name="ce2" office:value-type="string" calcext:value-type="string" table:number-columns-spanned="3" table:number-rows-spanned="1">
            <text:p>(Lei nº 4.320/1964)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Exercício Atual</text:p>
          </table:table-cell>
          <table:table-cell table:style-name="ce7" office:value-type="string" calcext:value-type="string">
            <text:p>Exercício Anterior</text:p>
          </table:table-cell>
        </table:table-row>
        <table:table-row table:style-name="ro1">
          <table:table-cell table:style-name="ce4" office:value-type="string" calcext:value-type="string">
            <text:p>Ativo (I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tivo Financeiro</text:p>
          </table:table-cell>
          <table:table-cell office:value-type="float" office:value="17904151.31" calcext:value-type="float">
            <text:p>17.904.151,31</text:p>
          </table:table-cell>
          <table:table-cell office:value-type="float" office:value="13519156.39" calcext:value-type="float">
            <text:p>13.519.156,39</text:p>
          </table:table-cell>
        </table:table-row>
        <table:table-row table:style-name="ro1">
          <table:table-cell table:style-name="ce5" office:value-type="string" calcext:value-type="string">
            <text:p>Ativo Permanente</text:p>
          </table:table-cell>
          <table:table-cell office:value-type="float" office:value="19796893.71" calcext:value-type="float">
            <text:p>19.796.893,71</text:p>
          </table:table-cell>
          <table:table-cell office:value-type="float" office:value="17456817.91" calcext:value-type="float">
            <text:p>17.456.817,91</text:p>
          </table:table-cell>
        </table:table-row>
        <table:table-row table:style-name="ro1">
          <table:table-cell table:style-name="ce22" office:value-type="string" calcext:value-type="string">
            <text:p>Total do Ativo</text:p>
          </table:table-cell>
          <table:table-cell table:style-name="ce25" table:formula="of:=SUM([.B10:.B11])" office:value-type="float" office:value="37701045.02" calcext:value-type="float">
            <text:p>37.701.045,02</text:p>
          </table:table-cell>
          <table:table-cell table:style-name="ce25" table:formula="of:=SUM([.C10:.C11])" office:value-type="float" office:value="30975974.3" calcext:value-type="float">
            <text:p>30.975.974,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Passivo (II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assivo Financeiro</text:p>
          </table:table-cell>
          <table:table-cell table:formula="of:=27060.09+708490.71" office:value-type="float" office:value="735550.8" calcext:value-type="float">
            <text:p>735.550,80</text:p>
          </table:table-cell>
          <table:table-cell office:value-type="float" office:value="183537.65" calcext:value-type="float">
            <text:p>183.537,65</text:p>
          </table:table-cell>
        </table:table-row>
        <table:table-row table:style-name="ro1">
          <table:table-cell table:style-name="ce5" office:value-type="string" calcext:value-type="string">
            <text:p>Passivo Permanente</text:p>
          </table:table-cell>
          <table:table-cell table:formula="of:=32796366.07-17662316.65" office:value-type="float" office:value="15134049.42" calcext:value-type="float">
            <text:p>15.134.049,42</text:p>
          </table:table-cell>
          <table:table-cell office:value-type="float" office:value="25208819.76" calcext:value-type="float">
            <text:p>25.208.819,76</text:p>
          </table:table-cell>
        </table:table-row>
        <table:table-row table:style-name="ro1">
          <table:table-cell table:style-name="ce22" office:value-type="string" calcext:value-type="string">
            <text:p>Total do Passivo</text:p>
          </table:table-cell>
          <table:table-cell table:style-name="ce25" table:formula="of:=SUM([.B15:.B16])" office:value-type="float" office:value="15869600.22" calcext:value-type="float">
            <text:p>15.869.600,22</text:p>
          </table:table-cell>
          <table:table-cell table:style-name="ce25" table:formula="of:=SUM([.C15:.C16])" office:value-type="float" office:value="25392357.41" calcext:value-type="float">
            <text:p>25.392.357,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Saldo Patrimonial (III) = (I-II)</text:p>
          </table:table-cell>
          <table:table-cell table:style-name="ce20" table:formula="of:=[.B12]-[.B17]" office:value-type="float" office:value="21831444.8" calcext:value-type="float">
            <text:p>21.831.444,80</text:p>
          </table:table-cell>
          <table:table-cell table:style-name="ce20" table:formula="of:=[.C12]-[.C17]" office:value-type="float" office:value="5583616.89" calcext:value-type="float">
            <text:p>5.583.616,89</text:p>
          </table:table-cell>
        </table:table-row>
      </table:table>
      <table:table table:name="Contas de Compensação" table:style-name="ta1">
        <table:table-column table:style-name="co30" table:default-cell-style-name="Default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office:value-type="string" calcext:value-type="string" table:number-columns-spanned="3" table:number-rows-spanned="1">
            <text:p>Estado do Rio Grande do Sul</text:p>
          </table:table-cell>
          <table:covered-table-cell table:number-columns-repeated="2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3" table:number-rows-spanned="1">
            <text:p>MUNICÍPIO DE INDEPENDÊNCIA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QUADRO DAS CONTAS DE COMPENSAÇÃO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(Lei nº 4.320/1964)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Exercício Atual</text:p>
          </table:table-cell>
          <table:table-cell table:style-name="ce7" office:value-type="string" calcext:value-type="string">
            <text:p>Exercício Anterior</text:p>
          </table:table-cell>
        </table:table-row>
        <table:table-row table:style-name="ro1">
          <table:table-cell table:style-name="ce4" office:value-type="string" calcext:value-type="string">
            <text:p>Atos Potenciais Ativo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Garantias e Contragarantias Recebidas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ireitos Conveniados e Outros Instrumentos Congêneres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ireitos Contratuais</text:p>
          </table:table-cell>
          <table:table-cell office:value-type="float" office:value="0" calcext:value-type="float">
            <text:p>0,00</text:p>
          </table:table-cell>
          <table:table-cell office:value-type="float" office:value="1271.98" calcext:value-type="float">
            <text:p>1.271,98</text:p>
          </table:table-cell>
        </table:table-row>
        <table:table-row table:style-name="ro1">
          <table:table-cell office:value-type="string" calcext:value-type="string">
            <text:p>Outros Atos Potenciais Ativos</text:p>
          </table:table-cell>
          <table:table-cell table:formula="of:=20418080.03" office:value-type="float" office:value="20418080.03" calcext:value-type="float">
            <text:p>20.418.080,03</text:p>
          </table:table-cell>
          <table:table-cell office:value-type="float" office:value="2254595.31" calcext:value-type="float">
            <text:p>2.254.595,31</text:p>
          </table:table-cell>
        </table:table-row>
        <table:table-row table:style-name="ro1">
          <table:table-cell table:style-name="ce22" office:value-type="string" calcext:value-type="string">
            <text:p>Total dos Atos Potenciais Ativos</text:p>
          </table:table-cell>
          <table:table-cell table:style-name="ce25" table:formula="of:=SUM([.B10:.B13])" office:value-type="float" office:value="20418080.03" calcext:value-type="float">
            <text:p>20.418.080,03</text:p>
          </table:table-cell>
          <table:table-cell table:style-name="ce25" table:formula="of:=SUM([.C10:.C13])" office:value-type="float" office:value="2255867.29" calcext:value-type="float">
            <text:p>2.255.867,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Atos Potenciais Passi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ntias e Contragarantias Concedidas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brigações Conveniadas e Outros Instrumentos Congêneres</text:p>
          </table:table-cell>
          <table:table-cell table:formula="of:=213721.2-176000-14000" office:value-type="float" office:value="23721.2" calcext:value-type="float">
            <text:p>23.721,20</text:p>
          </table:table-cell>
          <table:table-cell office:value-type="float" office:value="74708.82" calcext:value-type="float">
            <text:p>74.708,82</text:p>
          </table:table-cell>
        </table:table-row>
        <table:table-row table:style-name="ro1">
          <table:table-cell office:value-type="string" calcext:value-type="string">
            <text:p>Obrigações Contratuais</text:p>
          </table:table-cell>
          <table:table-cell table:formula="of:=6322844.58-1995443.78-28128-1262281.52" office:value-type="float" office:value="3036991.28" calcext:value-type="float">
            <text:p>3.036.991,28</text:p>
          </table:table-cell>
          <table:table-cell office:value-type="float" office:value="2749759.04" calcext:value-type="float">
            <text:p>2.749.759,04</text:p>
          </table:table-cell>
        </table:table-row>
        <table:table-row table:style-name="ro1">
          <table:table-cell office:value-type="string" calcext:value-type="string">
            <text:p>Outros Atos Potenciais Passivos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ce22" office:value-type="string" calcext:value-type="string">
            <text:p>Total dos Atos Potenciais Passivos</text:p>
          </table:table-cell>
          <table:table-cell table:style-name="ce25" table:formula="of:=SUM([.B17:.B20])" office:value-type="float" office:value="3060712.48" calcext:value-type="float">
            <text:p>3.060.712,48</text:p>
          </table:table-cell>
          <table:table-cell table:style-name="ce25" table:formula="of:=SUM([.C17:.C20])" office:value-type="float" office:value="2824467.86" calcext:value-type="float">
            <text:p>2.824.467,86</text:p>
          </table:table-cell>
        </table:table-row>
      </table:table>
      <table:table table:name="Superavit" table:style-name="ta1">
        <table:table-column table:style-name="co31" table:default-cell-style-name="Default"/>
        <table:table-column table:style-name="co32" table:default-cell-style-name="Default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office:value-type="string" calcext:value-type="string" table:number-columns-spanned="4" table:number-rows-spanned="1">
            <text:p>Estado do Rio Grande do Sul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4" table:number-rows-spanned="1">
            <text:p>MUNICÍPIO DE INDEPENDÊNCIA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QUADRO DO SUPERAVIT/DEFICIT FINANCEIRO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(Lei nº 4.320/1964)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FONTES DE RECURSOS</text:p>
          </table:table-cell>
          <table:covered-table-cell/>
          <table:table-cell table:style-name="ce7" office:value-type="string" calcext:value-type="string">
            <text:p>Exercício Atual</text:p>
          </table:table-cell>
          <table:table-cell table:style-name="ce7" office:value-type="string" calcext:value-type="string">
            <text:p>Exercício Anteri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VRE</text:p>
          </table:table-cell>
          <table:table-cell office:value-type="float" office:value="1297759.42" calcext:value-type="float">
            <text:p>1.297.759,42</text:p>
          </table:table-cell>
          <table:table-cell office:value-type="float" office:value="508795.96" calcext:value-type="float">
            <text:p>508.795,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DE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UNDEB</text:p>
          </table:table-cell>
          <table:table-cell office:value-type="float" office:value="41636.55" calcext:value-type="float">
            <text:p>41.636,5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SPS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PPS</text:p>
          </table:table-cell>
          <table:table-cell office:value-type="float" office:value="15036482.76" calcext:value-type="float">
            <text:p>15.036.482,76</text:p>
          </table:table-cell>
          <table:table-cell office:value-type="float" office:value="12015751.35" calcext:value-type="float">
            <text:p>12.015.751,3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NAE FUNDAMENTAL FF</text:p>
          </table:table-cell>
          <table:table-cell office:value-type="float" office:value="5864.08" calcext:value-type="float">
            <text:p>5.864,0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MANUT. EDUC. INF. TD - APOIO CRECHES</text:p>
          </table:table-cell>
          <table:table-cell office:value-type="float" office:value="0" calcext:value-type="float">
            <text:p>0,00</text:p>
          </table:table-cell>
          <table:table-cell office:value-type="float" office:value="3717.31" calcext:value-type="float">
            <text:p>3.717,3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AXAS E MULTAS AMBIENTAIS - LEI 2378/12</text:p>
          </table:table-cell>
          <table:table-cell office:value-type="float" office:value="12848.73" calcext:value-type="float">
            <text:p>12.848,73</text:p>
          </table:table-cell>
          <table:table-cell office:value-type="float" office:value="14869.69" calcext:value-type="float">
            <text:p>14.869,6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PROGRAMA PASSE LIVRE FE</text:p>
          </table:table-cell>
          <table:table-cell office:value-type="float" office:value="5811.2" calcext:value-type="float">
            <text:p>5.811,2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EDE DE AGUA CONV SEHABS-DESAN 2468/2013</text:p>
          </table:table-cell>
          <table:table-cell office:value-type="float" office:value="0" calcext:value-type="float">
            <text:p>0,00</text:p>
          </table:table-cell>
          <table:table-cell office:value-type="float" office:value="5050.18" calcext:value-type="float">
            <text:p>5.050,1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ONVENIO TRANSPORTE ESCOLAR FE</text:p>
          </table:table-cell>
          <table:table-cell office:value-type="float" office:value="21874.5" calcext:value-type="float">
            <text:p>21.874,5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PISO BASICO VARIAVEL II - PBT SUAS FF</text:p>
          </table:table-cell>
          <table:table-cell office:value-type="float" office:value="1800" calcext:value-type="float">
            <text:p>1.800,00</text:p>
          </table:table-cell>
          <table:table-cell office:value-type="float" office:value="1671.61" calcext:value-type="float">
            <text:p>1.671,6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PBV-SCFV-SV CONVIVENCIA FORTALEC VINCULOS FF</text:p>
          </table:table-cell>
          <table:table-cell office:value-type="float" office:value="30047.8" calcext:value-type="float">
            <text:p>30.047,80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EFORMA E AMPLIACAO DA QUADRA DA PRACA JOAO SAFFI</text:p>
          </table:table-cell>
          <table:table-cell office:value-type="float" office:value="-111768.84" calcext:value-type="float">
            <text:p>-111.768,84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TRATOR AGRICOLA CONV 809884/2014 FF</text:p>
          </table:table-cell>
          <table:table-cell office:value-type="float" office:value="468.41" calcext:value-type="float">
            <text:p>468,41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EVITALIZ. DA PRACA JOAO SAFFI CONV 789192/2013 FF</text:p>
          </table:table-cell>
          <table:table-cell office:value-type="float" office:value="5957.93" calcext:value-type="float">
            <text:p>5.957,93</text:p>
          </table:table-cell>
          <table:table-cell office:value-type="float" office:value="128119.08" calcext:value-type="float">
            <text:p>128.119,0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P REDE CNEAS FNAS FF</text:p>
          </table:table-cell>
          <table:table-cell office:value-type="float" office:value="50" calcext:value-type="float">
            <text:p>5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PNAE CRECHE FF</text:p>
          </table:table-cell>
          <table:table-cell office:value-type="float" office:value="2534.1" calcext:value-type="float">
            <text:p>2.534,1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PNAE PRE-ESCOLA FF</text:p>
          </table:table-cell>
          <table:table-cell office:value-type="float" office:value="1375.86" calcext:value-type="float">
            <text:p>1.375,8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PDDE/FNDE FF</text:p>
          </table:table-cell>
          <table:table-cell office:value-type="float" office:value="630.65" calcext:value-type="float">
            <text:p>630,6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ADASTRO DE PROGRAMAS SOCIAIS/MDS - IGD-FF</text:p>
          </table:table-cell>
          <table:table-cell office:value-type="float" office:value="18835.81" calcext:value-type="float">
            <text:p>18.835,81</text:p>
          </table:table-cell>
          <table:table-cell office:value-type="float" office:value="24253.31" calcext:value-type="float">
            <text:p>24.253,3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AVIMENTACAO - EMENDA PARLAMENTAR - ESQ. BUDEL FF</text:p>
          </table:table-cell>
          <table:table-cell office:value-type="float" office:value="14737.96" calcext:value-type="float">
            <text:p>14.737,96</text:p>
          </table:table-cell>
          <table:table-cell office:value-type="float" office:value="128795.22" calcext:value-type="float">
            <text:p>128.795,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IR DOACAO</text:p>
          </table:table-cell>
          <table:table-cell office:value-type="float" office:value="1330.77" calcext:value-type="float">
            <text:p>1.330,77</text:p>
          </table:table-cell>
          <table:table-cell office:value-type="float" office:value="10413.37" calcext:value-type="float">
            <text:p>10.413,3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NAE EJA FF</text:p>
          </table:table-cell>
          <table:table-cell office:value-type="float" office:value="2209" calcext:value-type="float">
            <text:p>2.209,00</text:p>
          </table:table-cell>
          <table:table-cell office:value-type="float" office:value="493" calcext:value-type="float">
            <text:p>493,0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PAIF - PROGRAMA DE ATENCAO INTEGRAL A FAMILIA FF</text:p>
          </table:table-cell>
          <table:table-cell office:value-type="float" office:value="13258.35" calcext:value-type="float">
            <text:p>13.258,35</text:p>
          </table:table-cell>
          <table:table-cell office:value-type="float" office:value="4501.82" calcext:value-type="float">
            <text:p>4.501,8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VENDA DE LOTES PARA PROJ. MINHA CASA MINHA VIDA</text:p>
          </table:table-cell>
          <table:table-cell office:value-type="float" office:value="10380.62" calcext:value-type="float">
            <text:p>10.380,62</text:p>
          </table:table-cell>
          <table:table-cell office:value-type="float" office:value="31512.45" calcext:value-type="float">
            <text:p>31.512,4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IGD-SUAS FF</text:p>
          </table:table-cell>
          <table:table-cell office:value-type="float" office:value="9624.74" calcext:value-type="float">
            <text:p>9.624,74</text:p>
          </table:table-cell>
          <table:table-cell office:value-type="float" office:value="2268.55" calcext:value-type="float">
            <text:p>2.268,5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PNAE MAIS EDUCACAO FF</text:p>
          </table:table-cell>
          <table:table-cell office:value-type="float" office:value="39421.19" calcext:value-type="float">
            <text:p>39.421,19</text:p>
          </table:table-cell>
          <table:table-cell office:value-type="float" office:value="14678.59" calcext:value-type="float">
            <text:p>14.678,5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PNAE AEE</text:p>
          </table:table-cell>
          <table:table-cell office:value-type="float" office:value="2803.35" calcext:value-type="float">
            <text:p>2.803,35</text:p>
          </table:table-cell>
          <table:table-cell office:value-type="float" office:value="2400.15" calcext:value-type="float">
            <text:p>2.400,1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PROJETO OASF - FEAS FE</text:p>
          </table:table-cell>
          <table:table-cell office:value-type="float" office:value="0" calcext:value-type="float">
            <text:p>0,00</text:p>
          </table:table-cell>
          <table:table-cell office:value-type="float" office:value="3281.05" calcext:value-type="float">
            <text:p>3.281,05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ATENCAO BASICA PIES FE</text:p>
          </table:table-cell>
          <table:table-cell office:value-type="float" office:value="30205.75" calcext:value-type="float">
            <text:p>30.205,75</text:p>
          </table:table-cell>
          <table:table-cell office:value-type="float" office:value="11733.73" calcext:value-type="float">
            <text:p>11.733,73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FARMACIA BASICA FE</text:p>
          </table:table-cell>
          <table:table-cell office:value-type="float" office:value="8719.82" calcext:value-type="float">
            <text:p>8.719,82</text:p>
          </table:table-cell>
          <table:table-cell office:value-type="float" office:value="5149.21" calcext:value-type="float">
            <text:p>5.149,21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PSF FE</text:p>
          </table:table-cell>
          <table:table-cell office:value-type="float" office:value="12638.04" calcext:value-type="float">
            <text:p>12.638,04</text:p>
          </table:table-cell>
          <table:table-cell office:value-type="float" office:value="11152.02" calcext:value-type="float">
            <text:p>11.152,02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CEO/LRDP FE</text:p>
          </table:table-cell>
          <table:table-cell office:value-type="float" office:value="6397.12" calcext:value-type="float">
            <text:p>6.397,12</text:p>
          </table:table-cell>
          <table:table-cell office:value-type="float" office:value="130769.06" calcext:value-type="float">
            <text:p>130.769,06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PIM FE</text:p>
          </table:table-cell>
          <table:table-cell office:value-type="float" office:value="5844.45" calcext:value-type="float">
            <text:p>5.844,4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VISA FE</text:p>
          </table:table-cell>
          <table:table-cell office:value-type="float" office:value="1536.24" calcext:value-type="float">
            <text:p>1.536,24</text:p>
          </table:table-cell>
          <table:table-cell office:value-type="float" office:value="2597.37" calcext:value-type="float">
            <text:p>2.597,37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CONSTRUCAO DE UBS/PSF FE</text:p>
          </table:table-cell>
          <table:table-cell office:value-type="float" office:value="40132.26" calcext:value-type="float">
            <text:p>40.132,26</text:p>
          </table:table-cell>
          <table:table-cell office:value-type="float" office:value="35413.43" calcext:value-type="float">
            <text:p>35.413,43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ASSISTENCIA FARMACEUTICA FF</text:p>
          </table:table-cell>
          <table:table-cell office:value-type="float" office:value="38781.91" calcext:value-type="float">
            <text:p>38.781,91</text:p>
          </table:table-cell>
          <table:table-cell office:value-type="float" office:value="25329.91" calcext:value-type="float">
            <text:p>25.329,91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string" calcext:value-type="string">
            <text:p>PAB FIXO FF</text:p>
          </table:table-cell>
          <table:table-cell office:value-type="float" office:value="47974.01" calcext:value-type="float">
            <text:p>47.974,01</text:p>
          </table:table-cell>
          <table:table-cell office:value-type="float" office:value="2173.04" calcext:value-type="float">
            <text:p>2.173,04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string" calcext:value-type="string">
            <text:p>ESF/BUCAL/PACS FF</text:p>
          </table:table-cell>
          <table:table-cell office:value-type="float" office:value="43982" calcext:value-type="float">
            <text:p>43.982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PMAQ</text:p>
          </table:table-cell>
          <table:table-cell office:value-type="float" office:value="17731.44" calcext:value-type="float">
            <text:p>17.731,44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string" calcext:value-type="string">
            <text:p>LIMITE FINANCEIRO MAC AMBULATORIA E HOSPITALAR</text:p>
          </table:table-cell>
          <table:table-cell office:value-type="float" office:value="50467.67" calcext:value-type="float">
            <text:p>50.467,67</text:p>
          </table:table-cell>
          <table:table-cell office:value-type="float" office:value="44922.95" calcext:value-type="float">
            <text:p>44.922,95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string" calcext:value-type="string">
            <text:p>TETO FINANCEIRO VISA FF</text:p>
          </table:table-cell>
          <table:table-cell office:value-type="float" office:value="23905.76" calcext:value-type="float">
            <text:p>23.905,76</text:p>
          </table:table-cell>
          <table:table-cell office:value-type="float" office:value="30560.35" calcext:value-type="float">
            <text:p>30.560,35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string" calcext:value-type="string">
            <text:p>FORTALECIMENTO DA GESTAO DA VISA (VIGISUS II)</text:p>
          </table:table-cell>
          <table:table-cell office:value-type="float" office:value="13425.84" calcext:value-type="float">
            <text:p>13.425,84</text:p>
          </table:table-cell>
          <table:table-cell office:value-type="float" office:value="12010.56" calcext:value-type="float">
            <text:p>12.010,56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string" calcext:value-type="string">
            <text:p>PAB VISA - PISO DE ATENCAO BASICA VISA FF</text:p>
          </table:table-cell>
          <table:table-cell office:value-type="float" office:value="21368.75" calcext:value-type="float">
            <text:p>21.368,75</text:p>
          </table:table-cell>
          <table:table-cell office:value-type="float" office:value="19721.7" calcext:value-type="float">
            <text:p>19.721,70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AQUISICAO DE EQUIPAMENTOS E MATERIAL PERMANENTE FF</text:p>
          </table:table-cell>
          <table:table-cell office:value-type="float" office:value="317849.74" calcext:value-type="float">
            <text:p>317.849,74</text:p>
          </table:table-cell>
          <table:table-cell office:value-type="float" office:value="101306.35" calcext:value-type="float">
            <text:p>101.306,35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CONSTRUCAO OU AMPLIACAO DE UBS FF</text:p>
          </table:table-cell>
          <table:table-cell office:value-type="float" office:value="20942.5" calcext:value-type="float">
            <text:p>20.942,50</text:p>
          </table:table-cell>
          <table:table-cell office:value-type="float" office:value="2206.37" calcext:value-type="float">
            <text:p>2.206,37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string" calcext:value-type="string">
            <text:p>DEPÓSITOS JUDICIAIS</text:p>
          </table:table-cell>
          <table:table-cell office:value-type="float" office:value="722.27" calcext:value-type="float">
            <text:p>722,27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7" office:value-type="string" calcext:value-type="string" table:number-columns-spanned="2" table:number-rows-spanned="1">
            <text:p>Total das Fontes de Recursos</text:p>
          </table:table-cell>
          <table:covered-table-cell table:style-name="ce22"/>
          <table:table-cell table:style-name="ce25" table:formula="of:=SUM([.C10:.C58])" office:value-type="float" office:value="17168600.51" calcext:value-type="float">
            <text:p>17.168.600,51</text:p>
          </table:table-cell>
          <table:table-cell table:style-name="ce25" table:formula="of:=SUM([.D10:.D58])" office:value-type="float" office:value="13335618.74" calcext:value-type="float">
            <text:p>13.335.618,74</text:p>
          </table:table-cell>
        </table:table-row>
      </table:table>
      <table:table table:name="DVP" table:style-name="ta1">
        <table:table-column table:style-name="co33" table:default-cell-style-name="ce5"/>
        <table:table-column table:style-name="co28" table:default-cell-style-name="Default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table:formula="of:=['Balanço Orçamentário - Receitas'.A1]" office:value-type="string" office:string-value="Estado do Rio Grande do Sul" calcext:value-type="string" table:number-columns-spanned="4" table:number-rows-spanned="1">
            <text:p>Estado do Rio Grande do Sul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4" table:number-rows-spanned="1">
            <text:p>MUNICÍPIO DE INDEPENDÊNCIA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ce1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DEMONSTRAÇÃO DAS VARIAÇÕES PATRIMONIAIS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Default"/>
          <table:table-cell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Nota</text:p>
          </table:table-cell>
          <table:table-cell table:style-name="ce7" office:value-type="string" calcext:value-type="string">
            <text:p>Exercício Atual</text:p>
          </table:table-cell>
          <table:table-cell table:style-name="ce7" office:value-type="string" calcext:value-type="string">
            <text:p>Exercício Anterior</text:p>
          </table:table-cell>
        </table:table-row>
        <table:table-row table:style-name="ro1">
          <table:table-cell table:style-name="Default" office:value-type="string" calcext:value-type="string">
            <text:p>VARIAÇÕES PATRIMONIAIS AUMENTATIVA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Impostos, Taxas e Contribuições de Melhoria</text:p>
          </table:table-cell>
          <table:table-cell table:style-name="ce4"/>
          <table:table-cell table:style-name="ce8" table:formula="of:=SUM([.C11:.C13])" office:value-type="float" office:value="1365494.91" calcext:value-type="float">
            <text:p>1.365.494,91</text:p>
          </table:table-cell>
          <table:table-cell table:style-name="ce8" table:formula="of:=SUM([.D11:.D13])" office:value-type="float" office:value="1192803.16" calcext:value-type="float">
            <text:p>1.192.803,16</text:p>
          </table:table-cell>
        </table:table-row>
        <table:table-row table:style-name="ro1">
          <table:table-cell office:value-type="string" calcext:value-type="string">
            <text:p>Impostos</text:p>
          </table:table-cell>
          <table:table-cell/>
          <table:table-cell office:value-type="float" office:value="1301597.15" calcext:value-type="float">
            <text:p>1.301.597,15</text:p>
          </table:table-cell>
          <table:table-cell office:value-type="float" office:value="1130562.8" calcext:value-type="float">
            <text:p>1.130.562,80</text:p>
          </table:table-cell>
        </table:table-row>
        <table:table-row table:style-name="ro1">
          <table:table-cell office:value-type="string" calcext:value-type="string">
            <text:p>Taxas</text:p>
          </table:table-cell>
          <table:table-cell/>
          <table:table-cell office:value-type="float" office:value="63897.76" calcext:value-type="float">
            <text:p>63.897,76</text:p>
          </table:table-cell>
          <table:table-cell office:value-type="float" office:value="62240.36" calcext:value-type="float">
            <text:p>62.240,36</text:p>
          </table:table-cell>
        </table:table-row>
        <table:table-row table:style-name="ro1">
          <table:table-cell office:value-type="string" calcext:value-type="string">
            <text:p>Contribuições de Melhoria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Contribuições</text:p>
          </table:table-cell>
          <table:table-cell table:style-name="ce4"/>
          <table:table-cell table:style-name="ce8" table:formula="of:=SUM([.C16:.C19])" office:value-type="float" office:value="1649621.6" calcext:value-type="float">
            <text:p>1.649.621,60</text:p>
          </table:table-cell>
          <table:table-cell table:style-name="ce8" table:formula="of:=SUM([.D16:.D19])" office:value-type="float" office:value="1429537.98" calcext:value-type="float">
            <text:p>1.429.537,98</text:p>
          </table:table-cell>
        </table:table-row>
        <table:table-row table:style-name="ro1">
          <table:table-cell office:value-type="string" calcext:value-type="string">
            <text:p>Contribuições Sociais</text:p>
          </table:table-cell>
          <table:table-cell/>
          <table:table-cell office:value-type="float" office:value="1546436.9" calcext:value-type="float">
            <text:p>1.546.436,90</text:p>
          </table:table-cell>
          <table:table-cell office:value-type="float" office:value="1339035.52" calcext:value-type="float">
            <text:p>1.339.035,52</text:p>
          </table:table-cell>
        </table:table-row>
        <table:table-row table:style-name="ro1">
          <table:table-cell office:value-type="string" calcext:value-type="string">
            <text:p>Contribuições de Intervenção no Domínio Econômic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tribuição de Iluminação Pública</text:p>
          </table:table-cell>
          <table:table-cell/>
          <table:table-cell office:value-type="float" office:value="103184.7" calcext:value-type="float">
            <text:p>103.184,70</text:p>
          </table:table-cell>
          <table:table-cell office:value-type="float" office:value="90502.46" calcext:value-type="float">
            <text:p>90.502,46</text:p>
          </table:table-cell>
        </table:table-row>
        <table:table-row table:style-name="ro1">
          <table:table-cell office:value-type="string" calcext:value-type="string">
            <text:p>Contribuições de Interesse das Categorias Profissionai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Exploração e Venda de Bens, Serviços e Direitos</text:p>
          </table:table-cell>
          <table:table-cell table:style-name="ce4"/>
          <table:table-cell table:style-name="ce8" table:formula="of:=SUM([.C22:.C24])" office:value-type="float" office:value="188341.82" calcext:value-type="float">
            <text:p>188.341,82</text:p>
          </table:table-cell>
          <table:table-cell table:style-name="ce8" table:formula="of:=SUM([.D22:.D24])" office:value-type="float" office:value="167939" calcext:value-type="float">
            <text:p>167.939,00</text:p>
          </table:table-cell>
        </table:table-row>
        <table:table-row table:style-name="ro1">
          <table:table-cell office:value-type="string" calcext:value-type="string">
            <text:p>Vendas de Mercadoria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Vendas de Produt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xploração de Bens, Direitos e Prestação de Serviços</text:p>
          </table:table-cell>
          <table:table-cell/>
          <table:table-cell office:value-type="float" office:value="188341.82" calcext:value-type="float">
            <text:p>188.341,82</text:p>
          </table:table-cell>
          <table:table-cell office:value-type="float" office:value="167939" calcext:value-type="float">
            <text:p>167.939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Variações Patrimoniais Aumentativas Financeiras</text:p>
          </table:table-cell>
          <table:table-cell table:style-name="ce4"/>
          <table:table-cell table:style-name="ce8" table:formula="of:=SUM([.C27:.C32])" office:value-type="float" office:value="3022077.32" calcext:value-type="float">
            <text:p>3.022.077,32</text:p>
          </table:table-cell>
          <table:table-cell table:style-name="ce8" table:formula="of:=SUM([.D27:.D32])" office:value-type="float" office:value="1550724.54" calcext:value-type="float">
            <text:p>1.550.724,54</text:p>
          </table:table-cell>
        </table:table-row>
        <table:table-row table:style-name="ro1">
          <table:table-cell office:value-type="string" calcext:value-type="string">
            <text:p>Juros e Encargos de Empréstimos e Financiamentos Concedid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e Encargos de Mora</text:p>
          </table:table-cell>
          <table:table-cell/>
          <table:table-cell office:value-type="float" office:value="88062.02" calcext:value-type="float">
            <text:p>88.062,02</text:p>
          </table:table-cell>
          <table:table-cell office:value-type="float" office:value="243534.56" calcext:value-type="float">
            <text:p>243.534,56</text:p>
          </table:table-cell>
        </table:table-row>
        <table:table-row table:style-name="ro1">
          <table:table-cell office:value-type="string" calcext:value-type="string">
            <text:p>Variações Monetárias e Cambiai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escontos Financeiros Obtidos</text:p>
          </table:table-cell>
          <table:table-cell/>
          <table:table-cell office:value-type="float" office:value="44470.88" calcext:value-type="float">
            <text:p>44.470,88</text:p>
          </table:table-cell>
          <table:table-cell office:value-type="float" office:value="22035.72" calcext:value-type="float">
            <text:p>22.035,72</text:p>
          </table:table-cell>
        </table:table-row>
        <table:table-row table:style-name="ro1">
          <table:table-cell office:value-type="string" calcext:value-type="string">
            <text:p>Remuneração de Depósitos Bancários e Aplicações Financeiras</text:p>
          </table:table-cell>
          <table:table-cell/>
          <table:table-cell office:value-type="float" office:value="2889544.42" calcext:value-type="float">
            <text:p>2.889.544,42</text:p>
          </table:table-cell>
          <table:table-cell office:value-type="float" office:value="1159365.01" calcext:value-type="float">
            <text:p>1.159.365,01</text:p>
          </table:table-cell>
        </table:table-row>
        <table:table-row table:style-name="ro1">
          <table:table-cell office:value-type="string" calcext:value-type="string">
            <text:p>Outras Variações Patrimoniais Aumentativas – Financeiras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25789.25" calcext:value-type="float">
            <text:p>125.789,25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ransferências e Delegações Recebidas</text:p>
          </table:table-cell>
          <table:table-cell table:style-name="ce4"/>
          <table:table-cell table:style-name="ce8" table:formula="of:=SUM([.C35:.C43])" office:value-type="float" office:value="19955355.32" calcext:value-type="float">
            <text:p>19.955.355,32</text:p>
          </table:table-cell>
          <table:table-cell table:style-name="ce8" table:formula="of:=SUM([.D35:.D43])" office:value-type="float" office:value="16856003.93" calcext:value-type="float">
            <text:p>16.856.003,93</text:p>
          </table:table-cell>
        </table:table-row>
        <table:table-row table:style-name="ro1">
          <table:table-cell office:value-type="string" calcext:value-type="string">
            <text:p>Transferências Intragovernamentai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Intergovernamentais</text:p>
          </table:table-cell>
          <table:table-cell/>
          <table:table-cell office:value-type="float" office:value="19954293.94" calcext:value-type="float">
            <text:p>19.954.293,94</text:p>
          </table:table-cell>
          <table:table-cell office:value-type="float" office:value="16856003.93" calcext:value-type="float">
            <text:p>16.856.003,93</text:p>
          </table:table-cell>
        </table:table-row>
        <table:table-row table:style-name="ro1">
          <table:table-cell office:value-type="string" calcext:value-type="string">
            <text:p>Transferências das Instituições Privada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das Instituições Multigovernamentai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de Consórcios Públicos</text:p>
          </table:table-cell>
          <table:table-cell/>
          <table:table-cell office:value-type="float" office:value="1061.38" calcext:value-type="float">
            <text:p>1.061,3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do Exterior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xecução Orçamentária Delegada de Ente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de Pessoas Física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as Transferências e Delegações Recebida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Valorização e Ganhos com Ativos e Desincorporação de Passivos</text:p>
          </table:table-cell>
          <table:table-cell table:style-name="ce4"/>
          <table:table-cell table:style-name="ce8" table:formula="of:=SUM([.C46:.C50])" office:value-type="float" office:value="0" calcext:value-type="float">
            <text:p>0,00</text:p>
          </table:table-cell>
          <table:table-cell table:style-name="ce8" table:formula="of:=SUM([.D46:.D50])" office:value-type="float" office:value="80" calcext:value-type="float">
            <text:p>80,00</text:p>
          </table:table-cell>
        </table:table-row>
        <table:table-row table:style-name="ro1">
          <table:table-cell office:value-type="string" calcext:value-type="string">
            <text:p>Reavaliação de Ativos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80" calcext:value-type="float">
            <text:p>80,00</text:p>
          </table:table-cell>
        </table:table-row>
        <table:table-row table:style-name="ro1">
          <table:table-cell office:value-type="string" calcext:value-type="string">
            <text:p>Ganhos com Alienaçã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anhos com Incorporação de Ativ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esincorporação de Passiv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versão de Redução ao Valor Recuperável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Outras Variações Patrimoniais Aumentativas</text:p>
          </table:table-cell>
          <table:table-cell table:style-name="ce4"/>
          <table:table-cell table:style-name="ce8" table:formula="of:=SUM([.C53:.C56])" office:value-type="float" office:value="214153.85" calcext:value-type="float">
            <text:p>214.153,85</text:p>
          </table:table-cell>
          <table:table-cell table:style-name="ce8" table:formula="of:=SUM([.D53:.D56])" office:value-type="float" office:value="1341324.05" calcext:value-type="float">
            <text:p>1.341.324,05</text:p>
          </table:table-cell>
        </table:table-row>
        <table:table-row table:style-name="ro1">
          <table:table-cell office:value-type="string" calcext:value-type="string">
            <text:p>VPA a Classificar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sultado Positivo de Participaçõe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versão de Provisões e Ajustes para Perdas</text:p>
          </table:table-cell>
          <table:table-cell/>
          <table:table-cell office:value-type="float" office:value="164562" calcext:value-type="float">
            <text:p>164.562,00</text:p>
          </table:table-cell>
          <table:table-cell office:value-type="float" office:value="1187007.75" calcext:value-type="float">
            <text:p>1.187.007,75</text:p>
          </table:table-cell>
        </table:table-row>
        <table:table-row table:style-name="ro1">
          <table:table-cell office:value-type="string" calcext:value-type="string">
            <text:p>Diversas Variações Patrimoniais Aumentativas</text:p>
          </table:table-cell>
          <table:table-cell/>
          <table:table-cell office:value-type="float" office:value="49591.85" calcext:value-type="float">
            <text:p>49.591,85</text:p>
          </table:table-cell>
          <table:table-cell office:value-type="float" office:value="154316.3" calcext:value-type="float">
            <text:p>154.316,3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das Variações Patrimoniais Aumentativas (I)</text:p>
          </table:table-cell>
          <table:table-cell table:style-name="ce4"/>
          <table:table-cell table:style-name="ce20" table:formula="of:=[.C52]+[.C45]+[.C34]+[.C26]+[.C21]+[.C15]+[.C10]" office:value-type="float" office:value="26395044.82" calcext:value-type="float">
            <text:p>26.395.044,82</text:p>
          </table:table-cell>
          <table:table-cell table:style-name="ce20" table:formula="of:=[.D52]+[.D45]+[.D34]+[.D26]+[.D21]+[.D15]+[.D10]" office:value-type="float" office:value="22538412.66" calcext:value-type="float">
            <text:p>22.538.412,66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VARIAÇÕES PATRIMONIAIS DIMINUTIVA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Pessoal e Encargos</text:p>
          </table:table-cell>
          <table:table-cell table:style-name="ce4"/>
          <table:table-cell table:style-name="ce8" table:formula="of:=SUM([.C63:.C66])" office:value-type="float" office:value="9187790.79" calcext:value-type="float">
            <text:p>9.187.790,79</text:p>
          </table:table-cell>
          <table:table-cell table:style-name="ce8" table:formula="of:=SUM([.D63:.D66])" office:value-type="float" office:value="8676294.19" calcext:value-type="float">
            <text:p>8.676.294,19</text:p>
          </table:table-cell>
        </table:table-row>
        <table:table-row table:style-name="ro1">
          <table:table-cell office:value-type="string" calcext:value-type="string">
            <text:p>Remuneração a Pessoal</text:p>
          </table:table-cell>
          <table:table-cell/>
          <table:table-cell office:value-type="float" office:value="8677450.85" calcext:value-type="float">
            <text:p>8.677.450,85</text:p>
          </table:table-cell>
          <table:table-cell office:value-type="float" office:value="8156604.3" calcext:value-type="float">
            <text:p>8.156.604,30</text:p>
          </table:table-cell>
        </table:table-row>
        <table:table-row table:style-name="ro1">
          <table:table-cell office:value-type="string" calcext:value-type="string">
            <text:p>Encargos Patronais</text:p>
          </table:table-cell>
          <table:table-cell/>
          <table:table-cell office:value-type="float" office:value="510339.94" calcext:value-type="float">
            <text:p>510.339,94</text:p>
          </table:table-cell>
          <table:table-cell office:value-type="float" office:value="507745.53" calcext:value-type="float">
            <text:p>507.745,53</text:p>
          </table:table-cell>
        </table:table-row>
        <table:table-row table:style-name="ro1">
          <table:table-cell office:value-type="string" calcext:value-type="string">
            <text:p>Benefícios a Pessoal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1944.36" calcext:value-type="float">
            <text:p>11.944,36</text:p>
          </table:table-cell>
        </table:table-row>
        <table:table-row table:style-name="ro1">
          <table:table-cell office:value-type="string" calcext:value-type="string">
            <text:p>Outras Variações Patrimoniais Diminutivas – Pessoal e Encarg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Benefícios Previdenciários e Assistenciais</text:p>
          </table:table-cell>
          <table:table-cell table:style-name="ce4"/>
          <table:table-cell table:style-name="ce8" table:formula="of:=SUM([.C69:.C74])" office:value-type="float" office:value="1916684.25" calcext:value-type="float">
            <text:p>1.916.684,25</text:p>
          </table:table-cell>
          <table:table-cell table:style-name="ce8" table:formula="of:=SUM([.D69:.D74])" office:value-type="float" office:value="1593961.51" calcext:value-type="float">
            <text:p>1.593.961,51</text:p>
          </table:table-cell>
        </table:table-row>
        <table:table-row table:style-name="ro1">
          <table:table-cell office:value-type="string" calcext:value-type="string">
            <text:p>Aposentadorias e Reformas</text:p>
          </table:table-cell>
          <table:table-cell/>
          <table:table-cell office:value-type="float" office:value="1020434.86" calcext:value-type="float">
            <text:p>1.020.434,86</text:p>
          </table:table-cell>
          <table:table-cell office:value-type="float" office:value="883640.8" calcext:value-type="float">
            <text:p>883.640,80</text:p>
          </table:table-cell>
        </table:table-row>
        <table:table-row table:style-name="ro1">
          <table:table-cell office:value-type="string" calcext:value-type="string">
            <text:p>Pensões</text:p>
          </table:table-cell>
          <table:table-cell/>
          <table:table-cell office:value-type="float" office:value="461449.46" calcext:value-type="float">
            <text:p>461.449,46</text:p>
          </table:table-cell>
          <table:table-cell office:value-type="float" office:value="305756.16" calcext:value-type="float">
            <text:p>305.756,16</text:p>
          </table:table-cell>
        </table:table-row>
        <table:table-row table:style-name="ro1">
          <table:table-cell office:value-type="string" calcext:value-type="string">
            <text:p>Benefícios de Prestação Continuada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enefícios Eventuai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olíticas Públicas de Transferência de Renda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Benefícios Previdenciários e Assistenciais</text:p>
          </table:table-cell>
          <table:table-cell/>
          <table:table-cell office:value-type="float" office:value="434799.93" calcext:value-type="float">
            <text:p>434.799,93</text:p>
          </table:table-cell>
          <table:table-cell office:value-type="float" office:value="404564.55" calcext:value-type="float">
            <text:p>404.564,55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Uso de Bens, Serviços e Consumo de Capital Fixo</text:p>
          </table:table-cell>
          <table:table-cell table:style-name="ce4"/>
          <table:table-cell table:style-name="ce8" table:formula="of:=SUM([.C77:.C79])" office:value-type="float" office:value="6100852.57" calcext:value-type="float">
            <text:p>6.100.852,57</text:p>
          </table:table-cell>
          <table:table-cell table:style-name="ce8" table:formula="of:=SUM([.D77:.D79])" office:value-type="float" office:value="5052891.62" calcext:value-type="float">
            <text:p>5.052.891,62</text:p>
          </table:table-cell>
        </table:table-row>
        <table:table-row table:style-name="ro1">
          <table:table-cell office:value-type="string" calcext:value-type="string">
            <text:p>Uso de Material de Consumo</text:p>
          </table:table-cell>
          <table:table-cell/>
          <table:table-cell office:value-type="float" office:value="2299593.53" calcext:value-type="float">
            <text:p>2.299.593,53</text:p>
          </table:table-cell>
          <table:table-cell office:value-type="float" office:value="2038773.21" calcext:value-type="float">
            <text:p>2.038.773,21</text:p>
          </table:table-cell>
        </table:table-row>
        <table:table-row table:style-name="ro1">
          <table:table-cell office:value-type="string" calcext:value-type="string">
            <text:p>Serviços</text:p>
          </table:table-cell>
          <table:table-cell/>
          <table:table-cell office:value-type="float" office:value="3314819.24" calcext:value-type="float">
            <text:p>3.314.819,24</text:p>
          </table:table-cell>
          <table:table-cell office:value-type="float" office:value="2472477.24" calcext:value-type="float">
            <text:p>2.472.477,24</text:p>
          </table:table-cell>
        </table:table-row>
        <table:table-row table:style-name="ro1">
          <table:table-cell office:value-type="string" calcext:value-type="string">
            <text:p>Depreciação, Amortização e Exaustão</text:p>
          </table:table-cell>
          <table:table-cell/>
          <table:table-cell office:value-type="float" office:value="486439.8" calcext:value-type="float">
            <text:p>486.439,80</text:p>
          </table:table-cell>
          <table:table-cell office:value-type="float" office:value="541641.17" calcext:value-type="float">
            <text:p>541.641,17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Variações Patrimoniais Diminutivas Financeiras</text:p>
          </table:table-cell>
          <table:table-cell table:style-name="ce4"/>
          <table:table-cell table:style-name="ce8" table:formula="of:=SUM([.C82:.C86])" office:value-type="float" office:value="2396.83" calcext:value-type="float">
            <text:p>2.396,83</text:p>
          </table:table-cell>
          <table:table-cell table:style-name="ce8" table:formula="of:=SUM([.D82:.D86])" office:value-type="float" office:value="126823.53" calcext:value-type="float">
            <text:p>126.823,53</text:p>
          </table:table-cell>
        </table:table-row>
        <table:table-row table:style-name="ro1">
          <table:table-cell office:value-type="string" calcext:value-type="string">
            <text:p>Juros e Encargos de Empréstimos e Financiamentos Obtid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e Encargos de Mora</text:p>
          </table:table-cell>
          <table:table-cell/>
          <table:table-cell office:value-type="float" office:value="2396.83" calcext:value-type="float">
            <text:p>2.396,83</text:p>
          </table:table-cell>
          <table:table-cell office:value-type="float" office:value="46.09" calcext:value-type="float">
            <text:p>46,09</text:p>
          </table:table-cell>
        </table:table-row>
        <table:table-row table:style-name="ro1">
          <table:table-cell office:value-type="string" calcext:value-type="string">
            <text:p>Variações Monetárias e Cambiais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988.19" calcext:value-type="float">
            <text:p>988,19</text:p>
          </table:table-cell>
        </table:table-row>
        <table:table-row table:style-name="ro1">
          <table:table-cell office:value-type="string" calcext:value-type="string">
            <text:p>Descontos Financeiros Concedid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as Variações Patrimoniais Diminutivas – Financeiras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25789.25" calcext:value-type="float">
            <text:p>125.789,25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ransferências e Delegações Concedidas</text:p>
          </table:table-cell>
          <table:table-cell table:style-name="ce4"/>
          <table:table-cell table:style-name="ce8" table:formula="of:=SUM([.C89:.C96])" office:value-type="float" office:value="3185292.41" calcext:value-type="float">
            <text:p>3.185.292,41</text:p>
          </table:table-cell>
          <table:table-cell table:style-name="ce8" table:formula="of:=SUM([.D89:.D96])" office:value-type="float" office:value="2851347.64" calcext:value-type="float">
            <text:p>2.851.347,64</text:p>
          </table:table-cell>
        </table:table-row>
        <table:table-row table:style-name="ro1">
          <table:table-cell office:value-type="string" calcext:value-type="string">
            <text:p>Transferências Intragovernamentai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Intergovernamentais</text:p>
          </table:table-cell>
          <table:table-cell/>
          <table:table-cell office:value-type="float" office:value="2856578.28" calcext:value-type="float">
            <text:p>2.856.578,28</text:p>
          </table:table-cell>
          <table:table-cell office:value-type="float" office:value="2494781.47" calcext:value-type="float">
            <text:p>2.494.781,47</text:p>
          </table:table-cell>
        </table:table-row>
        <table:table-row table:style-name="ro1">
          <table:table-cell office:value-type="string" calcext:value-type="string">
            <text:p>Transferências a Instituições Privadas</text:p>
          </table:table-cell>
          <table:table-cell/>
          <table:table-cell office:value-type="float" office:value="146664" calcext:value-type="float">
            <text:p>146.664,00</text:p>
          </table:table-cell>
          <table:table-cell office:value-type="float" office:value="133000" calcext:value-type="float">
            <text:p>133.000,00</text:p>
          </table:table-cell>
        </table:table-row>
        <table:table-row table:style-name="ro1">
          <table:table-cell office:value-type="string" calcext:value-type="string">
            <text:p>Transferências a Instituições Multigovernamentai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a Consórcios Públic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ferências ao Exterior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xecução Orçamentária Delegada de Entes</text:p>
          </table:table-cell>
          <table:table-cell/>
          <table:table-cell office:value-type="float" office:value="182050.13" calcext:value-type="float">
            <text:p>182.050,13</text:p>
          </table:table-cell>
          <table:table-cell office:value-type="float" office:value="223566.17" calcext:value-type="float">
            <text:p>223.566,17</text:p>
          </table:table-cell>
        </table:table-row>
        <table:table-row table:style-name="ro1">
          <table:table-cell office:value-type="string" calcext:value-type="string">
            <text:p>Outras Transferências e Delegações Concedida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Desvalorização e Perda de Ativos e Incorporação de Passivos</text:p>
          </table:table-cell>
          <table:table-cell table:style-name="ce4"/>
          <table:table-cell table:style-name="ce8" table:formula="of:=SUM([.C99:.C103])" office:value-type="float" office:value="160154.38" calcext:value-type="float">
            <text:p>160.154,38</text:p>
          </table:table-cell>
          <table:table-cell table:style-name="ce8" table:formula="of:=SUM([.D99:.D103])" office:value-type="float" office:value="589391.6" calcext:value-type="float">
            <text:p>589.391,60</text:p>
          </table:table-cell>
        </table:table-row>
        <table:table-row table:style-name="ro1">
          <table:table-cell office:value-type="string" calcext:value-type="string">
            <text:p>Redução a Valor Recuperável e Ajuste para Perdas</text:p>
          </table:table-cell>
          <table:table-cell/>
          <table:table-cell office:value-type="float" office:value="152393.38" calcext:value-type="float">
            <text:p>152.393,38</text:p>
          </table:table-cell>
          <table:table-cell office:value-type="float" office:value="586044.18" calcext:value-type="float">
            <text:p>586.044,18</text:p>
          </table:table-cell>
        </table:table-row>
        <table:table-row table:style-name="ro1">
          <table:table-cell office:value-type="string" calcext:value-type="string">
            <text:p>Perdas com Alienação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erdas Involuntárias</text:p>
          </table:table-cell>
          <table:table-cell/>
          <table:table-cell office:value-type="float" office:value="7761" calcext:value-type="float">
            <text:p>7.761,00</text:p>
          </table:table-cell>
          <table:table-cell office:value-type="float" office:value="3347.42" calcext:value-type="float">
            <text:p>3.347,42</text:p>
          </table:table-cell>
        </table:table-row>
        <table:table-row table:style-name="ro1">
          <table:table-cell office:value-type="string" calcext:value-type="string">
            <text:p>Incorporação de Passiv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esincorporação de Ativ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ributárias</text:p>
          </table:table-cell>
          <table:table-cell table:style-name="ce4"/>
          <table:table-cell table:style-name="ce8" table:formula="of:=SUM([.C106:.C107])" office:value-type="float" office:value="213893.08" calcext:value-type="float">
            <text:p>213.893,08</text:p>
          </table:table-cell>
          <table:table-cell table:style-name="ce8" table:formula="of:=SUM([.D106:.D107])" office:value-type="float" office:value="169887.28" calcext:value-type="float">
            <text:p>169.887,28</text:p>
          </table:table-cell>
        </table:table-row>
        <table:table-row table:style-name="ro1">
          <table:table-cell office:value-type="string" calcext:value-type="string">
            <text:p>Impostos, Taxas e Contribuições de Melhoria</text:p>
          </table:table-cell>
          <table:table-cell/>
          <table:table-cell office:value-type="float" office:value="25.87" calcext:value-type="float">
            <text:p>25,87</text:p>
          </table:table-cell>
          <table:table-cell office:value-type="float" office:value="63.64" calcext:value-type="float">
            <text:p>63,64</text:p>
          </table:table-cell>
        </table:table-row>
        <table:table-row table:style-name="ro1">
          <table:table-cell office:value-type="string" calcext:value-type="string">
            <text:p>Contribuições</text:p>
          </table:table-cell>
          <table:table-cell/>
          <table:table-cell office:value-type="float" office:value="213867.21" calcext:value-type="float">
            <text:p>213.867,21</text:p>
          </table:table-cell>
          <table:table-cell office:value-type="float" office:value="169823.64" calcext:value-type="float">
            <text:p>169.823,64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Custo das Mercadorias e Produtos Vendidos, e dos Serviços Prestados</text:p>
          </table:table-cell>
          <table:table-cell table:style-name="ce4"/>
          <table:table-cell table:style-name="ce8" table:formula="of:=SUM([.C110:.C112])" office:value-type="float" office:value="0" calcext:value-type="float">
            <text:p>0,00</text:p>
          </table:table-cell>
          <table:table-cell table:style-name="ce8" table:formula="of:=SUM([.D110:.D112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ustos das Mercadorias Vendida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ustos dos Produtos Vendid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ustos dos Serviços Prestad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Outras Variações Patrimoniais Diminutivas</text:p>
          </table:table-cell>
          <table:table-cell table:style-name="ce4"/>
          <table:table-cell table:style-name="ce8" table:formula="of:=SUM([.C115:.C121])" office:value-type="float" office:value="67536.74" calcext:value-type="float">
            <text:p>67.536,74</text:p>
          </table:table-cell>
          <table:table-cell table:style-name="ce8" table:formula="of:=SUM([.D115:.D121])" office:value-type="float" office:value="16362032.22" calcext:value-type="float">
            <text:p>16.362.032,22</text:p>
          </table:table-cell>
        </table:table-row>
        <table:table-row table:style-name="ro1">
          <table:table-cell office:value-type="string" calcext:value-type="string">
            <text:p>Premiações</text:p>
          </table:table-cell>
          <table:table-cell/>
          <table:table-cell office:value-type="float" office:value="2000" calcext:value-type="float">
            <text:p>2.000,00</text:p>
          </table:table-cell>
          <table:table-cell office:value-type="float" office:value="11450" calcext:value-type="float">
            <text:p>11.450,00</text:p>
          </table:table-cell>
        </table:table-row>
        <table:table-row table:style-name="ro1">
          <table:table-cell office:value-type="string" calcext:value-type="string">
            <text:p>Resultado Negativo de Participações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39897.32" calcext:value-type="float">
            <text:p>39.897,32</text:p>
          </table:table-cell>
        </table:table-row>
        <table:table-row table:style-name="ro1">
          <table:table-cell office:value-type="string" calcext:value-type="string">
            <text:p>Incentivo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ubvenções Econômica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rticipações e Contribuições</text:p>
          </table:table-cell>
          <table:table-cell/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stituição de Provisões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6273757.17" calcext:value-type="float">
            <text:p>16.273.757,17</text:p>
          </table:table-cell>
        </table:table-row>
        <table:table-row table:style-name="ro1">
          <table:table-cell office:value-type="string" calcext:value-type="string">
            <text:p>Diversas Variações Patrimoniais Diminutivas</text:p>
          </table:table-cell>
          <table:table-cell/>
          <table:table-cell office:value-type="float" office:value="65536.74" calcext:value-type="float">
            <text:p>65.536,74</text:p>
          </table:table-cell>
          <table:table-cell office:value-type="float" office:value="36927.73" calcext:value-type="float">
            <text:p>36.927,7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otal das Variações Patrimoniais Diminutivas (II)</text:p>
          </table:table-cell>
          <table:table-cell table:style-name="ce4"/>
          <table:table-cell table:style-name="ce20" table:formula="of:=[.C114]+[.C109]+[.C105]+[.C98]+[.C88]+[.C81]+[.C76]+[.C68]+[.C62]" office:value-type="float" office:value="20834601.05" calcext:value-type="float">
            <text:p>20.834.601,05</text:p>
          </table:table-cell>
          <table:table-cell table:style-name="ce20" table:formula="of:=[.D114]+[.D109]+[.D105]+[.D98]+[.D88]+[.D81]+[.D76]+[.D68]+[.D62]" office:value-type="float" office:value="35422629.59" calcext:value-type="float">
            <text:p>35.422.629,59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RESULTADO PATRIMONIAL DO PERÍODO (III) = (I-II)</text:p>
          </table:table-cell>
          <table:table-cell table:style-name="ce4"/>
          <table:table-cell table:style-name="ce20" table:formula="of:=[.C58]-[.C123]" office:value-type="float" office:value="5560443.77000001" calcext:value-type="float">
            <text:p>5.560.443,77</text:p>
          </table:table-cell>
          <table:table-cell table:style-name="ce20" table:formula="of:=[.D58]-[.D123]" office:value-type="float" office:value="-12884216.93" calcext:value-type="float">
            <text:p>-12.884.216,93</text:p>
          </table:table-cell>
        </table:table-row>
      </table:table>
      <table:table table:name="DFC" table:style-name="ta1">
        <table:table-column table:style-name="co34" table:default-cell-style-name="Default"/>
        <table:table-column table:style-name="co28" table:default-cell-style-name="Default"/>
        <table:table-column table:style-name="co20" table:default-cell-style-name="ce9"/>
        <table:table-column table:style-name="co21" table:default-cell-style-name="ce9"/>
        <table:table-column table:style-name="co8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stado do Rio Grande do Sul</text:p>
          </table:table-cell>
          <table:covered-table-cell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4" table:number-rows-spanned="1">
            <text:p>MUNICÍPIO DE INDEPENDÊNCIA</text:p>
          </table:table-cell>
          <table:covered-table-cell/>
          <table:covered-table-cell table:number-columns-repeated="2"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DEMONSTRAÇÃO DOS FLUXOS DE CAIXA</text:p>
          </table:table-cell>
          <table:covered-table-cell/>
          <table:covered-table-cell table:number-columns-repeated="2"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Nota</text:p>
          </table:table-cell>
          <table:table-cell table:style-name="ce4" office:value-type="string" calcext:value-type="string">
            <text:p>Exercício Atual</text:p>
          </table:table-cell>
          <table:table-cell table:style-name="ce4" office:value-type="string" calcext:value-type="string">
            <text:p>Exercício Anteri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UXOS DE CAIXA DAS ATIVIDADES OPERACION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gressos</text:p>
          </table:table-cell>
          <table:table-cell table:style-name="ce4"/>
          <table:table-cell table:style-name="ce8" table:formula="of:=SUM([.C11:.C12])" office:value-type="float" office:value="23131450.42" calcext:value-type="float">
            <text:p>23.131.450,42</text:p>
          </table:table-cell>
          <table:table-cell table:style-name="ce8" table:formula="of:=SUM([.D11:.D12])" office:value-type="float" office:value="18876207.87" calcext:value-type="float">
            <text:p>18.876.207,87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Receitas Derivadas e Originárias</text:p>
          </table:table-cell>
          <table:table-cell/>
          <table:table-cell table:formula="of:=['Receitas Derivadas e Originárias'.B19]" office:value-type="float" office:value="6962848.99" calcext:value-type="float">
            <text:p>6.962.848,99</text:p>
          </table:table-cell>
          <table:table-cell table:formula="of:=['Receitas Derivadas e Originárias'.C19]" office:value-type="float" office:value="5016701.9" calcext:value-type="float">
            <text:p>5.016.701,9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ansferências Correntes Recebidas</text:p>
          </table:table-cell>
          <table:table-cell/>
          <table:table-cell table:formula="of:=[Transferências.B19]" office:value-type="float" office:value="16168601.43" calcext:value-type="float">
            <text:p>16.168.601,43</text:p>
          </table:table-cell>
          <table:table-cell table:formula="of:=[Transferências.C19]" office:value-type="float" office:value="13859505.97" calcext:value-type="float">
            <text:p>13.859.505,9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Desembolsos</text:p>
          </table:table-cell>
          <table:table-cell table:style-name="ce4"/>
          <table:table-cell table:style-name="ce8" table:formula="of:=SUM([.C15:.C17])" office:value-type="float" office:value="18953355.49" calcext:value-type="float">
            <text:p>18.953.355,49</text:p>
          </table:table-cell>
          <table:table-cell table:style-name="ce8" table:formula="of:=SUM([.D15:.D17])" office:value-type="float" office:value="16567513.32" calcext:value-type="float">
            <text:p>16.567.513,32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Pessoal e Demais Despesas</text:p>
          </table:table-cell>
          <table:table-cell/>
          <table:table-cell table:formula="of:=[Desembolsos.B37]" office:value-type="float" office:value="17069198.6" calcext:value-type="float">
            <text:p>17.069.198,60</text:p>
          </table:table-cell>
          <table:table-cell table:formula="of:=[Desembolsos.C37]" office:value-type="float" office:value="14901633.27" calcext:value-type="float">
            <text:p>14.901.633,2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Juros e Encargos da Dívida</text:p>
          </table:table-cell>
          <table:table-cell/>
          <table:table-cell table:formula="of:=[Juros.B12]" office:value-type="float" office:value="0" calcext:value-type="float">
            <text:p>0,00</text:p>
          </table:table-cell>
          <table:table-cell table:formula="of:=[Juros.C12]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ansferências Concedidas</text:p>
          </table:table-cell>
          <table:table-cell/>
          <table:table-cell table:formula="of:=[Transferências.B32]" office:value-type="float" office:value="1884156.89" calcext:value-type="float">
            <text:p>1.884.156,89</text:p>
          </table:table-cell>
          <table:table-cell table:formula="of:=[Transferências.C32]" office:value-type="float" office:value="1665880.05" calcext:value-type="float">
            <text:p>1.665.880,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Fluxo de Caixa Líquido das Atividades Operacionais (I)</text:p>
          </table:table-cell>
          <table:table-cell table:style-name="ce22"/>
          <table:table-cell table:style-name="ce25" table:formula="of:=[.C10]-[.C14]" office:value-type="float" office:value="4178094.93" calcext:value-type="float">
            <text:p>4.178.094,93</text:p>
          </table:table-cell>
          <table:table-cell table:style-name="ce25" table:formula="of:=[.D10]-[.D14]" office:value-type="float" office:value="2308694.55" calcext:value-type="float">
            <text:p>2.308.694,55</text:p>
          </table:table-cell>
          <table:table-cell table:style-name="ce2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UXOS DE CAIXA DAS ATIVIDADES DE INVESTI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gressos</text:p>
          </table:table-cell>
          <table:table-cell table:style-name="ce4"/>
          <table:table-cell table:style-name="ce8" table:formula="of:=SUM([.C24:.C26])" office:value-type="float" office:value="0" calcext:value-type="float">
            <text:p>0,00</text:p>
          </table:table-cell>
          <table:table-cell table:style-name="ce8" table:formula="of:=SUM([.D24:.D26])" office:value-type="float" office:value="538750" calcext:value-type="float">
            <text:p>538.750,00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Alienação de Bens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mortização de Empréstimos e Financiamentos Concedidos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Outros Ingressos de Investimento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538750" calcext:value-type="float">
            <text:p>538.750,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Desembolsos</text:p>
          </table:table-cell>
          <table:table-cell table:style-name="ce4"/>
          <table:table-cell table:style-name="ce8" table:formula="of:=SUM([.C29:.C31])" office:value-type="float" office:value="508161.07" calcext:value-type="float">
            <text:p>508.161,07</text:p>
          </table:table-cell>
          <table:table-cell table:style-name="ce8" table:formula="of:=SUM([.D29:.D31])" office:value-type="float" office:value="972026.59" calcext:value-type="float">
            <text:p>972.026,59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Aquisição de Ativo Não Circulante</text:p>
          </table:table-cell>
          <table:table-cell/>
          <table:table-cell table:formula="of:=383167.5+124993.57" office:value-type="float" office:value="508161.07" calcext:value-type="float">
            <text:p>508.161,07</text:p>
          </table:table-cell>
          <table:table-cell office:value-type="float" office:value="972026.59" calcext:value-type="float">
            <text:p>972.026,5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ncessão de Empréstimos e Financiamentos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Outros Desembolsos de Investimentos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Fluxo de Caixa Líquido das Atividades de Investimentos (II)</text:p>
          </table:table-cell>
          <table:table-cell table:style-name="ce22"/>
          <table:table-cell table:style-name="ce25" table:formula="of:=[.C23]-[.C28]" office:value-type="float" office:value="-508161.07" calcext:value-type="float">
            <text:p>-508.161,07</text:p>
          </table:table-cell>
          <table:table-cell table:style-name="ce25" table:formula="of:=[.D23]-[.D28]" office:value-type="float" office:value="-433276.59" calcext:value-type="float">
            <text:p>-433.276,59</text:p>
          </table:table-cell>
          <table:table-cell table:style-name="ce2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UXOS DE CAIXA DAS ATIVIDADES DE FINANCIA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gressos</text:p>
          </table:table-cell>
          <table:table-cell table:style-name="ce4"/>
          <table:table-cell table:style-name="ce8" table:formula="of:=SUM([.C38:.C41])" office:value-type="float" office:value="831185.3" calcext:value-type="float">
            <text:p>831.185,30</text:p>
          </table:table-cell>
          <table:table-cell table:style-name="ce8" table:formula="of:=SUM([.D38:.D41])" office:value-type="float" office:value="0" calcext:value-type="float">
            <text:p>0,00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Operações de Crédito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ntegralização do Capital de Empresas Dependentes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ansferências de Capital Recebidas</text:p>
          </table:table-cell>
          <table:table-cell/>
          <table:table-cell office:value-type="float" office:value="831185.3" calcext:value-type="float">
            <text:p>831.185,30</text:p>
          </table:table-cell>
          <table:table-cell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Outros Ingressos de Financiamento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Desembolsos</text:p>
          </table:table-cell>
          <table:table-cell table:style-name="ce4"/>
          <table:table-cell table:style-name="ce8" table:formula="of:=SUM([.C44:.C45])" office:value-type="float" office:value="116124.24" calcext:value-type="float">
            <text:p>116.124,24</text:p>
          </table:table-cell>
          <table:table-cell table:style-name="ce8" table:formula="of:=SUM([.D44:.D45])" office:value-type="float" office:value="104993.16" calcext:value-type="float">
            <text:p>104.993,16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Amortização/Refinanciamento da Dívida</text:p>
          </table:table-cell>
          <table:table-cell/>
          <table:table-cell office:value-type="float" office:value="116124.24" calcext:value-type="float">
            <text:p>116.124,24</text:p>
          </table:table-cell>
          <table:table-cell office:value-type="float" office:value="104993.16" calcext:value-type="float">
            <text:p>104.993,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Outros Desembolsos de Financiamento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Fluxo de Caixa Líquido das Atividades de Financiamento (III)</text:p>
          </table:table-cell>
          <table:table-cell table:style-name="ce22"/>
          <table:table-cell table:style-name="ce25" table:formula="of:=[.C37]-[.C43]" office:value-type="float" office:value="715061.06" calcext:value-type="float">
            <text:p>715.061,06</text:p>
          </table:table-cell>
          <table:table-cell table:style-name="ce25" table:formula="of:=[.D37]-[.D43]" office:value-type="float" office:value="-104993.16" calcext:value-type="float">
            <text:p>-104.993,16</text:p>
          </table:table-cell>
          <table:table-cell table:style-name="ce2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ERAÇÃO LÍQUIDA DE CAIXA E EQUIVALENTE DE CAIXA (I+II+III)</text:p>
          </table:table-cell>
          <table:table-cell table:style-name="ce4"/>
          <table:table-cell table:style-name="ce8" table:formula="of:=[.C19]+[.C33]+[.C47]" office:value-type="float" office:value="4384994.92" calcext:value-type="float">
            <text:p>4.384.994,92</text:p>
          </table:table-cell>
          <table:table-cell table:style-name="ce8" table:formula="of:=[.D19]+[.D33]+[.D47]" office:value-type="float" office:value="1770424.8" calcext:value-type="float">
            <text:p>1.770.424,80</text:p>
          </table:table-cell>
          <table:table-cell table:style-name="ce4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ixa e Equivalente de Caixa Inicial</text:p>
          </table:table-cell>
          <table:table-cell/>
          <table:table-cell office:value-type="float" office:value="13519156.39" calcext:value-type="float">
            <text:p>13.519.156,39</text:p>
          </table:table-cell>
          <table:table-cell office:value-type="float" office:value="11687485.62" calcext:value-type="float">
            <text:p>11.687.485,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ixa e Equivalente de Caixa Final</text:p>
          </table:table-cell>
          <table:table-cell/>
          <table:table-cell table:formula="of:=2861963.89+15041465.15+722.27" office:value-type="float" office:value="17904151.31" calcext:value-type="float">
            <text:p>17.904.151,31</text:p>
          </table:table-cell>
          <table:table-cell office:value-type="float" office:value="13519156.39" calcext:value-type="float">
            <text:p>13.519.156,39</text:p>
          </table:table-cell>
          <table:table-cell table:number-columns-repeated="1020"/>
        </table:table-row>
      </table:table>
      <table:table table:name="Receitas Derivadas e Originárias" table:style-name="ta1">
        <table:table-column table:style-name="co35" table:default-cell-style-name="Default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office:value-type="string" calcext:value-type="string" table:number-columns-spanned="3" table:number-rows-spanned="1">
            <text:p>Estado do Rio Grande do Sul</text:p>
          </table:table-cell>
          <table:covered-table-cell table:number-columns-repeated="2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3" table:number-rows-spanned="1">
            <text:p>MUNICÍPIO DE INDEPENDÊNCIA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QUADRO DE RECEITAS DERIVADAS E ORIGINÁRIAS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Exercício Atual</text:p>
          </table:table-cell>
          <table:table-cell table:style-name="ce4" office:value-type="string" calcext:value-type="string">
            <text:p>Exercício Anterior</text:p>
          </table:table-cell>
        </table:table-row>
        <table:table-row table:style-name="ro1">
          <table:table-cell office:value-type="string" calcext:value-type="string">
            <text:p>RECEITAS DERIVADAS E ORIGINÁRIA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eceita Tributária</text:p>
          </table:table-cell>
          <table:table-cell table:formula="of:=1304637.14-52574.39" office:value-type="float" office:value="1252062.75" calcext:value-type="float">
            <text:p>1.252.062,75</text:p>
          </table:table-cell>
          <table:table-cell office:value-type="float" office:value="1088727.88" calcext:value-type="float">
            <text:p>1.088.727,88</text:p>
          </table:table-cell>
        </table:table-row>
        <table:table-row table:style-name="ro1">
          <table:table-cell office:value-type="string" calcext:value-type="string">
            <text:p>Receita de Contribuições</text:p>
          </table:table-cell>
          <table:table-cell table:formula="of:=772511.95+1822457.13" office:value-type="float" office:value="2594969.08" calcext:value-type="float">
            <text:p>2.594.969,08</text:p>
          </table:table-cell>
          <table:table-cell office:value-type="float" office:value="2324592.1" calcext:value-type="float">
            <text:p>2.324.592,10</text:p>
          </table:table-cell>
        </table:table-row>
        <table:table-row table:style-name="ro1">
          <table:table-cell office:value-type="string" calcext:value-type="string">
            <text:p>Receita Patrimonial</text:p>
          </table:table-cell>
          <table:table-cell table:formula="of:=3006614.09-227438.55-2623738.22" office:value-type="float" office:value="155437.32" calcext:value-type="float">
            <text:p>155.437,32</text:p>
          </table:table-cell>
          <table:table-cell office:value-type="float" office:value="142072" calcext:value-type="float">
            <text:p>142.072,00</text:p>
          </table:table-cell>
        </table:table-row>
        <table:table-row table:style-name="ro1">
          <table:table-cell office:value-type="string" calcext:value-type="string">
            <text:p>Receita Agropecuári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ceita Industrial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eceita de Serviços</text:p>
          </table:table-cell>
          <table:table-cell table:formula="of:=33105.5-201" office:value-type="float" office:value="32904.5" calcext:value-type="float">
            <text:p>32.904,50</text:p>
          </table:table-cell>
          <table:table-cell office:value-type="float" office:value="25162" calcext:value-type="float">
            <text:p>25.162,00</text:p>
          </table:table-cell>
        </table:table-row>
        <table:table-row table:style-name="ro1">
          <table:table-cell office:value-type="string" calcext:value-type="string">
            <text:p>Remuneração das Disponibilidades</text:p>
          </table:table-cell>
          <table:table-cell table:formula="of:=227438.55+2623738.22+38367.65-131887.1" office:value-type="float" office:value="2757657.32" calcext:value-type="float">
            <text:p>2.757.657,32</text:p>
          </table:table-cell>
          <table:table-cell office:value-type="float" office:value="1155213.68" calcext:value-type="float">
            <text:p>1.155.213,68</text:p>
          </table:table-cell>
        </table:table-row>
        <table:table-row table:style-name="ro1">
          <table:table-cell office:value-type="string" calcext:value-type="string">
            <text:p>Outras Receitas Derivadas e Originárias</text:p>
          </table:table-cell>
          <table:table-cell table:formula="of:=169818.02" office:value-type="float" office:value="169818.02" calcext:value-type="float">
            <text:p>169.818,02</text:p>
          </table:table-cell>
          <table:table-cell office:value-type="float" office:value="280934.24" calcext:value-type="float">
            <text:p>280.934,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2" office:value-type="string" calcext:value-type="string">
            <text:p>Total das Receitas Derivadas e Originárias</text:p>
          </table:table-cell>
          <table:table-cell table:style-name="ce25" table:formula="of:=SUM([.B10:.B17])" office:value-type="float" office:value="6962848.99" calcext:value-type="float">
            <text:p>6.962.848,99</text:p>
          </table:table-cell>
          <table:table-cell table:style-name="ce25" table:formula="of:=SUM([.C10:.C17])" office:value-type="float" office:value="5016701.9" calcext:value-type="float">
            <text:p>5.016.701,90</text:p>
          </table:table-cell>
        </table:table-row>
      </table:table>
      <table:table table:name="Transferências" table:style-name="ta1">
        <table:table-column table:style-name="co36" table:default-cell-style-name="Default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table:formula="of:=['Balanço Orçamentário - Receitas'.A1]" office:value-type="string" office:string-value="Estado do Rio Grande do Sul" calcext:value-type="string" table:number-columns-spanned="3" table:number-rows-spanned="1">
            <text:p>Estado do Rio Grande do Sul</text:p>
          </table:table-cell>
          <table:covered-table-cell table:number-columns-repeated="2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3" table:number-rows-spanned="1">
            <text:p>MUNICÍPIO DE INDEPENDÊNCIA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QUADRO DE TRANSFERÊNCIAS RECEBIDAS E CONCEDIDAS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Exercício Atual</text:p>
          </table:table-cell>
          <table:table-cell table:style-name="ce4" office:value-type="string" calcext:value-type="string">
            <text:p>Exercício Anterior</text:p>
          </table:table-cell>
        </table:table-row>
        <table:table-row table:style-name="ro1">
          <table:table-cell office:value-type="string" calcext:value-type="string">
            <text:p>TRANSFERÊNCIAS CORRENTES RECEBIDA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ntergovernamentais</text:p>
          </table:table-cell>
          <table:table-cell table:formula="of:=SUM([.B11:.B13])" office:value-type="float" office:value="13782810.3" calcext:value-type="float">
            <text:p>13.782.810,30</text:p>
          </table:table-cell>
          <table:table-cell table:formula="of:=SUM([.C11:.C13])" office:value-type="float" office:value="11790321.8" calcext:value-type="float">
            <text:p>11.790.321,80</text:p>
          </table:table-cell>
        </table:table-row>
        <table:table-row table:style-name="ro1">
          <table:table-cell table:style-name="ce5" office:value-type="string" calcext:value-type="string">
            <text:p>da União</text:p>
          </table:table-cell>
          <table:table-cell table:formula="of:=9254650.96-1466770.54" office:value-type="float" office:value="7787880.42" calcext:value-type="float">
            <text:p>7.787.880,42</text:p>
          </table:table-cell>
          <table:table-cell office:value-type="float" office:value="6706218.16" calcext:value-type="float">
            <text:p>6.706.218,16</text:p>
          </table:table-cell>
        </table:table-row>
        <table:table-row table:style-name="ro1">
          <table:table-cell table:style-name="ce5" office:value-type="string" calcext:value-type="string">
            <text:p>de Estados e Distrito Federal</text:p>
          </table:table-cell>
          <table:table-cell table:formula="of:=7141909.87+224501.8-1371481.79" office:value-type="float" office:value="5994929.88" calcext:value-type="float">
            <text:p>5.994.929,88</text:p>
          </table:table-cell>
          <table:table-cell office:value-type="float" office:value="5084103.64" calcext:value-type="float">
            <text:p>5.084.103,64</text:p>
          </table:table-cell>
        </table:table-row>
        <table:table-row table:style-name="ro1">
          <table:table-cell table:style-name="ce5" office:value-type="string" calcext:value-type="string">
            <text:p>de Municípios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ragovernamentais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ras Transferências Correntes Recebidas</text:p>
          </table:table-cell>
          <table:table-cell table:formula="of:=2380291.13+5500" office:value-type="float" office:value="2385791.13" calcext:value-type="float">
            <text:p>2.385.791,13</text:p>
          </table:table-cell>
          <table:table-cell office:value-type="float" office:value="2069184.17" calcext:value-type="float">
            <text:p>2.069.184,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2" office:value-type="string" calcext:value-type="string">
            <text:p>Total das Transferências Correntes Recebidas</text:p>
          </table:table-cell>
          <table:table-cell table:style-name="ce25" table:formula="of:=[.B10]+[.B15]+[.B17]" office:value-type="float" office:value="16168601.43" calcext:value-type="float">
            <text:p>16.168.601,43</text:p>
          </table:table-cell>
          <table:table-cell table:style-name="ce25" table:formula="of:=[.C10]+[.C15]+[.C17]" office:value-type="float" office:value="13859505.97" calcext:value-type="float">
            <text:p>13.859.505,97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RANSFERÊNCIAS CONCEDIDA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ntergovernamentais</text:p>
          </table:table-cell>
          <table:table-cell table:formula="of:=SUM([.B24:.B26])" office:value-type="float" office:value="23280" calcext:value-type="float">
            <text:p>23.280,00</text:p>
          </table:table-cell>
          <table:table-cell table:formula="of:=SUM([.C24:.C26])" office:value-type="float" office:value="34660.32" calcext:value-type="float">
            <text:p>34.660,32</text:p>
          </table:table-cell>
        </table:table-row>
        <table:table-row table:style-name="ro1">
          <table:table-cell table:style-name="ce5" office:value-type="string" calcext:value-type="string">
            <text:p>a União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a Estados e Distrito Federal</text:p>
          </table:table-cell>
          <table:table-cell office:value-type="float" office:value="17280" calcext:value-type="float">
            <text:p>17.280,00</text:p>
          </table:table-cell>
          <table:table-cell office:value-type="float" office:value="20724.48" calcext:value-type="float">
            <text:p>20.724,48</text:p>
          </table:table-cell>
        </table:table-row>
        <table:table-row table:style-name="ro1">
          <table:table-cell table:style-name="ce5" office:value-type="string" calcext:value-type="string">
            <text:p>a Municípios</text:p>
          </table:table-cell>
          <table:table-cell office:value-type="float" office:value="6000" calcext:value-type="float">
            <text:p>6.000,00</text:p>
          </table:table-cell>
          <table:table-cell office:value-type="float" office:value="13935.84" calcext:value-type="float">
            <text:p>13.935,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ragovernamentais</text:p>
          </table:table-cell>
          <table:table-cell table:formula="of:=1706332.89" office:value-type="float" office:value="1706332.89" calcext:value-type="float">
            <text:p>1.706.332,89</text:p>
          </table:table-cell>
          <table:table-cell office:value-type="float" office:value="1483042.53" calcext:value-type="float">
            <text:p>1.483.042,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ras Transferências Concedidas</text:p>
          </table:table-cell>
          <table:table-cell office:value-type="float" office:value="154544" calcext:value-type="float">
            <text:p>154.544,00</text:p>
          </table:table-cell>
          <table:table-cell office:value-type="float" office:value="148177.2" calcext:value-type="float">
            <text:p>148.177,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2" office:value-type="string" calcext:value-type="string">
            <text:p>Total das Transferências Concedidas</text:p>
          </table:table-cell>
          <table:table-cell table:style-name="ce25" table:formula="of:=[.B23]+[.B28]+[.B30]" office:value-type="float" office:value="1884156.89" calcext:value-type="float">
            <text:p>1.884.156,89</text:p>
          </table:table-cell>
          <table:table-cell table:style-name="ce25" table:formula="of:=[.C23]+[.C28]+[.C30]" office:value-type="float" office:value="1665880.05" calcext:value-type="float">
            <text:p>1.665.880,05</text:p>
          </table:table-cell>
        </table:table-row>
      </table:table>
      <table:table table:name="Desembolsos" table:style-name="ta1">
        <table:table-column table:style-name="co18" table:default-cell-style-name="Default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office:value-type="string" calcext:value-type="string" table:number-columns-spanned="3" table:number-rows-spanned="1">
            <text:p>Estado do Rio Grande do Sul</text:p>
          </table:table-cell>
          <table:covered-table-cell table:number-columns-repeated="2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3" table:number-rows-spanned="1">
            <text:p>MUNICÍPIO DE INDEPENDÊNCIA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QUADRO DE DESEMBOLSOS DE PESSOAL E DEMAIS DESPESAS POR FUNÇÃO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Exercício Atual</text:p>
          </table:table-cell>
          <table:table-cell table:style-name="ce4" office:value-type="string" calcext:value-type="string">
            <text:p>Exercício Anterior</text:p>
          </table:table-cell>
        </table:table-row>
        <table:table-row table:style-name="ro1">
          <table:table-cell office:value-type="string" calcext:value-type="string">
            <text:p>Legislativa</text:p>
          </table:table-cell>
          <table:table-cell office:value-type="float" office:value="873511.46" calcext:value-type="float">
            <text:p>873.511,46</text:p>
          </table:table-cell>
          <table:table-cell office:value-type="float" office:value="477079.76" calcext:value-type="float">
            <text:p>477.079,76</text:p>
          </table:table-cell>
        </table:table-row>
        <table:table-row table:style-name="ro1">
          <table:table-cell office:value-type="string" calcext:value-type="string">
            <text:p>Judiciári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ssencial à Justiç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dministração</text:p>
          </table:table-cell>
          <table:table-cell office:value-type="float" office:value="1978092.96" calcext:value-type="float">
            <text:p>1.978.092,96</text:p>
          </table:table-cell>
          <table:table-cell office:value-type="float" office:value="2124070.68" calcext:value-type="float">
            <text:p>2.124.070,68</text:p>
          </table:table-cell>
        </table:table-row>
        <table:table-row table:style-name="ro1">
          <table:table-cell office:value-type="string" calcext:value-type="string">
            <text:p>Defesa Nacional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egurança Pública</text:p>
          </table:table-cell>
          <table:table-cell office:value-type="float" office:value="0" calcext:value-type="float">
            <text:p>0,00</text:p>
          </table:table-cell>
          <table:table-cell office:value-type="float" office:value="11552.33" calcext:value-type="float">
            <text:p>11.552,33</text:p>
          </table:table-cell>
        </table:table-row>
        <table:table-row table:style-name="ro1">
          <table:table-cell office:value-type="string" calcext:value-type="string">
            <text:p>Relações Exteriores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ssistência Social</text:p>
          </table:table-cell>
          <table:table-cell office:value-type="float" office:value="585298.31" calcext:value-type="float">
            <text:p>585.298,31</text:p>
          </table:table-cell>
          <table:table-cell office:value-type="float" office:value="558163.21" calcext:value-type="float">
            <text:p>558.163,21</text:p>
          </table:table-cell>
        </table:table-row>
        <table:table-row table:style-name="ro1">
          <table:table-cell office:value-type="string" calcext:value-type="string">
            <text:p>Previdência Social</text:p>
          </table:table-cell>
          <table:table-cell office:value-type="float" office:value="1962904.09" calcext:value-type="float">
            <text:p>1.962.904,09</text:p>
          </table:table-cell>
          <table:table-cell office:value-type="float" office:value="1282704.46" calcext:value-type="float">
            <text:p>1.282.704,46</text:p>
          </table:table-cell>
        </table:table-row>
        <table:table-row table:style-name="ro1">
          <table:table-cell office:value-type="string" calcext:value-type="string">
            <text:p>Saúde</text:p>
          </table:table-cell>
          <table:table-cell table:formula="of:=4409790.1+7564-182050.13" office:value-type="float" office:value="4235303.97" calcext:value-type="float">
            <text:p>4.235.303,97</text:p>
          </table:table-cell>
          <table:table-cell office:value-type="float" office:value="3698166.77" calcext:value-type="float">
            <text:p>3.698.166,77</text:p>
          </table:table-cell>
        </table:table-row>
        <table:table-row table:style-name="ro1">
          <table:table-cell office:value-type="string" calcext:value-type="string">
            <text:p>Trabalho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ducação</text:p>
          </table:table-cell>
          <table:table-cell office:value-type="float" office:value="4199745.54" calcext:value-type="float">
            <text:p>4.199.745,54</text:p>
          </table:table-cell>
          <table:table-cell office:value-type="float" office:value="3838930.95" calcext:value-type="float">
            <text:p>3.838.930,95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47327.72" calcext:value-type="float">
            <text:p>47.327,72</text:p>
          </table:table-cell>
          <table:table-cell office:value-type="float" office:value="61367.04" calcext:value-type="float">
            <text:p>61.367,04</text:p>
          </table:table-cell>
        </table:table-row>
        <table:table-row table:style-name="ro1">
          <table:table-cell office:value-type="string" calcext:value-type="string">
            <text:p>Direitos da Cidadani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rbanismo</text:p>
          </table:table-cell>
          <table:table-cell office:value-type="float" office:value="1143018.98" calcext:value-type="float">
            <text:p>1.143.018,98</text:p>
          </table:table-cell>
          <table:table-cell office:value-type="float" office:value="735668.78" calcext:value-type="float">
            <text:p>735.668,78</text:p>
          </table:table-cell>
        </table:table-row>
        <table:table-row table:style-name="ro1">
          <table:table-cell office:value-type="string" calcext:value-type="string">
            <text:p>Habitação</text:p>
          </table:table-cell>
          <table:table-cell office:value-type="float" office:value="34834.62" calcext:value-type="float">
            <text:p>34.834,62</text:p>
          </table:table-cell>
          <table:table-cell office:value-type="float" office:value="5307.19" calcext:value-type="float">
            <text:p>5.307,19</text:p>
          </table:table-cell>
        </table:table-row>
        <table:table-row table:style-name="ro1">
          <table:table-cell office:value-type="string" calcext:value-type="string">
            <text:p>Saneamento</text:p>
          </table:table-cell>
          <table:table-cell office:value-type="float" office:value="13399.43" calcext:value-type="float">
            <text:p>13.399,43</text:p>
          </table:table-cell>
          <table:table-cell office:value-type="float" office:value="8138.46" calcext:value-type="float">
            <text:p>8.138,46</text:p>
          </table:table-cell>
        </table:table-row>
        <table:table-row table:style-name="ro1">
          <table:table-cell office:value-type="string" calcext:value-type="string">
            <text:p>Gestão Ambiental</text:p>
          </table:table-cell>
          <table:table-cell office:value-type="float" office:value="4479.46" calcext:value-type="float">
            <text:p>4.479,46</text:p>
          </table:table-cell>
          <table:table-cell office:value-type="float" office:value="4573.68" calcext:value-type="float">
            <text:p>4.573,68</text:p>
          </table:table-cell>
        </table:table-row>
        <table:table-row table:style-name="ro1">
          <table:table-cell office:value-type="string" calcext:value-type="string">
            <text:p>Ciência e Tecnologi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gricultura</text:p>
          </table:table-cell>
          <table:table-cell office:value-type="float" office:value="609514.7" calcext:value-type="float">
            <text:p>609.514,70</text:p>
          </table:table-cell>
          <table:table-cell office:value-type="float" office:value="582422.98" calcext:value-type="float">
            <text:p>582.422,98</text:p>
          </table:table-cell>
        </table:table-row>
        <table:table-row table:style-name="ro1">
          <table:table-cell office:value-type="string" calcext:value-type="string">
            <text:p>Organização Agrári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Indústri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mércio e Serviços</text:p>
          </table:table-cell>
          <table:table-cell office:value-type="float" office:value="2000" calcext:value-type="float">
            <text:p>2.000,00</text:p>
          </table:table-cell>
          <table:table-cell office:value-type="float" office:value="12950" calcext:value-type="float">
            <text:p>12.950,00</text:p>
          </table:table-cell>
        </table:table-row>
        <table:table-row table:style-name="ro1">
          <table:table-cell office:value-type="string" calcext:value-type="string">
            <text:p>Comunicações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nergi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table:formula="of:=1012936.15+138158.08" office:value-type="float" office:value="1151094.23" calcext:value-type="float">
            <text:p>1.151.094,23</text:p>
          </table:table-cell>
          <table:table-cell office:value-type="float" office:value="805950.2" calcext:value-type="float">
            <text:p>805.950,20</text:p>
          </table:table-cell>
        </table:table-row>
        <table:table-row table:style-name="ro1">
          <table:table-cell office:value-type="string" calcext:value-type="string">
            <text:p>Desporto e Lazer</text:p>
          </table:table-cell>
          <table:table-cell office:value-type="float" office:value="1280.39" calcext:value-type="float">
            <text:p>1.280,39</text:p>
          </table:table-cell>
          <table:table-cell office:value-type="float" office:value="6000" calcext:value-type="float">
            <text:p>6.000,00</text:p>
          </table:table-cell>
        </table:table-row>
        <table:table-row table:style-name="ro1">
          <table:table-cell office:value-type="string" calcext:value-type="string">
            <text:p>Encargos Especiais</text:p>
          </table:table-cell>
          <table:table-cell table:formula="of:=217129.66+10263.08" office:value-type="float" office:value="227392.74" calcext:value-type="float">
            <text:p>227.392,74</text:p>
          </table:table-cell>
          <table:table-cell office:value-type="float" office:value="688586.78" calcext:value-type="float">
            <text:p>688.586,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2" office:value-type="string" calcext:value-type="string">
            <text:p>Total dos Desembolsos de Pessoal e Demais Despesas por Função</text:p>
          </table:table-cell>
          <table:table-cell table:style-name="ce25" table:formula="of:=SUM([.B8:.B35])" office:value-type="float" office:value="17069198.6" calcext:value-type="float">
            <text:p>17.069.198,60</text:p>
          </table:table-cell>
          <table:table-cell table:style-name="ce25" table:formula="of:=SUM([.C8:.C35])" office:value-type="float" office:value="14901633.27" calcext:value-type="float">
            <text:p>14.901.633,27</text:p>
          </table:table-cell>
        </table:table-row>
      </table:table>
      <table:table table:name="Juros" table:style-name="ta1">
        <table:table-column table:style-name="co37" table:default-cell-style-name="Default"/>
        <table:table-column table:style-name="co20" table:default-cell-style-name="ce9"/>
        <table:table-column table:style-name="co21" table:default-cell-style-name="ce9"/>
        <table:table-row table:style-name="ro1">
          <table:table-cell table:style-name="ce1" table:formula="of:=['Balanço Orçamentário - Receitas'.A1]" office:value-type="string" office:string-value="Estado do Rio Grande do Sul" calcext:value-type="string" table:number-columns-spanned="3" table:number-rows-spanned="1">
            <text:p>Estado do Rio Grande do Sul</text:p>
          </table:table-cell>
          <table:covered-table-cell table:number-columns-repeated="2"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3" table:number-rows-spanned="1">
            <text:p>MUNICÍPIO DE INDEPENDÊNCIA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QUADRO DE JUROS E ENCARGOS DA DÍVIDA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2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Exercício Atual</text:p>
          </table:table-cell>
          <table:table-cell table:style-name="ce4" office:value-type="string" calcext:value-type="string">
            <text:p>Exercício Anterior</text:p>
          </table:table-cell>
        </table:table-row>
        <table:table-row table:style-name="ro1">
          <table:table-cell office:value-type="string" calcext:value-type="string">
            <text:p>Juros e Correção Monetária da Dívida Intern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uros e Correção Monetária da Dívida Extern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Outros Encargos da Dívida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2" office:value-type="string" calcext:value-type="string">
            <text:p>Total dos Juros e Encargos da Dívida</text:p>
          </table:table-cell>
          <table:table-cell table:style-name="ce25" table:formula="of:=SUM([.B8:.B10])" office:value-type="float" office:value="0" calcext:value-type="float">
            <text:p>0,00</text:p>
          </table:table-cell>
          <table:table-cell table:style-name="ce25" table:formula="of:=SUM([.C8:.C10])" office:value-type="float" office:value="0" calcext:value-type="float">
            <text:p>0,00</text:p>
          </table:table-cell>
        </table:table-row>
      </table:table>
      <table:table table:name="Testes" table:style-name="ta1">
        <table:table-column table:style-name="co38" table:default-cell-style-name="Default"/>
        <table:table-column table:style-name="co39" table:default-cell-style-name="ce9"/>
        <table:table-column table:style-name="co40" table:default-cell-style-name="ce9"/>
        <table:table-column table:style-name="co25" table:number-columns-repeated="2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 table:number-columns-spanned="5" table:number-rows-spanned="1">
            <text:p>Estado do Rio Grande do Sul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1" table:formula="of:=['Balanço Orçamentário - Receitas'.A2]" office:value-type="string" office:string-value="MUNICÍPIO DE INDEPENDÊNCIA" calcext:value-type="string" table:number-columns-spanned="5" table:number-rows-spanned="1">
            <text:p>MUNICÍPIO DE INDEPENDÊNCIA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1"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TESTES DE CONSISTÊNCIA DAS DCASP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ercício:</text:p>
          </table:table-cell>
          <table:table-cell table:style-name="Default" table:formula="of:=['Balanço Orçamentário - Receitas'.E6]" office:value-type="float" office:value="2016" calcext:value-type="float">
            <text:p>2016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este</text:p>
          </table:table-cell>
          <table:table-cell table:style-name="ce7" office:value-type="string" calcext:value-type="string">
            <text:p>Valor Esquerdo</text:p>
          </table:table-cell>
          <table:table-cell table:style-name="ce7" office:value-type="string" calcext:value-type="string">
            <text:p>Valor Direito</text:p>
          </table:table-cell>
          <table:table-cell table:style-name="ce7" office:value-type="string" calcext:value-type="string">
            <text:p>Ajuste</text:p>
          </table:table-cell>
          <table:table-cell table:style-name="ce7" office:value-type="string" calcext:value-type="string">
            <text:p>Diferença</text:p>
          </table:table-cell>
          <table:table-cell table:style-name="ce7"/>
        </table:table-row>
        <table:table-row table:style-name="ro1">
          <table:table-cell office:value-type="string" calcext:value-type="string">
            <text:p>Receita Orçamentária: BO x BF</text:p>
          </table:table-cell>
          <table:table-cell table:formula="of:=['Balanço Orçamentário - Receitas'.D27]" office:value-type="float" office:value="23962635.72" calcext:value-type="float">
            <text:p>23.962.635,72</text:p>
          </table:table-cell>
          <table:table-cell table:formula="of:=['Balanço Financeiro'.C10]" office:value-type="float" office:value="23962635.72" calcext:value-type="float">
            <text:p>23.962.635,72</text:p>
          </table:table-cell>
          <table:table-cell/>
          <table:table-cell table:formula="of:=[.B8]-[.C8]+[.D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Despesa Orçamentária: BO x BF</text:p>
          </table:table-cell>
          <table:table-cell table:formula="of:=['Balanço Orçamentário - Despesas'.D22]" office:value-type="float" office:value="20143873.04" calcext:value-type="float">
            <text:p>20.143.873,04</text:p>
          </table:table-cell>
          <table:table-cell table:formula="of:=['Balanço Financeiro'.C39]" office:value-type="float" office:value="20143873.04" calcext:value-type="float">
            <text:p>20.143.873,04</text:p>
          </table:table-cell>
          <table:table-cell/>
          <table:table-cell table:formula="of:=[.B9]-[.C9]+[.D9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Caixa Inicial: BF x DFC</text:p>
          </table:table-cell>
          <table:table-cell table:formula="of:=['Balanço Financeiro'.C30]" office:value-type="float" office:value="13519156.39" calcext:value-type="float">
            <text:p>13.519.156,39</text:p>
          </table:table-cell>
          <table:table-cell table:formula="of:=[DFC.C51]" office:value-type="float" office:value="13519156.39" calcext:value-type="float">
            <text:p>13.519.156,39</text:p>
          </table:table-cell>
          <table:table-cell/>
          <table:table-cell table:formula="of:=[.B10]-[.C10]+[.D10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Caixa Final: BF x DFC</text:p>
          </table:table-cell>
          <table:table-cell table:formula="of:=['Balanço Financeiro'.C59]" office:value-type="float" office:value="17904151.31" calcext:value-type="float">
            <text:p>17.904.151,31</text:p>
          </table:table-cell>
          <table:table-cell table:formula="of:=[DFC.C52]" office:value-type="float" office:value="17904151.31" calcext:value-type="float">
            <text:p>17.904.151,31</text:p>
          </table:table-cell>
          <table:table-cell/>
          <table:table-cell table:formula="of:=[.B11]-[.C11]+[.D11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Caixa Final: BP x DFC</text:p>
          </table:table-cell>
          <table:table-cell table:formula="of:=['Balanço Patrimonial'.C9]+['Balanço Patrimonial'.C11]" office:value-type="float" office:value="17903429.04" calcext:value-type="float">
            <text:p>17.903.429,04</text:p>
          </table:table-cell>
          <table:table-cell table:formula="of:=[DFC.C52]" office:value-type="float" office:value="17904151.31" calcext:value-type="float">
            <text:p>17.904.151,31</text:p>
          </table:table-cell>
          <table:table-cell office:value-type="float" office:value="722.27" calcext:value-type="float">
            <office:annotation draw:style-name="gr1" draw:text-style-name="P2" svg:width="28.99mm" svg:height="17.81mm" svg:x="185.07mm" svg:y="34.67mm" draw:caption-point-x="-6.1mm" draw:caption-point-y="15.1mm">
              <dc:creator>ER</dc:creator>
              <dc:date>2017-01-27T00:00:00</dc:date>
              <text:p text:style-name="P1">Saldo da conta 1.1.3.5 não segregado no BP</text:p>
            </office:annotation>
            <text:p>722,27</text:p>
          </table:table-cell>
          <table:table-cell table:formula="of:=[.B12]-[.C12]+[.D12]" office:value-type="float" office:value="0.000000000447016645921394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DFC: Saldo de Caixa Final x Geração de Caixa</text:p>
          </table:table-cell>
          <table:table-cell table:formula="of:=[DFC.C52]" office:value-type="float" office:value="17904151.31" calcext:value-type="float">
            <text:p>17.904.151,31</text:p>
          </table:table-cell>
          <table:table-cell table:formula="of:=[DFC.C51]+[DFC.C49]" office:value-type="float" office:value="17904151.31" calcext:value-type="float">
            <text:p>17.904.151,31</text:p>
          </table:table-cell>
          <table:table-cell/>
          <table:table-cell table:formula="of:=[.B13]-[.C13]+[.D13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Pagamento de Restos a Pagar Não Processados: BO x BF</text:p>
          </table:table-cell>
          <table:table-cell table:formula="of:=['Quadro RPNP'.E20]" office:value-type="float" office:value="155985.16" calcext:value-type="float">
            <text:p>155.985,16</text:p>
          </table:table-cell>
          <table:table-cell table:formula="of:=['Balanço Financeiro'.C54]" office:value-type="float" office:value="155985.16" calcext:value-type="float">
            <text:p>155.985,16</text:p>
          </table:table-cell>
          <table:table-cell/>
          <table:table-cell table:formula="of:=[.B14]-[.C14]+[.D14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Pagamento de Restos a Pagar Processados: BO x BF</text:p>
          </table:table-cell>
          <table:table-cell table:formula="of:=['Quadro RPP'.D20]" office:value-type="float" office:value="0" calcext:value-type="float">
            <text:p>0,00</text:p>
          </table:table-cell>
          <table:table-cell table:formula="of:=['Balanço Financeiro'.C55]" office:value-type="float" office:value="0" calcext:value-type="float">
            <text:p>0,00</text:p>
          </table:table-cell>
          <table:table-cell/>
          <table:table-cell table:formula="of:=[.B15]-[.C15]+[.D15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Inscrição de Restos a Pagar Não Processados: BO x BF</text:p>
          </table:table-cell>
          <table:table-cell table:formula="of:=['Balanço Orçamentário - Despesas'.D22]-['Balanço Orçamentário - Despesas'.E22]" office:value-type="float" office:value="708490.710000001" calcext:value-type="float">
            <text:p>708.490,71</text:p>
          </table:table-cell>
          <table:table-cell table:formula="of:=['Balanço Financeiro'.C25]" office:value-type="float" office:value="708490.71" calcext:value-type="float">
            <text:p>708.490,71</text:p>
          </table:table-cell>
          <table:table-cell/>
          <table:table-cell table:formula="of:=[.B16]-[.C16]+[.D16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Inscrição de Restos a Pagar Processados: BO x BF</text:p>
          </table:table-cell>
          <table:table-cell table:formula="of:=['Balanço Orçamentário - Despesas'.E22]-['Balanço Orçamentário - Despesas'.F22]" office:value-type="float" office:value="13726.6899999976" calcext:value-type="float">
            <text:p>13.726,69</text:p>
          </table:table-cell>
          <table:table-cell table:formula="of:=['Balanço Financeiro'.C26]" office:value-type="float" office:value="13726.69" calcext:value-type="float">
            <text:p>13.726,69</text:p>
          </table:table-cell>
          <table:table-cell/>
          <table:table-cell table:formula="of:=[.B17]-[.C17]+[.D17]" office:value-type="float" office:value="-0.00000000240106601268053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estos a Pagar Processados: BO x BP</text:p>
          </table:table-cell>
          <table:table-cell table:formula="of:=['Balanço Orçamentário - Despesas'.E22]-['Balanço Orçamentário - Despesas'.F22]+['Quadro RPP'.F20]" office:value-type="float" office:value="27060.0899999976" calcext:value-type="float">
            <text:p>27.060,09</text:p>
          </table:table-cell>
          <table:table-cell table:formula="of:=['Balanço Patrimonial'.C34]" office:value-type="float" office:value="27060.09" calcext:value-type="float">
            <text:p>27.060,09</text:p>
          </table:table-cell>
          <table:table-cell/>
          <table:table-cell table:formula="of:=[.B18]-[.C18]+[.D18]" office:value-type="float" office:value="-0.00000000240106601268053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esultado Acumulado: BP x DVP</text:p>
          </table:table-cell>
          <table:table-cell table:formula="of:=['Balanço Patrimonial'.C58]+['Balanço Patrimonial'.C52]-['Balanço Patrimonial'.D52]-['Balanço Patrimonial'.D58]" office:value-type="float" office:value="16956318.62" calcext:value-type="float">
            <text:p>16.956.318,62</text:p>
          </table:table-cell>
          <table:table-cell table:formula="of:=[DVP.C125]" office:value-type="float" office:value="5560443.77000001" calcext:value-type="float">
            <text:p>5.560.443,77</text:p>
          </table:table-cell>
          <table:table-cell office:value-type="float" office:value="-11395874.85" calcext:value-type="float">
            <office:annotation draw:style-name="gr2" draw:text-style-name="P2" svg:width="28.99mm" svg:height="49.41mm" svg:x="185.07mm" svg:y="66.28mm" draw:caption-point-x="-6.1mm" draw:caption-point-y="15.1mm">
              <dc:creator>ER</dc:creator>
              <dc:date>2017-01-27T00:00:00</dc:date>
              <text:p text:style-name="P1">Movimentação de débito/crédito de ajustes de exercícios anteriores e diferença entre VPA e VPD intra que foi registrada na conta de resultado de consolidação.</text:p>
            </office:annotation>
            <text:p>-11.395.874,85</text:p>
          </table:table-cell>
          <table:table-cell table:formula="of:=[.B19]-[.C19]+[.D19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BF: Ingressos x Dispêndios</text:p>
          </table:table-cell>
          <table:table-cell table:formula="of:=['Balanço Financeiro'.C35]" office:value-type="float" office:value="40194391.58" calcext:value-type="float">
            <text:p>40.194.391,58</text:p>
          </table:table-cell>
          <table:table-cell table:formula="of:=['Balanço Financeiro'.C64]" office:value-type="float" office:value="40194391.58" calcext:value-type="float">
            <text:p>40.194.391,58</text:p>
          </table:table-cell>
          <table:table-cell/>
          <table:table-cell table:formula="of:=[.B20]-[.C20]+[.D20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BP: Ativo x Passivo e PL</text:p>
          </table:table-cell>
          <table:table-cell table:formula="of:=['Balanço Patrimonial'.C27]" office:value-type="float" office:value="37701045.02" calcext:value-type="float">
            <text:p>37.701.045,02</text:p>
          </table:table-cell>
          <table:table-cell table:formula="of:=['Balanço Patrimonial'.C62]" office:value-type="float" office:value="37701045.02" calcext:value-type="float">
            <text:p>37.701.045,02</text:p>
          </table:table-cell>
          <table:table-cell/>
          <table:table-cell table:formula="of:=[.B21]-[.C21]+[.D21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Superavit Financeiro: BP x BP</text:p>
          </table:table-cell>
          <table:table-cell table:formula="of:=['Ativos e Passivos Financeiros'.B10]-['Ativos e Passivos Financeiros'.B15]" office:value-type="float" office:value="17168600.51" calcext:value-type="float">
            <text:p>17.168.600,51</text:p>
          </table:table-cell>
          <table:table-cell table:formula="of:=[Superavit.C59]" office:value-type="float" office:value="17168600.51" calcext:value-type="float">
            <text:p>17.168.600,51</text:p>
          </table:table-cell>
          <table:table-cell/>
          <table:table-cell table:formula="of:=[.B22]-[.C22]+[.D22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Ativo: BP x BP</text:p>
          </table:table-cell>
          <table:table-cell table:formula="of:=['Balanço Patrimonial'.C27]" office:value-type="float" office:value="37701045.02" calcext:value-type="float">
            <text:p>37.701.045,02</text:p>
          </table:table-cell>
          <table:table-cell table:formula="of:=['Ativos e Passivos Financeiros'.B12]" office:value-type="float" office:value="37701045.02" calcext:value-type="float">
            <text:p>37.701.045,02</text:p>
          </table:table-cell>
          <table:table-cell/>
          <table:table-cell table:formula="of:=[.B23]-[.C23]+[.D23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Passivo: BP x BP</text:p>
          </table:table-cell>
          <table:table-cell table:formula="of:=['Balanço Patrimonial'.C39]+['Balanço Patrimonial'.C49]" office:value-type="float" office:value="15161109.51" calcext:value-type="float">
            <text:p>15.161.109,51</text:p>
          </table:table-cell>
          <table:table-cell table:formula="of:=['Ativos e Passivos Financeiros'.B17]-(['Balanço Orçamentário - Despesas'.D22]-['Balanço Orçamentário - Despesas'.E22])" office:value-type="float" office:value="15161109.51" calcext:value-type="float">
            <text:p>15.161.109,51</text:p>
          </table:table-cell>
          <table:table-cell/>
          <table:table-cell table:formula="of:=[.B24]-[.C24]+[.D24]" office:value-type="float" office:value="0" calcext:value-type="float">
            <text:p>0,00</text:p>
          </table:table-cell>
          <table:table-cell/>
        </table:table-row>
        <table:table-row table:style-name="ro1" table:number-rows-repeated="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0" number:grouping="true"/>
      <number:text>-</number:text>
    </number:number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border="0.06pt solid #000000" fo:padding="4.99mm" style:shadow="none" loext:scale-to-X="1" loext:scale-to-Y="1000" style:table-centering="horizontal" style:writing-mode="lr-tb" style:print="annotations 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3:16:08.3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08:55:07.271000000</meta:creation-date>
    <meta:editing-duration>PT2H23S</meta:editing-duration>
    <meta:editing-cycles>22</meta:editing-cycles>
    <meta:generator>LibreOffice/5.2.4.2$Windows_X86_64 LibreOffice_project/3d5603e1122f0f102b62521720ab13a38a4e0eb0</meta:generator>
    <meta:initial-creator>Everton da Rosa</meta:initial-creator>
    <dc:date>2017-01-27T15:23:14.814000000</dc:date>
    <dc:creator>Everton da Rosa</dc:creator>
    <meta:document-statistic meta:table-count="17" meta:cell-count="1750" meta:object-count="0"/>
  </office:meta>
</office:document-meta>
</file>